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01mm"/>
    </style:style>
    <style:style style:name="co2" style:family="table-column">
      <style:table-column-properties fo:break-before="auto" style:column-width="17.73mm"/>
    </style:style>
    <style:style style:name="co3" style:family="table-column">
      <style:table-column-properties fo:break-before="auto" style:column-width="12.01mm"/>
    </style:style>
    <style:style style:name="co4" style:family="table-column">
      <style:table-column-properties fo:break-before="auto" style:column-width="34.66mm"/>
    </style:style>
    <style:style style:name="co5" style:family="table-column">
      <style:table-column-properties fo:break-before="auto" style:column-width="21.52mm"/>
    </style:style>
    <style:style style:name="co6" style:family="table-column">
      <style:table-column-properties fo:break-before="auto" style:column-width="8.38mm"/>
    </style:style>
    <style:style style:name="co7" style:family="table-column">
      <style:table-column-properties fo:break-before="auto" style:column-width="12.56mm"/>
    </style:style>
    <style:style style:name="co8" style:family="table-column">
      <style:table-column-properties fo:break-before="auto" style:column-width="30.74mm"/>
    </style:style>
    <style:style style:name="co9" style:family="table-column">
      <style:table-column-properties fo:break-before="auto" style:column-width="23.48mm"/>
    </style:style>
    <style:style style:name="co10" style:family="table-column">
      <style:table-column-properties fo:break-before="auto" style:column-width="21.24mm"/>
    </style:style>
    <style:style style:name="co11" style:family="table-column">
      <style:table-column-properties fo:break-before="auto" style:column-width="27.96mm"/>
    </style:style>
    <style:style style:name="co12" style:family="table-column">
      <style:table-column-properties fo:break-before="auto" style:column-width="15.65mm"/>
    </style:style>
    <style:style style:name="co13" style:family="table-column">
      <style:table-column-properties fo:break-before="auto" style:column-width="19mm"/>
    </style:style>
    <style:style style:name="co14" style:family="table-column">
      <style:table-column-properties fo:break-before="auto" style:column-width="4.46mm"/>
    </style:style>
    <style:style style:name="co15" style:family="table-column">
      <style:table-column-properties fo:break-before="auto" style:column-width="5.29mm"/>
    </style:style>
    <style:style style:name="co16" style:family="table-column">
      <style:table-column-properties fo:break-before="auto" style:column-width="24.87mm"/>
    </style:style>
    <style:style style:name="co17" style:family="table-column">
      <style:table-column-properties fo:break-before="auto" style:column-width="17.32mm"/>
    </style:style>
    <style:style style:name="co18" style:family="table-column">
      <style:table-column-properties fo:break-before="auto" style:column-width="9.77mm"/>
    </style:style>
    <style:style style:name="co19" style:family="table-column">
      <style:table-column-properties fo:break-before="auto" style:column-width="50.61mm"/>
    </style:style>
    <style:style style:name="co20" style:family="table-column">
      <style:table-column-properties fo:break-before="auto" style:column-width="55.37mm"/>
    </style:style>
    <style:style style:name="co21" style:family="table-column">
      <style:table-column-properties fo:break-before="auto" style:column-width="28.5mm"/>
    </style:style>
    <style:style style:name="co22" style:family="table-column">
      <style:table-column-properties fo:break-before="auto" style:column-width="22.63mm"/>
    </style:style>
    <style:style style:name="co23" style:family="table-column">
      <style:table-column-properties fo:break-before="auto" style:column-width="23.2mm"/>
    </style:style>
    <style:style style:name="ro1" style:family="table-row">
      <style:table-row-properties style:row-height="6.83mm" fo:break-before="auto" style:use-optimal-row-height="false"/>
    </style:style>
    <style:style style:name="ro2" style:family="table-row">
      <style:table-row-properties style:row-height="5.17mm" fo:break-before="auto" style:use-optimal-row-height="false"/>
    </style:style>
    <style:style style:name="ta1" style:family="table" style:master-page-name="PageStyle_5f_input">
      <style:table-properties table:display="true" style:writing-mode="lr-tb"/>
    </style:style>
    <style:style style:name="ta2" style:family="table" style:master-page-name="PageStyle_5f_series">
      <style:table-properties table:display="true" style:writing-mode="lr-tb"/>
    </style:style>
    <style:style style:name="ta3" style:family="table" style:master-page-name="PageStyle_5f_nutation">
      <style:table-properties table:display="true" style:writing-mode="lr-tb"/>
    </style:style>
    <style:style style:name="ta4" style:family="table" style:master-page-name="PageStyle_5f_equatorial">
      <style:table-properties table:display="true" style:writing-mode="lr-tb"/>
    </style:style>
    <style:style style:name="ta5" style:family="table" style:master-page-name="PageStyle_5f_note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padding="0.71mm"/>
    </style:style>
    <style:style style:name="ce4"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ffff00"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ackground-color="#ffff0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9" style:family="table-cell" style:parent-style-name="Default" style:data-style-name="N0">
      <style:table-cell-properties fo:background-color="#ffff00" fo:padding="0.71mm"/>
    </style:style>
    <style:style style:name="ce10" style:family="table-cell" style:parent-style-name="Default">
      <style:table-cell-properties fo:background-color="#ffff00" fo:padding="0.71mm"/>
    </style:style>
    <style:style style:name="ce11" style:family="table-cell" style:parent-style-name="Default">
      <style:table-cell-properties fo:background-color="transparent" fo:border="none" fo:padding="0.71mm" style:rotation-align="none"/>
    </style:style>
    <style:style style:name="ce12"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 style:family="table-cell" style:parent-style-name="Default" style:data-style-name="N139">
      <style:table-cell-properties fo:padding="0.71mm"/>
    </style:style>
    <style:style style:name="ce14" style:family="table-cell" style:parent-style-name="Default" style:data-style-name="N142">
      <style:table-cell-properties fo:padding="0.71mm"/>
    </style:style>
    <style:style style:name="ce15" style:family="table-cell" style:parent-style-name="Default" style:data-style-name="N140">
      <style:table-cell-properties fo:padding="0.71mm"/>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data-style-name="N1">
      <style:table-cell-properties fo:padding="0.71mm"/>
    </style:style>
    <style:style style:name="ce19" style:family="table-cell" style:parent-style-name="Default" style:data-style-name="N137">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data-style-name="N137">
      <style:table-cell-properties fo:padding="0.71mm"/>
    </style:style>
    <style:style style:name="ce21"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2" style:family="table-cell" style:parent-style-name="Default" style:data-style-name="N0">
      <style:table-cell-properties fo:padding="0.71mm"/>
    </style:style>
    <style:style style:name="ce23" style:family="table-cell" style:parent-style-name="Default" style:data-style-name="N136">
      <style:table-cell-properties fo:padding="0.71mm"/>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0.74pt dotted #4c4c4c" fo:padding="0.71mm" style:rotation-align="none"/>
    </style:style>
    <style:style style:name="ce26" style:family="table-cell" style:parent-style-name="Default">
      <style:table-cell-properties style:glyph-orientation-vertical="0" style:text-align-source="fix" style:repeat-content="false" fo:wrap-option="no-wrap" fo:border="0.74pt dotted #4c4c4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fo:border="0.74pt dotted #4c4c4c"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4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9" style:family="table-cell" style:parent-style-name="Default" style:data-style-name="N2">
      <style:table-cell-properties fo:padding="0.71mm"/>
    </style:style>
    <style:style style:name="ce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marker-start="Arrowheads_20_1" draw:marker-start-width="2mm" draw:marker-start-center="false" draw:fill="solid" draw:fill-color="#ffffc0" draw:auto-grow-height="true" draw:auto-grow-width="false" fo:max-width="120mm" fo:min-height="46.35mm" fo:min-width="29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ax-width="120mm" fo:min-height="29.8mm" fo:min-width="29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ax-width="120mm" fo:min-height="26.49mm" fo:min-width="29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ax-width="120mm" fo:min-height="13.25mm" fo:min-width="29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ax-width="120mm" fo:min-height="19.87mm" fo:min-width="29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ax-width="120mm" fo:min-height="16.56mm" fo:min-width="29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ax-width="120mm" fo:min-height="39.73mm" fo:min-width="29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ax-width="120mm" fo:min-height="9.94mm" fo:min-width="29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ax-width="120mm" fo:min-height="36.42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4c4c4c" draw:stroke-linejoin="miter" draw:fill="solid" draw:fill-color="#ffffff" draw:textarea-horizontal-align="justify" draw:textarea-vertical-align="top" draw:auto-grow-height="false" draw:auto-grow-width="false" fo:min-height="221.74mm" fo:min-width="153.18mm" fo:padding-top="0.56mm" fo:padding-bottom="0.56mm" fo:padding-left="0.56mm" fo:padding-right="0.56mm" fo:wrap-option="wrap"/>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NZ"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NZ"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style>
    <style:style style:name="P4" style:family="paragraph">
      <loext:graphic-properties draw:fill="solid" draw:fill-color="#ffffff"/>
      <style:paragraph-properties fo:text-align="start"/>
    </style:style>
    <style:style style:name="T1" style:family="text">
      <style:text-properties style:font-style-complex="italic" style:font-name="Arial" style:font-style-asian="italic" style:font-weight-complex="normal" style:font-weight-asian="normal" style:font-size-complex="10pt" style:font-size-asian="10pt" style:font-name-complex="Arial" style:text-position="0% 100%" style:use-window-font-color="true" style:text-outline="false" fo:font-style="italic" style:text-line-through-type="none" style:text-underline-style="none" style:text-underline-color="font-color" fo:font-weight="normal" fo:font-size="10pt" fo:text-shadow="none"/>
    </style:style>
    <style:style style:name="T2" style:family="text">
      <style:text-properties style:font-name="Arial" style:font-weight-complex="normal" style:font-weight-asian="normal" style:font-size-complex="10pt" style:font-size-asian="10pt" style:font-name-complex="Arial" style:text-position="0% 100%" style:use-window-font-color="true" style:text-outline="false" style:text-line-through-type="none" style:text-underline-style="none" style:text-underline-color="font-color" fo:font-weight="normal" fo:font-size="10pt" fo:text-shadow="none" fo:font-style="normal" style:font-style-asian="normal" style:font-style-complex="norm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input" table:style-name="ta1">
        <office:forms form:automatic-focus="false" form:apply-design-mode="false"/>
        <table:table-column table:style-name="co1" table:default-cell-style-name="ce3"/>
        <table:table-column table:style-name="co2" table:default-cell-style-name="Default"/>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2" table:number-columns-repeated="1016" table:default-cell-style-name="Default"/>
        <table:table-row table:style-name="ro1">
          <table:table-cell table:style-name="ce1" office:value-type="string" calcext:value-type="string">
            <text:p>Apparent geocentric position of the Moon</text:p>
          </table:table-cell>
          <table:table-cell table:number-columns-repeated="1023"/>
        </table:table-row>
        <table:table-row table:style-name="ro2">
          <table:table-cell table:style-name="ce2" office:value-type="string" calcext:value-type="string">
            <text:p>formulae from <text:span text:style-name="T1">Astronomical Algorithms</text:span><text:span text:style-name="T2"> by Jean Meeus</text:span></text:p>
          </table:table-cell>
          <table:table-cell table:number-columns-repeated="1023"/>
        </table:table-row>
        <table:table-row table:style-name="ro2">
          <table:table-cell table:style-name="ce2"/>
          <table:table-cell table:number-columns-repeated="1023"/>
        </table:table-row>
        <table:table-row table:style-name="ro2">
          <table:table-cell table:number-columns-repeated="1024"/>
        </table:table-row>
        <table:table-row table:style-name="ro2">
          <table:table-cell table:style-name="ce4" office:value-type="string" calcext:value-type="string">
            <text:p>Input</text:p>
          </table:table-cell>
          <table:table-cell table:number-columns-repeated="2"/>
          <table:table-cell table:style-name="ce4" office:value-type="string" calcext:value-type="string">
            <text:p>Output</text:p>
          </table:table-cell>
          <table:table-cell table:number-columns-repeated="1020"/>
        </table:table-row>
        <table:table-row table:style-name="ro2">
          <table:table-cell table:style-name="ce5" office:value-type="string" calcext:value-type="string">
            <text:p>Date and time</text:p>
          </table:table-cell>
          <table:table-cell table:style-name="ce9"/>
          <table:table-cell/>
          <table:table-cell table:style-name="ce12" office:value-type="string" calcext:value-type="string">
            <office:annotation draw:style-name="gr1" draw:text-style-name="P2" svg:width="28.99mm" svg:height="48.35mm" svg:x="115.41mm" svg:y="12.49mm" draw:caption-point-x="-6.1mm" draw:caption-point-y="15.1mm">
              <dc:date>2018-08-21T00:00:00</dc:date>
              <text:p text:style-name="P1">Apparent coordinates are corrected for</text:p>
              <text:p text:style-name="P1">nutation in longitude and obliquity and for</text:p>
              <text:p text:style-name="P1">the effects of light travel time. </text:p>
              <text:p text:style-name="P1"/>
              <text:p text:style-name="P1">They are</text:p>
              <text:p text:style-name="P1">referred to the true equinox and ecliptic</text:p>
              <text:p text:style-name="P1">of date.</text:p>
            </office:annotation>
            <text:p>Geocentric apparent coordinates</text:p>
          </table:table-cell>
          <table:table-cell/>
          <table:table-cell table:style-name="ce16" office:value-type="string" calcext:value-type="string">
            <text:p>d</text:p>
          </table:table-cell>
          <table:table-cell table:style-name="ce16" office:value-type="string" calcext:value-type="string">
            <text:p>m</text:p>
          </table:table-cell>
          <table:table-cell table:style-name="ce16" office:value-type="string" calcext:value-type="string">
            <text:p>s</text:p>
          </table:table-cell>
          <table:table-cell table:number-columns-repeated="1016"/>
        </table:table-row>
        <table:table-row table:style-name="ro2">
          <table:table-cell table:style-name="ce6" office:value-type="string" calcext:value-type="string">
            <text:p>Year</text:p>
          </table:table-cell>
          <table:table-cell table:style-name="ce10" office:value-type="float" office:value="2018" calcext:value-type="float">
            <text:p>2018</text:p>
          </table:table-cell>
          <table:table-cell/>
          <table:table-cell table:style-name="ce8" office:value-type="string" calcext:value-type="string">
            <office:annotation draw:style-name="gr2" draw:text-style-name="P2" svg:width="28.99mm" svg:height="31.8mm" svg:x="115.41mm" svg:y="17.66mm" draw:caption-point-x="-6.1mm" draw:caption-point-y="15.1mm">
              <dc:date>2018-08-21T00:00:00</dc:date>
              <text:p text:style-name="P1">error is estimated at 10 arcseconds, which corresponds to an uncertainty of three in the third decimal place.</text:p>
              <text:p text:style-name="P1"><text:s/></text:p>
            </office:annotation>
            <text:p>Longitude</text:p>
          </table:table-cell>
          <table:table-cell table:style-name="ce13" table:formula="of:=[$nutation.B21]" office:value-type="float" office:value="272.911045072013" calcext:value-type="float">
            <text:p>272.911</text:p>
          </table:table-cell>
          <table:table-cell table:style-name="ce17" table:formula="of:=TRUNC([.E7])" office:value-type="float" office:value="272" calcext:value-type="float">
            <text:p>272</text:p>
          </table:table-cell>
          <table:table-cell table:style-name="ce17" table:formula="of:=TRUNC(([.E7]-[.F7])*60)" office:value-type="float" office:value="54" calcext:value-type="float">
            <text:p>54</text:p>
          </table:table-cell>
          <table:table-cell table:style-name="ce19" table:formula="of:=([.E7]-([.F7]+[.G7]/60))*3600" office:value-type="float" office:value="39.7622592454354" calcext:value-type="float">
            <text:p>39.8</text:p>
          </table:table-cell>
          <table:table-cell table:style-name="ce3" office:value-type="string" calcext:value-type="string">
            <text:p>degrees</text:p>
          </table:table-cell>
          <table:table-cell table:number-columns-repeated="1015"/>
        </table:table-row>
        <table:table-row table:style-name="ro2">
          <table:table-cell table:style-name="ce6" office:value-type="string" calcext:value-type="string">
            <text:p>Month</text:p>
          </table:table-cell>
          <table:table-cell table:style-name="ce10" office:value-type="float" office:value="8" calcext:value-type="float">
            <text:p>8</text:p>
          </table:table-cell>
          <table:table-cell/>
          <table:table-cell table:style-name="ce8" office:value-type="string" calcext:value-type="string">
            <office:annotation draw:style-name="gr3" draw:text-style-name="P2" svg:width="28.99mm" svg:height="28.49mm" svg:x="115.41mm" svg:y="22.83mm" draw:caption-point-x="-6.1mm" draw:caption-point-y="15.1mm">
              <dc:date>2018-08-21T00:00:00</dc:date>
              <text:p text:style-name="P1">error is estimated at 4 arcseconds, corresponding to an uncertainty of 1 digit in the thrid decimal place of degrees.</text:p>
            </office:annotation>
            <text:p>Latitude</text:p>
          </table:table-cell>
          <table:table-cell table:style-name="ce13" table:formula="of:=[$nutation.B22]" office:value-type="float" office:value="2.86421782066913" calcext:value-type="float">
            <text:p>2.864</text:p>
          </table:table-cell>
          <table:table-cell table:style-name="ce17" table:formula="of:=TRUNC([.E8])" office:value-type="float" office:value="2" calcext:value-type="float">
            <text:p>2</text:p>
          </table:table-cell>
          <table:table-cell table:style-name="ce17" table:formula="of:=TRUNC(([.E8]-[.F8])*60)" office:value-type="float" office:value="51" calcext:value-type="float">
            <text:p>51</text:p>
          </table:table-cell>
          <table:table-cell table:style-name="ce19" table:formula="of:=([.E8]-([.F8]+[.G8]/60))*3600" office:value-type="float" office:value="51.1841544088725" calcext:value-type="float">
            <text:p>51.2</text:p>
          </table:table-cell>
          <table:table-cell table:style-name="ce3" office:value-type="string" calcext:value-type="string">
            <text:p>degrees</text:p>
          </table:table-cell>
          <table:table-cell table:number-columns-repeated="1015"/>
        </table:table-row>
        <table:table-row table:style-name="ro2">
          <table:table-cell table:style-name="ce6" office:value-type="string" calcext:value-type="string">
            <text:p>Day</text:p>
          </table:table-cell>
          <table:table-cell table:style-name="ce10" office:value-type="float" office:value="21" calcext:value-type="float">
            <text:p>21</text:p>
          </table:table-cell>
          <table:table-cell/>
          <table:table-cell table:style-name="ce8" office:value-type="string" calcext:value-type="string">
            <text:p>Right ascension</text:p>
          </table:table-cell>
          <table:table-cell table:style-name="ce13" table:formula="of:=[$equatorial.C18]" office:value-type="float" office:value="18.2069979619392" calcext:value-type="float">
            <text:p>18.207</text:p>
          </table:table-cell>
          <table:table-cell table:style-name="ce17" table:formula="of:=TRUNC([.E9])" office:value-type="float" office:value="18" calcext:value-type="float">
            <text:p>18</text:p>
          </table:table-cell>
          <table:table-cell table:style-name="ce17" table:formula="of:=TRUNC(([.E9]-[.F9])*60)" office:value-type="float" office:value="12" calcext:value-type="float">
            <text:p>12</text:p>
          </table:table-cell>
          <table:table-cell table:style-name="ce19" table:formula="of:=([.E9]-([.F9]+[.G9]/60))*3600" office:value-type="float" office:value="25.1926629809745" calcext:value-type="float">
            <text:p>25.2</text:p>
          </table:table-cell>
          <table:table-cell table:style-name="ce3" office:value-type="string" calcext:value-type="string">
            <text:p>hours</text:p>
          </table:table-cell>
          <table:table-cell table:number-columns-repeated="1015"/>
        </table:table-row>
        <table:table-row table:style-name="ro2">
          <table:table-cell table:style-name="ce6" office:value-type="string" calcext:value-type="string">
            <text:p>Hour (TDT)</text:p>
          </table:table-cell>
          <table:table-cell table:style-name="ce10" office:value-type="float" office:value="9" calcext:value-type="float">
            <text:p>9</text:p>
          </table:table-cell>
          <table:table-cell/>
          <table:table-cell table:style-name="ce8" office:value-type="string" calcext:value-type="string">
            <text:p>Declination</text:p>
          </table:table-cell>
          <table:table-cell table:style-name="ce13" table:formula="of:=[$equatorial.B19]" office:value-type="float" office:value="-20.5398921655099" calcext:value-type="float">
            <text:p>-20.540</text:p>
          </table:table-cell>
          <table:table-cell table:style-name="ce17" table:formula="of:=TRUNC([.E10])" office:value-type="float" office:value="-20" calcext:value-type="float">
            <text:p>-20</text:p>
          </table:table-cell>
          <table:table-cell table:style-name="ce17" table:formula="of:=TRUNC(([.E10]-[.F10])*60)" office:value-type="float" office:value="-32" calcext:value-type="float">
            <text:p>-32</text:p>
          </table:table-cell>
          <table:table-cell table:style-name="ce19" table:formula="of:=([.E10]-([.F10]+[.G10]/60))*3600" office:value-type="float" office:value="-23.611795835599" calcext:value-type="float">
            <text:p>-23.6</text:p>
          </table:table-cell>
          <table:table-cell table:style-name="ce3" office:value-type="string" calcext:value-type="string">
            <text:p>degrees</text:p>
          </table:table-cell>
          <table:table-cell table:number-columns-repeated="1015"/>
        </table:table-row>
        <table:table-row table:style-name="ro2">
          <table:table-cell table:style-name="ce6" office:value-type="string" calcext:value-type="string">
            <text:p>Minute</text:p>
          </table:table-cell>
          <table:table-cell table:style-name="ce10" office:value-type="float" office:value="54" calcext:value-type="float">
            <text:p>54</text:p>
          </table:table-cell>
          <table:table-cell/>
          <table:table-cell table:style-name="ce8" office:value-type="string" calcext:value-type="string">
            <text:p>Distance</text:p>
          </table:table-cell>
          <table:table-cell table:style-name="ce14" table:formula="of:=[$series.E8]/149597870.66" office:value-type="float" office:value="0.00269897430360891" calcext:value-type="float">
            <office:annotation draw:style-name="gr4" draw:text-style-name="P2" svg:width="28.99mm" svg:height="15.25mm" svg:x="136.93mm" svg:y="38.34mm" draw:caption-point-x="-6.1mm" draw:caption-point-y="15.1mm">
              <dc:date>2018-08-21T00:00:00</dc:date>
              <text:p text:style-name="P1">delete divisor in this formula for the distance in Km</text:p>
            </office:annotation>
            <text:p>0.0026990</text:p>
          </table:table-cell>
          <table:table-cell table:style-name="ce17" table:number-columns-repeated="2"/>
          <table:table-cell table:style-name="ce19"/>
          <table:table-cell table:style-name="ce3" office:value-type="string" calcext:value-type="string">
            <text:p>au</text:p>
          </table:table-cell>
          <table:table-cell table:number-columns-repeated="1015"/>
        </table:table-row>
        <table:table-row table:style-name="ro2">
          <table:table-cell table:style-name="ce5"/>
          <table:table-cell table:style-name="ce10"/>
          <table:table-cell/>
          <table:table-cell table:style-name="ce8" office:value-type="string" calcext:value-type="string">
            <text:p>Parallax</text:p>
          </table:table-cell>
          <table:table-cell table:style-name="ce15" table:formula="of:=[$series.E9]" office:value-type="float" office:value="0.905129214016525" calcext:value-type="float">
            <text:p>0.9051</text:p>
          </table:table-cell>
          <table:table-cell table:style-name="ce17" table:formula="of:=TRUNC([.E12])" office:value-type="float" office:value="0" calcext:value-type="float">
            <text:p>0</text:p>
          </table:table-cell>
          <table:table-cell table:style-name="ce17" table:formula="of:=TRUNC(([.E12]-[.F12])*60)" office:value-type="float" office:value="54" calcext:value-type="float">
            <text:p>54</text:p>
          </table:table-cell>
          <table:table-cell table:style-name="ce19" table:formula="of:=([.E12]-([.F12]+[.G12]/60))*3600" office:value-type="float" office:value="18.4651704594888" calcext:value-type="float">
            <text:p>18.5</text:p>
          </table:table-cell>
          <table:table-cell table:style-name="ce3" office:value-type="string" calcext:value-type="string">
            <text:p>degrees</text:p>
          </table:table-cell>
          <table:table-cell table:number-columns-repeated="1015"/>
        </table:table-row>
        <table:table-row table:style-name="ro2">
          <table:table-cell table:style-name="ce7"/>
          <table:table-cell table:style-name="ce11"/>
          <table:table-cell/>
          <table:table-cell table:style-name="ce8" office:value-type="string" calcext:value-type="string">
            <office:annotation draw:style-name="gr5" draw:text-style-name="P2" svg:width="28.99mm" svg:height="21.87mm" svg:x="115.41mm" svg:y="48.67mm" draw:caption-point-x="-6.1mm" draw:caption-point-y="15.1mm">
              <dc:date>2018-08-21T00:00:00</dc:date>
              <text:p text:style-name="P1">uses an approximate formula from Astronomical Almanac page D76</text:p>
            </office:annotation>
            <text:p>Semi-diameter</text:p>
          </table:table-cell>
          <table:table-cell table:style-name="ce15" table:formula="of:=0.2725*[.E12]" office:value-type="float" office:value="0.246647710819503" calcext:value-type="float">
            <text:p>0.2466</text:p>
          </table:table-cell>
          <table:table-cell table:style-name="ce17" table:formula="of:=INT([.E13])" office:value-type="float" office:value="0" calcext:value-type="float">
            <text:p>0</text:p>
          </table:table-cell>
          <table:table-cell table:style-name="ce17" table:formula="of:=INT(([.E13]-[.F13])*60)" office:value-type="float" office:value="14" calcext:value-type="float">
            <text:p>14</text:p>
          </table:table-cell>
          <table:table-cell table:style-name="ce19" table:formula="of:=([.E13]-([.F13]+[.G13]/60))*3600" office:value-type="float" office:value="47.9317589502107" calcext:value-type="float">
            <text:p>47.9</text:p>
          </table:table-cell>
          <table:table-cell table:style-name="ce3" office:value-type="string" calcext:value-type="string">
            <text:p>degrees</text:p>
          </table:table-cell>
          <table:table-cell table:number-columns-repeated="1015"/>
        </table:table-row>
        <table:table-row table:style-name="ro2">
          <table:table-cell table:number-columns-repeated="3"/>
          <table:table-cell table:style-name="ce8"/>
          <table:table-cell table:style-name="ce13"/>
          <table:table-cell table:style-name="ce18" table:number-columns-repeated="2"/>
          <table:table-cell table:style-name="ce20"/>
          <table:table-cell table:number-columns-repeated="1016"/>
        </table:table-row>
        <table:table-row table:style-name="ro2">
          <table:table-cell table:style-name="ce4" office:value-type="string" calcext:value-type="string">
            <text:p>Time</text:p>
          </table:table-cell>
          <table:table-cell table:number-columns-repeated="2"/>
          <table:table-cell table:style-name="ce8"/>
          <table:table-cell table:style-name="ce13"/>
          <table:table-cell table:style-name="ce18" table:number-columns-repeated="2"/>
          <table:table-cell table:style-name="ce20"/>
          <table:table-cell table:number-columns-repeated="1016"/>
        </table:table-row>
        <table:table-row table:style-name="ro2">
          <table:table-cell table:style-name="ce8" office:value-type="string" calcext:value-type="string">
            <text:p>JD</text:p>
          </table:table-cell>
          <table:table-cell table:style-name="ce3" table:formula="of:=[$series.E11]" office:value-type="float" office:value="2458351.9125" calcext:value-type="float">
            <text:p>2458351.9125</text:p>
          </table:table-cell>
          <table:table-cell/>
          <table:table-cell table:style-name="ce8"/>
          <table:table-cell/>
          <table:table-cell table:style-name="ce18" table:number-columns-repeated="2"/>
          <table:table-cell table:style-name="ce20"/>
          <table:table-cell table:number-columns-repeated="1016"/>
        </table:table-row>
        <table:table-row table:style-name="ro2">
          <table:table-cell table:style-name="ce8" office:value-type="string" calcext:value-type="string">
            <text:p>Days to J2000</text:p>
          </table:table-cell>
          <table:table-cell table:style-name="ce3" table:formula="of:=[$series.E12]" office:value-type="float" office:value="6806.9125" calcext:value-type="float">
            <text:p>6806.9125</text:p>
          </table:table-cell>
          <table:table-cell/>
          <table:table-cell table:style-name="ce8"/>
          <table:table-cell table:style-name="ce13"/>
          <table:table-cell table:style-name="ce18" table:number-columns-repeated="2"/>
          <table:table-cell table:style-name="ce20"/>
          <table:table-cell table:number-columns-repeated="1016"/>
        </table:table-row>
        <table:table-row table:style-name="ro2">
          <table:table-cell office:value-type="string" calcext:value-type="string">
            <text:p>Julian centuries from J2000</text:p>
          </table:table-cell>
          <table:table-cell table:style-name="ce3" table:formula="of:=[$series.E13]" office:value-type="float" office:value="0.186363107460643" calcext:value-type="float">
            <text:p>0.186363107460643</text:p>
          </table:table-cell>
          <table:table-cell/>
          <table:table-cell table:style-name="ce8"/>
          <table:table-cell table:style-name="ce13"/>
          <table:table-cell table:style-name="ce18" table:number-columns-repeated="2"/>
          <table:table-cell table:style-name="ce20"/>
          <table:table-cell table:number-columns-repeated="1016"/>
        </table:table-row>
        <table:table-row table:style-name="ro2">
          <table:table-cell table:style-name="ce8"/>
          <table:table-cell table:number-columns-repeated="2"/>
          <table:table-cell table:style-name="ce8"/>
          <table:table-cell/>
          <table:table-cell table:style-name="ce18" table:number-columns-repeated="2"/>
          <table:table-cell table:style-name="ce20"/>
          <table:table-cell table:number-columns-repeated="1016"/>
        </table:table-row>
        <table:table-row table:style-name="ro2">
          <table:table-cell table:number-columns-repeated="3"/>
          <table:table-cell table:style-name="ce8"/>
          <table:table-cell table:style-name="ce13"/>
          <table:table-cell table:style-name="ce18" table:number-columns-repeated="2"/>
          <table:table-cell table:style-name="ce20"/>
          <table:table-cell table:number-columns-repeated="1016"/>
        </table:table-row>
        <table:table-row table:style-name="ro2" table:number-rows-repeated="1048555">
          <table:table-cell table:number-columns-repeated="1024"/>
        </table:table-row>
        <table:table-row table:style-name="ro2">
          <table:table-cell table:number-columns-repeated="1024"/>
        </table:table-row>
      </table:table>
      <table:table table:name="series" table:style-name="ta2">
        <office:forms form:automatic-focus="false" form:apply-design-mode="false"/>
        <table:table-column table:style-name="co8" table:default-cell-style-name="ce3"/>
        <table:table-column table:style-name="co9" table:default-cell-style-name="ce22"/>
        <table:table-column table:style-name="co10" table:default-cell-style-name="ce3"/>
        <table:table-column table:style-name="co8"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number-columns-repeated="3" table:default-cell-style-name="ce3"/>
        <table:table-column table:style-name="co12" table:default-cell-style-name="ce3"/>
        <table:table-column table:style-name="co13" table:default-cell-style-name="ce3"/>
        <table:table-column table:style-name="co16" table:number-columns-repeated="4" table:default-cell-style-name="ce3"/>
        <table:table-column table:style-name="co17" table:default-cell-style-name="ce3"/>
        <table:table-column table:style-name="co18" table:default-cell-style-name="ce3"/>
        <table:table-column table:style-name="co14" table:default-cell-style-name="ce3"/>
        <table:table-column table:style-name="co15" table:number-columns-repeated="3" table:default-cell-style-name="ce3"/>
        <table:table-column table:style-name="co17" table:default-cell-style-name="ce3"/>
        <table:table-column table:style-name="co16" table:number-columns-repeated="2" table:default-cell-style-name="ce3"/>
        <table:table-column table:style-name="co2" table:number-columns-repeated="998" table:default-cell-style-name="Default"/>
        <table:table-row table:style-name="ro1">
          <table:table-cell table:style-name="ce21" office:value-type="string" calcext:value-type="string">
            <text:p>Geocentric longitude and latitude of moon (mean equinox and ecliptic)</text:p>
          </table:table-cell>
          <table:table-cell table:number-columns-repeated="1023"/>
        </table:table-row>
        <table:table-row table:style-name="ro2">
          <table:table-cell table:style-name="ce2" office:value-type="string" calcext:value-type="string">
            <text:p>formulae from <text:span text:style-name="T1">Astronomical Algorithms</text:span><text:span text:style-name="T2"> by Jean Meeus</text:span></text:p>
          </table:table-cell>
          <table:table-cell table:number-columns-repeated="1023"/>
        </table:table-row>
        <table:table-row table:style-name="ro2">
          <table:table-cell table:style-name="ce2"/>
          <table:table-cell table:number-columns-repeated="1023"/>
        </table:table-row>
        <table:table-row table:style-name="ro2">
          <table:table-cell table:style-name="ce4" office:value-type="string" calcext:value-type="string">
            <text:p>Date and time</text:p>
          </table:table-cell>
          <table:table-cell table:number-columns-repeated="2"/>
          <table:table-cell table:style-name="ce24" office:value-type="string" calcext:value-type="string">
            <text:p>Results</text:p>
          </table:table-cell>
          <table:table-cell table:number-columns-repeated="2"/>
          <table:table-cell table:style-name="ce4" office:value-type="string" calcext:value-type="string">
            <text:p>Periodic Terms <text:span text:style-name="T3">(longitude and radius vector)</text:span></text:p>
          </table:table-cell>
          <table:table-cell table:number-columns-repeated="11"/>
          <table:table-cell table:style-name="ce4" office:value-type="string" calcext:value-type="string">
            <text:p>Periodic Terms <text:span text:style-name="T3">(latitude)</text:span></text:p>
          </table:table-cell>
          <table:table-cell table:number-columns-repeated="1005"/>
        </table:table-row>
        <table:table-row table:style-name="ro2">
          <table:table-cell/>
          <table:table-cell table:style-name="ce3"/>
          <table:table-cell table:number-columns-repeated="1022"/>
        </table:table-row>
        <table:table-row table:style-name="ro2">
          <table:table-cell table:style-name="ce8" office:value-type="string" calcext:value-type="string">
            <text:p>Year</text:p>
          </table:table-cell>
          <table:table-cell table:style-name="ce3" table:formula="of:=[$input.B7]" office:value-type="float" office:value="2018" calcext:value-type="float">
            <text:p>2018</text:p>
          </table:table-cell>
          <table:table-cell/>
          <table:table-cell table:style-name="ce8" office:value-type="string" calcext:value-type="string">
            <office:annotation draw:style-name="gr5" draw:text-style-name="P2" svg:width="28.99mm" svg:height="21.87mm" svg:x="112.2mm" svg:y="12.49mm" draw:caption-point-x="-6.1mm" draw:caption-point-y="15.1mm">
              <dc:date>2018-08-21T00:00:00</dc:date>
              <text:p text:style-name="P1">Not corrected for nutation, but the</text:p>
              <text:p text:style-name="P1">series does include light time correction</text:p>
              <text:p text:style-name="P1"/>
            </office:annotation>
            <text:p>lamda (degs)</text:p>
          </table:table-cell>
          <table:table-cell table:style-name="ce23" table:formula="of:=[.B17]+[.C35]/1000000" office:value-type="float" office:value="272.914715604221" calcext:value-type="float">
            <text:p>272.914716</text:p>
          </table:table-cell>
          <table:table-cell/>
          <table:table-cell table:style-name="ce25" office:value-type="string" calcext:value-type="string">
            <text:p>line</text:p>
          </table:table-cell>
          <table:table-cell table:style-name="ce25" office:value-type="string" calcext:value-type="string">
            <text:p>D</text:p>
          </table:table-cell>
          <table:table-cell table:style-name="ce25" office:value-type="string" calcext:value-type="string">
            <text:p>M</text:p>
          </table:table-cell>
          <table:table-cell table:style-name="ce25" office:value-type="string" calcext:value-type="string">
            <text:p>M'</text:p>
          </table:table-cell>
          <table:table-cell table:style-name="ce25" office:value-type="string" calcext:value-type="string">
            <text:p>F</text:p>
          </table:table-cell>
          <table:table-cell table:style-name="ce25" office:value-type="string" calcext:value-type="string">
            <office:annotation draw:style-name="gr6" draw:text-style-name="P2" svg:width="28.99mm" svg:height="18.56mm" svg:x="210.78mm" svg:y="12.49mm" draw:caption-point-x="-6.1mm" draw:caption-point-y="15.1mm">
              <dc:date>2018-08-21T00:00:00</dc:date>
              <text:p text:style-name="P1">Coefficient of sin of the arguments - </text:p>
              <text:p text:style-name="P1">see page 309 in Meeus</text:p>
            </office:annotation>
            <text:p>L coeff</text:p>
          </table:table-cell>
          <table:table-cell table:style-name="ce25" office:value-type="string" calcext:value-type="string">
            <office:annotation draw:style-name="gr6" draw:text-style-name="P2" svg:width="28.99mm" svg:height="18.56mm" svg:x="229.78mm" svg:y="12.49mm" draw:caption-point-x="-6.1mm" draw:caption-point-y="15.1mm">
              <dc:date>2018-08-21T00:00:00</dc:date>
              <text:p text:style-name="P1">Coefficients of the Cos of the arguments - </text:p>
              <text:p text:style-name="P1">see page 311 of Meeus</text:p>
            </office:annotation>
            <text:p>R coeff</text:p>
          </table:table-cell>
          <table:table-cell table:style-name="ce25" office:value-type="string" calcext:value-type="string">
            <office:annotation draw:style-name="gr7" draw:text-style-name="P2" svg:width="28.99mm" svg:height="41.73mm" svg:x="254.65mm" svg:y="12.49mm" draw:caption-point-x="-6.1mm" draw:caption-point-y="15.1mm">
              <dc:date>2018-08-21T00:00:00</dc:date>
              <text:p text:style-name="P1">Terms which have arguments including M or -M must have their amplitudes multiplied by the eccentricity.</text:p>
              <text:p text:style-name="P1"/>
              <text:p text:style-name="P1">Terms with 2M or -2M must have amplitudes multiplied by e^2</text:p>
            </office:annotation>
            <text:p>L eccen</text:p>
          </table:table-cell>
          <table:table-cell table:style-name="ce25" office:value-type="string" calcext:value-type="string">
            <office:annotation draw:style-name="gr7" draw:text-style-name="P2" svg:width="28.99mm" svg:height="41.73mm" svg:x="279.52mm" svg:y="12.49mm" draw:caption-point-x="-6.1mm" draw:caption-point-y="15.1mm">
              <dc:date>2018-08-21T00:00:00</dc:date>
              <text:p text:style-name="P1">Terms which have arguments including M or -M must have their amplitudes multiplied by the eccentricity.</text:p>
              <text:p text:style-name="P1"/>
              <text:p text:style-name="P1">Terms with 2M or -2M must have amplitudes multiplied by e^2</text:p>
            </office:annotation>
            <text:p>R eccen</text:p>
          </table:table-cell>
          <table:table-cell table:style-name="ce25" office:value-type="string" calcext:value-type="string">
            <text:p>L term</text:p>
          </table:table-cell>
          <table:table-cell table:style-name="ce25" office:value-type="string" calcext:value-type="string">
            <text:p>R term</text:p>
          </table:table-cell>
          <table:table-cell/>
          <table:table-cell table:style-name="ce26" office:value-type="string" calcext:value-type="string">
            <text:p>line</text:p>
          </table:table-cell>
          <table:table-cell table:style-name="ce25" office:value-type="string" calcext:value-type="string">
            <text:p>D</text:p>
          </table:table-cell>
          <table:table-cell table:style-name="ce25" office:value-type="string" calcext:value-type="string">
            <text:p>M</text:p>
          </table:table-cell>
          <table:table-cell table:style-name="ce25" office:value-type="string" calcext:value-type="string">
            <text:p>M'</text:p>
          </table:table-cell>
          <table:table-cell table:style-name="ce25" office:value-type="string" calcext:value-type="string">
            <text:p>F</text:p>
          </table:table-cell>
          <table:table-cell table:style-name="ce25" office:value-type="string" calcext:value-type="string">
            <text:p>B coeff</text:p>
          </table:table-cell>
          <table:table-cell table:style-name="ce27" office:value-type="string" calcext:value-type="string">
            <office:annotation draw:style-name="gr7" draw:text-style-name="P2" svg:width="28.99mm" svg:height="41.73mm" svg:x="418.89mm" svg:y="12.49mm" draw:caption-point-x="-6.1mm" draw:caption-point-y="15.1mm">
              <dc:date>2018-08-21T00:00:00</dc:date>
              <text:p text:style-name="P1">Terms which have arguments including M or -M must have their amplitudes multiplied by the eccentricity.</text:p>
              <text:p text:style-name="P1"/>
              <text:p text:style-name="P1">Terms with 2M or -2M must have amplitudes multiplied by e^2</text:p>
            </office:annotation>
            <text:p>B eccen</text:p>
          </table:table-cell>
          <table:table-cell table:style-name="ce25" office:value-type="string" calcext:value-type="string">
            <text:p>B term</text:p>
          </table:table-cell>
          <table:table-cell table:number-columns-repeated="998"/>
        </table:table-row>
        <table:table-row table:style-name="ro2">
          <table:table-cell table:style-name="ce8" office:value-type="string" calcext:value-type="string">
            <text:p>Month</text:p>
          </table:table-cell>
          <table:table-cell table:style-name="ce3" table:formula="of:=[$input.B8]" office:value-type="float" office:value="8" calcext:value-type="float">
            <text:p>8</text:p>
          </table:table-cell>
          <table:table-cell/>
          <table:table-cell table:style-name="ce8" office:value-type="string" calcext:value-type="string">
            <text:p>beta (degs)</text:p>
          </table:table-cell>
          <table:table-cell table:style-name="ce23" table:formula="of:=[.C46]/1000000" office:value-type="float" office:value="2.86560995003047" calcext:value-type="float">
            <text:p>2.865610</text:p>
          </table:table-cell>
          <table:table-cell/>
          <table:table-cell table:style-name="ce26" office:value-type="float" office:value="1" calcext:value-type="float">
            <text:p>1</text:p>
          </table:table-cell>
          <table:table-cell table:number-columns-repeated="2"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6288774" calcext:value-type="float">
            <text:p>6288774</text:p>
          </table:table-cell>
          <table:table-cell table:style-name="ce25" office:value-type="float" office:value="-20905355" calcext:value-type="float">
            <text:p>-20905355</text:p>
          </table:table-cell>
          <table:table-cell table:style-name="ce25" table:formula="of:=IF(ABS([.I7])=1;[.L7]*[.$B$26];IF(ABS([.I7])=2;[.L7]*[.$B$27];[.L7]))" office:value-type="float" office:value="6288774" calcext:value-type="float">
            <text:p>6288774</text:p>
          </table:table-cell>
          <table:table-cell table:style-name="ce25" table:formula="of:=IF(ABS([.I7])=1;[.M7]*[.$B$26];IF(ABS([.I7])=2;[.M7]*[.$B$27];[.M7]))" office:value-type="float" office:value="-20905355" calcext:value-type="float">
            <text:p>-20905355</text:p>
          </table:table-cell>
          <table:table-cell table:style-name="ce25" table:formula="of:=[.N7]*SIN([.H7]*[.$C$18]+[.I7]*[.$C$19]+[.J7]*[.$C$20]+[.K7]*[.$C$21])" office:value-type="float" office:value="3404136.2689199" calcext:value-type="float">
            <text:p>3404136.2689199</text:p>
          </table:table-cell>
          <table:table-cell table:style-name="ce25" table:formula="of:=[.O7]*COS([.H7]*[.$C$18]+[.I7]*[.$C$19]+[.J7]*[.$C$20]+[.K7]*[.$C$21])" office:value-type="float" office:value="17577790.9489051" calcext:value-type="float">
            <text:p>17577790.9489051</text:p>
          </table:table-cell>
          <table:table-cell/>
          <table:table-cell table:style-name="ce26" office:value-type="float" office:value="1" calcext:value-type="float">
            <text:p>1</text:p>
          </table:table-cell>
          <table:table-cell table:number-columns-repeated="3"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5128122" calcext:value-type="float">
            <text:p>5128122</text:p>
          </table:table-cell>
          <table:table-cell table:style-name="ce25" table:formula="of:=IF(ABS([.U7])=1;[.X7]*[.$B$26];IF(ABS([.U7])=2;[.X7]*[.$B$27];[.X7]))" office:value-type="float" office:value="5128122" calcext:value-type="float">
            <text:p>5128122</text:p>
          </table:table-cell>
          <table:table-cell table:style-name="ce25" table:formula="of:=[.Y7]*SIN([.T7]*[.$C$18]+[.U7]*[.$C$19]+[.V7]*[.$C$20]+[.W7]*[.$C$21])" office:value-type="float" office:value="2992361.58793889" calcext:value-type="float">
            <text:p>2992361.58793889</text:p>
          </table:table-cell>
          <table:table-cell table:number-columns-repeated="998"/>
        </table:table-row>
        <table:table-row table:style-name="ro2">
          <table:table-cell table:style-name="ce8" office:value-type="string" calcext:value-type="string">
            <text:p>Day</text:p>
          </table:table-cell>
          <table:table-cell table:style-name="ce3" table:formula="of:=[$input.B9]" office:value-type="float" office:value="21" calcext:value-type="float">
            <text:p>21</text:p>
          </table:table-cell>
          <table:table-cell/>
          <table:table-cell table:style-name="ce8" office:value-type="string" calcext:value-type="string">
            <text:p>distance (km)</text:p>
          </table:table-cell>
          <table:table-cell table:style-name="ce20" table:formula="of:=385000.56+[.D35]/1000" office:value-type="float" office:value="403760.80878595" calcext:value-type="float">
            <text:p>403760.8</text:p>
          </table:table-cell>
          <table:table-cell/>
          <table:table-cell table:number-columns-repeated="2"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1274027" calcext:value-type="float">
            <text:p>1274027</text:p>
          </table:table-cell>
          <table:table-cell table:style-name="ce25" office:value-type="float" office:value="-3699111" calcext:value-type="float">
            <text:p>-3699111</text:p>
          </table:table-cell>
          <table:table-cell table:style-name="ce25" table:formula="of:=IF(ABS([.I8])=1;[.L8]*[.$B$26];IF(ABS([.I8])=2;[.L8]*[.$B$27];[.L8]))" office:value-type="float" office:value="1274027" calcext:value-type="float">
            <text:p>1274027</text:p>
          </table:table-cell>
          <table:table-cell table:style-name="ce25" table:formula="of:=IF(ABS([.I8])=1;[.M8]*[.$B$26];IF(ABS([.I8])=2;[.M8]*[.$B$27];[.M8]))" office:value-type="float" office:value="-3699111" calcext:value-type="float">
            <text:p>-3699111</text:p>
          </table:table-cell>
          <table:table-cell table:style-name="ce25" table:formula="of:=[.N8]*SIN([.H8]*[.$C$18]+[.I8]*[.$C$19]+[.J8]*[.$C$20]+[.K8]*[.$C$21])" office:value-type="float" office:value="1273748.59565708" calcext:value-type="float">
            <text:p>1273748.59565708</text:p>
          </table:table-cell>
          <table:table-cell table:style-name="ce25" table:formula="of:=[.O8]*COS([.H8]*[.$C$18]+[.I8]*[.$C$19]+[.J8]*[.$C$20]+[.K8]*[.$C$21])" office:value-type="float" office:value="77328.0967277294" calcext:value-type="float">
            <text:p>77328.0967277294</text:p>
          </table:table-cell>
          <table:table-cell/>
          <table:table-cell table:style-name="ce26" office:value-type="float" office:value="2" calcext:value-type="float">
            <text:p>2</text:p>
          </table:table-cell>
          <table:table-cell table:number-columns-repeated="2"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280602" calcext:value-type="float">
            <text:p>280602</text:p>
          </table:table-cell>
          <table:table-cell table:style-name="ce25" table:formula="of:=IF(ABS([.U8])=1;[.X8]*[.$B$26];IF(ABS([.U8])=2;[.X8]*[.$B$27];[.X8]))" office:value-type="float" office:value="280602" calcext:value-type="float">
            <text:p>280602</text:p>
          </table:table-cell>
          <table:table-cell table:style-name="ce25" table:formula="of:=[.Y8]*SIN([.T8]*[.$C$18]+[.U8]*[.$C$19]+[.V8]*[.$C$20]+[.W8]*[.$C$21])" office:value-type="float" office:value="-261024.816524343" calcext:value-type="float">
            <text:p>-261024.816524343</text:p>
          </table:table-cell>
          <table:table-cell table:number-columns-repeated="998"/>
        </table:table-row>
        <table:table-row table:style-name="ro2">
          <table:table-cell table:style-name="ce8" office:value-type="string" calcext:value-type="string">
            <text:p>Hour (UT)</text:p>
          </table:table-cell>
          <table:table-cell table:style-name="ce3" table:formula="of:=[$input.B10]" office:value-type="float" office:value="9" calcext:value-type="float">
            <text:p>9</text:p>
          </table:table-cell>
          <table:table-cell/>
          <table:table-cell table:style-name="ce8" office:value-type="string" calcext:value-type="string">
            <text:p>pi (degs)</text:p>
          </table:table-cell>
          <table:table-cell table:style-name="ce23" table:formula="of:=ASIN(6378.14/[.E8])*180/PI()" office:value-type="float" office:value="0.905129214016525" calcext:value-type="float">
            <text:p>0.905129</text:p>
          </table:table-cell>
          <table:table-cell/>
          <table:table-cell table:style-name="ce26" office:value-type="float" office:value="3" calcext:value-type="float">
            <text:p>3</text:p>
          </table:table-cell>
          <table:table-cell table:style-name="ce26" office:value-type="float" office:value="2" calcext:value-type="float">
            <text:p>2</text:p>
          </table:table-cell>
          <table:table-cell table:number-columns-repeated="3" table:style-name="ce26" office:value-type="float" office:value="0" calcext:value-type="float">
            <text:p>0</text:p>
          </table:table-cell>
          <table:table-cell table:style-name="ce25" office:value-type="float" office:value="658314" calcext:value-type="float">
            <text:p>658314</text:p>
          </table:table-cell>
          <table:table-cell table:style-name="ce25" office:value-type="float" office:value="-2955968" calcext:value-type="float">
            <text:p>-2955968</text:p>
          </table:table-cell>
          <table:table-cell table:style-name="ce25" table:formula="of:=IF(ABS([.I9])=1;[.L9]*[.$B$26];IF(ABS([.I9])=2;[.L9]*[.$B$27];[.L9]))" office:value-type="float" office:value="658314" calcext:value-type="float">
            <text:p>658314</text:p>
          </table:table-cell>
          <table:table-cell table:style-name="ce25" table:formula="of:=IF(ABS([.I9])=1;[.M9]*[.$B$26];IF(ABS([.I9])=2;[.M9]*[.$B$27];[.M9]))" office:value-type="float" office:value="-2955968" calcext:value-type="float">
            <text:p>-2955968</text:p>
          </table:table-cell>
          <table:table-cell table:style-name="ce25" table:formula="of:=[.N9]*SIN([.H9]*[.$C$18]+[.I9]*[.$C$19]+[.J9]*[.$C$20]+[.K9]*[.$C$21])" office:value-type="float" office:value="-560856.628387511" calcext:value-type="float">
            <text:p>-560856.628387511</text:p>
          </table:table-cell>
          <table:table-cell table:style-name="ce25" table:formula="of:=[.O9]*COS([.H9]*[.$C$18]+[.I9]*[.$C$19]+[.J9]*[.$C$20]+[.K9]*[.$C$21])" office:value-type="float" office:value="1547769.30672742" calcext:value-type="float">
            <text:p>1547769.30672742</text:p>
          </table:table-cell>
          <table:table-cell/>
          <table:table-cell table:style-name="ce26" office:value-type="float" office:value="3" calcext:value-type="float">
            <text:p>3</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277693" calcext:value-type="float">
            <text:p>277693</text:p>
          </table:table-cell>
          <table:table-cell table:style-name="ce25" table:formula="of:=IF(ABS([.U9])=1;[.X9]*[.$B$26];IF(ABS([.U9])=2;[.X9]*[.$B$27];[.X9]))" office:value-type="float" office:value="277693" calcext:value-type="float">
            <text:p>277693</text:p>
          </table:table-cell>
          <table:table-cell table:style-name="ce25" table:formula="of:=[.Y9]*SIN([.T9]*[.$C$18]+[.U9]*[.$C$19]+[.V9]*[.$C$20]+[.W9]*[.$C$21])" office:value-type="float" office:value="14175.512221105" calcext:value-type="float">
            <text:p>14175.512221105</text:p>
          </table:table-cell>
          <table:table-cell table:number-columns-repeated="998"/>
        </table:table-row>
        <table:table-row table:style-name="ro2">
          <table:table-cell table:style-name="ce8" office:value-type="string" calcext:value-type="string">
            <text:p>Minute</text:p>
          </table:table-cell>
          <table:table-cell table:style-name="ce3" table:formula="of:=[$input.B11]" office:value-type="float" office:value="54" calcext:value-type="float">
            <text:p>54</text:p>
          </table:table-cell>
          <table:table-cell/>
          <table:table-cell table:style-name="ce8"/>
          <table:table-cell table:style-name="ce23"/>
          <table:table-cell/>
          <table:table-cell table:style-name="ce26" office:value-type="float" office:value="4" calcext:value-type="float">
            <text:p>4</text:p>
          </table:table-cell>
          <table:table-cell table:number-columns-repeated="2"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213618" calcext:value-type="float">
            <text:p>213618</text:p>
          </table:table-cell>
          <table:table-cell table:style-name="ce25" office:value-type="float" office:value="-569925" calcext:value-type="float">
            <text:p>-569925</text:p>
          </table:table-cell>
          <table:table-cell table:style-name="ce25" table:formula="of:=IF(ABS([.I10])=1;[.L10]*[.$B$26];IF(ABS([.I10])=2;[.L10]*[.$B$27];[.L10]))" office:value-type="float" office:value="213618" calcext:value-type="float">
            <text:p>213618</text:p>
          </table:table-cell>
          <table:table-cell table:style-name="ce25" table:formula="of:=IF(ABS([.I10])=1;[.M10]*[.$B$26];IF(ABS([.I10])=2;[.M10]*[.$B$27];[.M10]))" office:value-type="float" office:value="-569925" calcext:value-type="float">
            <text:p>-569925</text:p>
          </table:table-cell>
          <table:table-cell table:style-name="ce25" table:formula="of:=[.N10]*SIN([.H10]*[.$C$18]+[.I10]*[.$C$19]+[.J10]*[.$C$20]+[.K10]*[.$C$21])" office:value-type="float" office:value="-194453.398425405" calcext:value-type="float">
            <text:p>-194453.398425405</text:p>
          </table:table-cell>
          <table:table-cell table:style-name="ce25" table:formula="of:=[.O10]*COS([.H10]*[.$C$18]+[.I10]*[.$C$19]+[.J10]*[.$C$20]+[.K10]*[.$C$21])" office:value-type="float" office:value="-235937.970199763" calcext:value-type="float">
            <text:p>-235937.970199763</text:p>
          </table:table-cell>
          <table:table-cell/>
          <table:table-cell table:style-name="ce26" office:value-type="float" office:value="4" calcext:value-type="float">
            <text:p>4</text:p>
          </table:table-cell>
          <table:table-cell table:style-name="ce25" office:value-type="float" office:value="2" calcext:value-type="float">
            <text:p>2</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73237" calcext:value-type="float">
            <text:p>173237</text:p>
          </table:table-cell>
          <table:table-cell table:style-name="ce25" table:formula="of:=IF(ABS([.U10])=1;[.X10]*[.$B$26];IF(ABS([.U10])=2;[.X10]*[.$B$27];[.X10]))" office:value-type="float" office:value="173237" calcext:value-type="float">
            <text:p>173237</text:p>
          </table:table-cell>
          <table:table-cell table:style-name="ce25" table:formula="of:=[.Y10]*SIN([.T10]*[.$C$18]+[.U10]*[.$C$19]+[.V10]*[.$C$20]+[.W10]*[.$C$21])" office:value-type="float" office:value="172788.467035253" calcext:value-type="float">
            <text:p>172788.467035253</text:p>
          </table:table-cell>
          <table:table-cell table:number-columns-repeated="998"/>
        </table:table-row>
        <table:table-row table:style-name="ro2">
          <table:table-cell/>
          <table:table-cell table:style-name="ce3"/>
          <table:table-cell/>
          <table:table-cell table:style-name="ce8" office:value-type="string" calcext:value-type="string">
            <text:p>JD</text:p>
          </table:table-cell>
          <table:table-cell table:style-name="ce8" table:formula="of:=[.E12]+2451545" office:value-type="float" office:value="2458351.9125" calcext:value-type="float">
            <text:p>2458351.9125</text:p>
          </table:table-cell>
          <table:table-cell/>
          <table:table-cell table:style-name="ce26" office:value-type="float" office:value="5" calcext:value-type="float">
            <text:p>5</text:p>
          </table:table-cell>
          <table:table-cell table:style-name="ce26" office:value-type="float" office:value="0" calcext:value-type="float">
            <text:p>0</text:p>
          </table:table-cell>
          <table:table-cell table:style-name="ce26" office:value-type="float" office:value="1" calcext:value-type="float">
            <text:p>1</text:p>
          </table:table-cell>
          <table:table-cell table:number-columns-repeated="2" table:style-name="ce26" office:value-type="float" office:value="0" calcext:value-type="float">
            <text:p>0</text:p>
          </table:table-cell>
          <table:table-cell table:style-name="ce25" office:value-type="float" office:value="-185116" calcext:value-type="float">
            <text:p>-185116</text:p>
          </table:table-cell>
          <table:table-cell table:style-name="ce25" office:value-type="float" office:value="48888" calcext:value-type="float">
            <text:p>48888</text:p>
          </table:table-cell>
          <table:table-cell table:style-name="ce25" table:formula="of:=IF(ABS([.I11])=1;[.L11]*[.$B$26];IF(ABS([.I11])=2;[.L11]*[.$B$27];[.L11]))" office:value-type="float" office:value="-185029.153459973" calcext:value-type="float">
            <text:p>-185029.153459973</text:p>
          </table:table-cell>
          <table:table-cell table:style-name="ce25" table:formula="of:=IF(ABS([.I11])=1;[.M11]*[.$B$26];IF(ABS([.I11])=2;[.M11]*[.$B$27];[.M11]))" office:value-type="float" office:value="48865.0643615419" calcext:value-type="float">
            <text:p>48865.0643615419</text:p>
          </table:table-cell>
          <table:table-cell table:style-name="ce25" table:formula="of:=[.N11]*SIN([.H11]*[.$C$18]+[.I11]*[.$C$19]+[.J11]*[.$C$20]+[.K11]*[.$C$21])" office:value-type="float" office:value="134046.302855128" calcext:value-type="float">
            <text:p>134046.302855128</text:p>
          </table:table-cell>
          <table:table-cell table:style-name="ce25" table:formula="of:=[.O11]*COS([.H11]*[.$C$18]+[.I11]*[.$C$19]+[.J11]*[.$C$20]+[.K11]*[.$C$21])" office:value-type="float" office:value="-33683.4889864267" calcext:value-type="float">
            <text:p>-33683.4889864267</text:p>
          </table:table-cell>
          <table:table-cell/>
          <table:table-cell table:style-name="ce26" office:value-type="float" office:value="5" calcext:value-type="float">
            <text:p>5</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55413" calcext:value-type="float">
            <text:p>55413</text:p>
          </table:table-cell>
          <table:table-cell table:style-name="ce25" table:formula="of:=IF(ABS([.U11])=1;[.X11]*[.$B$26];IF(ABS([.U11])=2;[.X11]*[.$B$27];[.X11]))" office:value-type="float" office:value="55413" calcext:value-type="float">
            <text:p>55413</text:p>
          </table:table-cell>
          <table:table-cell table:style-name="ce25" table:formula="of:=[.Y11]*SIN([.T11]*[.$C$18]+[.U11]*[.$C$19]+[.V11]*[.$C$20]+[.W11]*[.$C$21])" office:value-type="float" office:value="-45666.9353328662" calcext:value-type="float">
            <text:p>-45666.9353328662</text:p>
          </table:table-cell>
          <table:table-cell table:number-columns-repeated="998"/>
        </table:table-row>
        <table:table-row table:style-name="ro2">
          <table:table-cell/>
          <table:table-cell table:style-name="ce3"/>
          <table:table-cell/>
          <table:table-cell table:style-name="ce8" office:value-type="string" calcext:value-type="string">
            <text:p>Days to J2000.0</text:p>
          </table:table-cell>
          <table:table-cell table:formula="of:=367*[.B6]-INT(7*([.B6]+INT(([.B7]+9)/12))/4)+INT(275*[.B7]/9)+[.B8]-730531.5+([.B9]+[.B10]/60)/24" office:value-type="float" office:value="6806.9125" calcext:value-type="float">
            <office:annotation draw:style-name="gr8" draw:text-style-name="P2" svg:width="28.99mm" svg:height="11.94mm" svg:x="140.16mm" svg:y="43.5mm" draw:caption-point-x="-6.1mm" draw:caption-point-y="15.1mm">
              <dc:date>2018-08-21T00:00:00</dc:date>
              <text:p text:style-name="P1">This formula is only valid from 1901 to 2099!</text:p>
            </office:annotation>
            <text:p>6806.9125</text:p>
          </table:table-cell>
          <table:table-cell/>
          <table:table-cell table:style-name="ce26" office:value-type="float" office:value="6" calcext:value-type="float">
            <text:p>6</text:p>
          </table:table-cell>
          <table:table-cell table:number-columns-repeated="3" table:style-name="ce26" office:value-type="float" office:value="0" calcext:value-type="float">
            <text:p>0</text:p>
          </table:table-cell>
          <table:table-cell table:style-name="ce26" office:value-type="float" office:value="2" calcext:value-type="float">
            <text:p>2</text:p>
          </table:table-cell>
          <table:table-cell table:style-name="ce25" office:value-type="float" office:value="-114332" calcext:value-type="float">
            <text:p>-114332</text:p>
          </table:table-cell>
          <table:table-cell table:style-name="ce25" office:value-type="float" office:value="-3149" calcext:value-type="float">
            <text:p>-3149</text:p>
          </table:table-cell>
          <table:table-cell table:style-name="ce25" table:formula="of:=IF(ABS([.I12])=1;[.L12]*[.$B$26];IF(ABS([.I12])=2;[.L12]*[.$B$27];[.L12]))" office:value-type="float" office:value="-114332" calcext:value-type="float">
            <text:p>-114332</text:p>
          </table:table-cell>
          <table:table-cell table:style-name="ce25" table:formula="of:=IF(ABS([.I12])=1;[.M12]*[.$B$26];IF(ABS([.I12])=2;[.M12]*[.$B$27];[.M12]))" office:value-type="float" office:value="-3149" calcext:value-type="float">
            <text:p>-3149</text:p>
          </table:table-cell>
          <table:table-cell table:style-name="ce25" table:formula="of:=[.N12]*SIN([.H12]*[.$C$18]+[.I12]*[.$C$19]+[.J12]*[.$C$20]+[.K12]*[.$C$21])" office:value-type="float" office:value="108358.349868813" calcext:value-type="float">
            <text:p>108358.349868813</text:p>
          </table:table-cell>
          <table:table-cell table:style-name="ce25" table:formula="of:=[.O12]*COS([.H12]*[.$C$18]+[.I12]*[.$C$19]+[.J12]*[.$C$20]+[.K12]*[.$C$21])" office:value-type="float" office:value="-1004.55900313657" calcext:value-type="float">
            <text:p>-1004.55900313657</text:p>
          </table:table-cell>
          <table:table-cell/>
          <table:table-cell table:style-name="ce26" office:value-type="float" office:value="6" calcext:value-type="float">
            <text:p>6</text:p>
          </table:table-cell>
          <table:table-cell table:style-name="ce25" office:value-type="float" office:value="2" calcext:value-type="float">
            <text:p>2</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46271" calcext:value-type="float">
            <text:p>46271</text:p>
          </table:table-cell>
          <table:table-cell table:style-name="ce25" table:formula="of:=IF(ABS([.U12])=1;[.X12]*[.$B$26];IF(ABS([.U12])=2;[.X12]*[.$B$27];[.X12]))" office:value-type="float" office:value="46271" calcext:value-type="float">
            <text:p>46271</text:p>
          </table:table-cell>
          <table:table-cell table:style-name="ce25" table:formula="of:=[.Y12]*SIN([.T12]*[.$C$18]+[.U12]*[.$C$19]+[.V12]*[.$C$20]+[.W12]*[.$C$21])" office:value-type="float" office:value="-37003.9889763506" calcext:value-type="float">
            <text:p>-37003.9889763506</text:p>
          </table:table-cell>
          <table:table-cell table:number-columns-repeated="998"/>
        </table:table-row>
        <table:table-row table:style-name="ro2">
          <table:table-cell table:number-columns-repeated="3"/>
          <table:table-cell table:style-name="ce8" office:value-type="string" calcext:value-type="string">
            <text:p>T</text:p>
          </table:table-cell>
          <table:table-cell table:style-name="ce22" table:formula="of:=[.E12]/36525" office:value-type="float" office:value="0.186363107460643" calcext:value-type="float">
            <text:p>0.186363107460643</text:p>
          </table:table-cell>
          <table:table-cell/>
          <table:table-cell table:style-name="ce26" office:value-type="float" office:value="7" calcext:value-type="float">
            <text:p>7</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58793" calcext:value-type="float">
            <text:p>58793</text:p>
          </table:table-cell>
          <table:table-cell table:style-name="ce25" office:value-type="float" office:value="246158" calcext:value-type="float">
            <text:p>246158</text:p>
          </table:table-cell>
          <table:table-cell table:style-name="ce25" table:formula="of:=IF(ABS([.I13])=1;[.L13]*[.$B$26];IF(ABS([.I13])=2;[.L13]*[.$B$27];[.L13]))" office:value-type="float" office:value="58793" calcext:value-type="float">
            <text:p>58793</text:p>
          </table:table-cell>
          <table:table-cell table:style-name="ce25" table:formula="of:=IF(ABS([.I13])=1;[.M13]*[.$B$26];IF(ABS([.I13])=2;[.M13]*[.$B$27];[.M13]))" office:value-type="float" office:value="246158" calcext:value-type="float">
            <text:p>246158</text:p>
          </table:table-cell>
          <table:table-cell table:style-name="ce25" table:formula="of:=[.N13]*SIN([.H13]*[.$C$18]+[.I13]*[.$C$19]+[.J13]*[.$C$20]+[.K13]*[.$C$21])" office:value-type="float" office:value="-48758.6673255657" calcext:value-type="float">
            <text:p>-48758.6673255657</text:p>
          </table:table-cell>
          <table:table-cell table:style-name="ce25" table:formula="of:=[.O13]*COS([.H13]*[.$C$18]+[.I13]*[.$C$19]+[.J13]*[.$C$20]+[.K13]*[.$C$21])" office:value-type="float" office:value="137543.843114183" calcext:value-type="float">
            <text:p>137543.843114183</text:p>
          </table:table-cell>
          <table:table-cell/>
          <table:table-cell table:style-name="ce26" office:value-type="float" office:value="7" calcext:value-type="float">
            <text:p>7</text:p>
          </table:table-cell>
          <table:table-cell table:style-name="ce25" office:value-type="float" office:value="2" calcext:value-type="float">
            <text:p>2</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2573" calcext:value-type="float">
            <text:p>32573</text:p>
          </table:table-cell>
          <table:table-cell table:style-name="ce25" table:formula="of:=IF(ABS([.U13])=1;[.X13]*[.$B$26];IF(ABS([.U13])=2;[.X13]*[.$B$27];[.X13]))" office:value-type="float" office:value="32573" calcext:value-type="float">
            <text:p>32573</text:p>
          </table:table-cell>
          <table:table-cell table:style-name="ce25" table:formula="of:=[.Y13]*SIN([.T13]*[.$C$18]+[.U13]*[.$C$19]+[.V13]*[.$C$20]+[.W13]*[.$C$21])" office:value-type="float" office:value="12584.2235718729" calcext:value-type="float">
            <text:p>12584.2235718729</text:p>
          </table:table-cell>
          <table:table-cell table:number-columns-repeated="998"/>
        </table:table-row>
        <table:table-row table:style-name="ro2">
          <table:table-cell table:style-name="ce4" office:value-type="string" calcext:value-type="string">
            <text:p>Arguments</text:p>
          </table:table-cell>
          <table:table-cell table:number-columns-repeated="5"/>
          <table:table-cell table:style-name="ce26" office:value-type="float" office:value="8" calcext:value-type="float">
            <text:p>8</text:p>
          </table:table-cell>
          <table:table-cell table:style-name="ce26" office:value-type="float" office:value="2" calcext:value-type="float">
            <text:p>2</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57066" calcext:value-type="float">
            <text:p>57066</text:p>
          </table:table-cell>
          <table:table-cell table:style-name="ce25" office:value-type="float" office:value="-152138" calcext:value-type="float">
            <text:p>-152138</text:p>
          </table:table-cell>
          <table:table-cell table:style-name="ce25" table:formula="of:=IF(ABS([.I14])=1;[.L14]*[.$B$26];IF(ABS([.I14])=2;[.L14]*[.$B$27];[.L14]))" office:value-type="float" office:value="57039.2276807345" calcext:value-type="float">
            <text:p>57039.2276807345</text:p>
          </table:table-cell>
          <table:table-cell table:style-name="ce25" table:formula="of:=IF(ABS([.I14])=1;[.M14]*[.$B$26];IF(ABS([.I14])=2;[.M14]*[.$B$27];[.M14]))" office:value-type="float" office:value="-152066.624976196" calcext:value-type="float">
            <text:p>-152066.624976196</text:p>
          </table:table-cell>
          <table:table-cell table:style-name="ce25" table:formula="of:=[.N14]*SIN([.H14]*[.$C$18]+[.I14]*[.$C$19]+[.J14]*[.$C$20]+[.K14]*[.$C$21])" office:value-type="float" office:value="-40173.3116788468" calcext:value-type="float">
            <text:p>-40173.3116788468</text:p>
          </table:table-cell>
          <table:table-cell table:style-name="ce25" table:formula="of:=[.O14]*COS([.H14]*[.$C$18]+[.I14]*[.$C$19]+[.J14]*[.$C$20]+[.K14]*[.$C$21])" office:value-type="float" office:value="107950.928251713" calcext:value-type="float">
            <text:p>107950.928251713</text:p>
          </table:table-cell>
          <table:table-cell/>
          <table:table-cell table:style-name="ce26" office:value-type="float" office:value="8" calcext:value-type="float">
            <text:p>8</text:p>
          </table:table-cell>
          <table:table-cell table:number-columns-repeated="2"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17198" calcext:value-type="float">
            <text:p>17198</text:p>
          </table:table-cell>
          <table:table-cell table:style-name="ce25" table:formula="of:=IF(ABS([.U14])=1;[.X14]*[.$B$26];IF(ABS([.U14])=2;[.X14]*[.$B$27];[.X14]))" office:value-type="float" office:value="17198" calcext:value-type="float">
            <text:p>17198</text:p>
          </table:table-cell>
          <table:table-cell table:style-name="ce25" table:formula="of:=[.Y14]*SIN([.T14]*[.$C$18]+[.U14]*[.$C$19]+[.V14]*[.$C$20]+[.W14]*[.$C$21])" office:value-type="float" office:value="16867.9341811118" calcext:value-type="float">
            <text:p>16867.9341811118</text:p>
          </table:table-cell>
          <table:table-cell table:number-columns-repeated="998"/>
        </table:table-row>
        <table:table-row table:style-name="ro2">
          <table:table-cell table:number-columns-repeated="6"/>
          <table:table-cell table:style-name="ce26" office:value-type="float" office:value="9" calcext:value-type="float">
            <text:p>9</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53322" calcext:value-type="float">
            <text:p>53322</text:p>
          </table:table-cell>
          <table:table-cell table:style-name="ce25" office:value-type="float" office:value="-170733" calcext:value-type="float">
            <text:p>-170733</text:p>
          </table:table-cell>
          <table:table-cell table:style-name="ce25" table:formula="of:=IF(ABS([.I15])=1;[.L15]*[.$B$26];IF(ABS([.I15])=2;[.L15]*[.$B$27];[.L15]))" office:value-type="float" office:value="53322" calcext:value-type="float">
            <text:p>53322</text:p>
          </table:table-cell>
          <table:table-cell table:style-name="ce25" table:formula="of:=IF(ABS([.I15])=1;[.M15]*[.$B$26];IF(ABS([.I15])=2;[.M15]*[.$B$27];[.M15]))" office:value-type="float" office:value="-170733" calcext:value-type="float">
            <text:p>-170733</text:p>
          </table:table-cell>
          <table:table-cell table:style-name="ce25" table:formula="of:=[.N15]*SIN([.H15]*[.$C$18]+[.I15]*[.$C$19]+[.J15]*[.$C$20]+[.K15]*[.$C$21])" office:value-type="float" office:value="23084.1252663257" calcext:value-type="float">
            <text:p>23084.1252663257</text:p>
          </table:table-cell>
          <table:table-cell table:style-name="ce25" table:formula="of:=[.O15]*COS([.H15]*[.$C$18]+[.I15]*[.$C$19]+[.J15]*[.$C$20]+[.K15]*[.$C$21])" office:value-type="float" office:value="-153904.302433126" calcext:value-type="float">
            <text:p>-153904.302433126</text:p>
          </table:table-cell>
          <table:table-cell/>
          <table:table-cell table:style-name="ce26" office:value-type="float" office:value="9" calcext:value-type="float">
            <text:p>9</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9266" calcext:value-type="float">
            <text:p>9266</text:p>
          </table:table-cell>
          <table:table-cell table:style-name="ce25" table:formula="of:=IF(ABS([.U15])=1;[.X15]*[.$B$26];IF(ABS([.U15])=2;[.X15]*[.$B$27];[.X15]))" office:value-type="float" office:value="9266" calcext:value-type="float">
            <text:p>9266</text:p>
          </table:table-cell>
          <table:table-cell table:style-name="ce25" table:formula="of:=[.Y15]*SIN([.T15]*[.$C$18]+[.U15]*[.$C$19]+[.V15]*[.$C$20]+[.W15]*[.$C$21])" office:value-type="float" office:value="-8131.6306469405" calcext:value-type="float">
            <text:p>-8131.6306469405</text:p>
          </table:table-cell>
          <table:table-cell table:number-columns-repeated="998"/>
        </table:table-row>
        <table:table-row table:style-name="ro2">
          <table:table-cell office:value-type="string" calcext:value-type="string">
            <text:p>Symbol</text:p>
          </table:table-cell>
          <table:table-cell office:value-type="string" calcext:value-type="string">
            <text:p>Degrees</text:p>
          </table:table-cell>
          <table:table-cell office:value-type="string" calcext:value-type="string">
            <text:p>Radians</text:p>
          </table:table-cell>
          <table:table-cell table:number-columns-repeated="3"/>
          <table:table-cell table:style-name="ce26" office:value-type="float" office:value="10" calcext:value-type="float">
            <text:p>10</text:p>
          </table:table-cell>
          <table:table-cell table:style-name="ce26" office:value-type="float" office:value="2" calcext:value-type="float">
            <text:p>2</text:p>
          </table:table-cell>
          <table:table-cell table:style-name="ce26" office:value-type="float" office:value="-1" calcext:value-type="float">
            <text:p>-1</text:p>
          </table:table-cell>
          <table:table-cell table:number-columns-repeated="2" table:style-name="ce26" office:value-type="float" office:value="0" calcext:value-type="float">
            <text:p>0</text:p>
          </table:table-cell>
          <table:table-cell table:style-name="ce25" office:value-type="float" office:value="45758" calcext:value-type="float">
            <text:p>45758</text:p>
          </table:table-cell>
          <table:table-cell table:style-name="ce25" office:value-type="float" office:value="-204586" calcext:value-type="float">
            <text:p>-204586</text:p>
          </table:table-cell>
          <table:table-cell table:style-name="ce25" table:formula="of:=IF(ABS([.I16])=1;[.L16]*[.$B$26];IF(ABS([.I16])=2;[.L16]*[.$B$27];[.L16]))" office:value-type="float" office:value="45736.5327903664" calcext:value-type="float">
            <text:p>45736.5327903664</text:p>
          </table:table-cell>
          <table:table-cell table:style-name="ce25" table:formula="of:=IF(ABS([.I16])=1;[.M16]*[.$B$26];IF(ABS([.I16])=2;[.M16]*[.$B$27];[.M16]))" office:value-type="float" office:value="-204490.01917588" calcext:value-type="float">
            <text:p>-204490.01917588</text:p>
          </table:table-cell>
          <table:table-cell table:style-name="ce25" table:formula="of:=[.N16]*SIN([.H16]*[.$C$18]+[.I16]*[.$C$19]+[.J16]*[.$C$20]+[.K16]*[.$C$21])" office:value-type="float" office:value="9510.26711311818" calcext:value-type="float">
            <text:p>9510.26711311818</text:p>
          </table:table-cell>
          <table:table-cell table:style-name="ce25" table:formula="of:=[.O16]*COS([.H16]*[.$C$18]+[.I16]*[.$C$19]+[.J16]*[.$C$20]+[.K16]*[.$C$21])" office:value-type="float" office:value="-200020.369293673" calcext:value-type="float">
            <text:p>-200020.369293673</text:p>
          </table:table-cell>
          <table:table-cell/>
          <table:table-cell table:style-name="ce26" office:value-type="float" office:value="10" calcext:value-type="float">
            <text:p>10</text:p>
          </table:table-cell>
          <table:table-cell table:number-columns-repeated="2"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8822" calcext:value-type="float">
            <text:p>8822</text:p>
          </table:table-cell>
          <table:table-cell table:style-name="ce25" table:formula="of:=IF(ABS([.U16])=1;[.X16]*[.$B$26];IF(ABS([.U16])=2;[.X16]*[.$B$27];[.X16]))" office:value-type="float" office:value="8822" calcext:value-type="float">
            <text:p>8822</text:p>
          </table:table-cell>
          <table:table-cell table:style-name="ce25" table:formula="of:=[.Y16]*SIN([.T16]*[.$C$18]+[.U16]*[.$C$19]+[.V16]*[.$C$20]+[.W16]*[.$C$21])" office:value-type="float" office:value="4390.49630167029" calcext:value-type="float">
            <text:p>4390.49630167029</text:p>
          </table:table-cell>
          <table:table-cell table:number-columns-repeated="998"/>
        </table:table-row>
        <table:table-row table:style-name="ro2">
          <table:table-cell table:style-name="ce8" office:value-type="string" calcext:value-type="string">
            <text:p>L'</text:p>
          </table:table-cell>
          <table:table-cell table:style-name="ce23" table:formula="of:=MOD(218.3164591+481267.88134236*[.$E$13]-0.0013268*[.$E$13]^2+[.$E$13]^3/538841-[.$E$13]^4/65194000;360)" office:value-type="float" office:value="268.894300993037" calcext:value-type="float">
            <text:p>268.894301</text:p>
          </table:table-cell>
          <table:table-cell table:style-name="ce23" table:formula="of:=[.B17]*PI()/180" office:value-type="float" office:value="4.69309089217716" calcext:value-type="float">
            <text:p>4.693091</text:p>
          </table:table-cell>
          <table:table-cell table:number-columns-repeated="3"/>
          <table:table-cell table:style-name="ce26" office:value-type="float" office:value="11" calcext:value-type="float">
            <text:p>11</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40923" calcext:value-type="float">
            <text:p>-40923</text:p>
          </table:table-cell>
          <table:table-cell table:style-name="ce25" office:value-type="float" office:value="-129620" calcext:value-type="float">
            <text:p>-129620</text:p>
          </table:table-cell>
          <table:table-cell table:style-name="ce25" table:formula="of:=IF(ABS([.I17])=1;[.L17]*[.$B$26];IF(ABS([.I17])=2;[.L17]*[.$B$27];[.L17]))" office:value-type="float" office:value="-40903.8011141257" calcext:value-type="float">
            <text:p>-40903.8011141257</text:p>
          </table:table-cell>
          <table:table-cell table:style-name="ce25" table:formula="of:=IF(ABS([.I17])=1;[.M17]*[.$B$26];IF(ABS([.I17])=2;[.M17]*[.$B$27];[.M17]))" office:value-type="float" office:value="-129559.189219094" calcext:value-type="float">
            <text:p>-129559.189219094</text:p>
          </table:table-cell>
          <table:table-cell table:style-name="ce25" table:formula="of:=[.N17]*SIN([.H17]*[.$C$18]+[.I17]*[.$C$19]+[.J17]*[.$C$20]+[.K17]*[.$C$21])" office:value-type="float" office:value="-40178.8019205101" calcext:value-type="float">
            <text:p>-40178.8019205101</text:p>
          </table:table-cell>
          <table:table-cell table:style-name="ce25" table:formula="of:=[.O17]*COS([.H17]*[.$C$18]+[.I17]*[.$C$19]+[.J17]*[.$C$20]+[.K17]*[.$C$21])" office:value-type="float" office:value="-24284.9468068432" calcext:value-type="float">
            <text:p>-24284.9468068432</text:p>
          </table:table-cell>
          <table:table-cell/>
          <table:table-cell table:style-name="ce26" office:value-type="float" office:value="11" calcext:value-type="float">
            <text:p>11</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8216" calcext:value-type="float">
            <text:p>8216</text:p>
          </table:table-cell>
          <table:table-cell table:style-name="ce25" table:formula="of:=IF(ABS([.U17])=1;[.X17]*[.$B$26];IF(ABS([.U17])=2;[.X17]*[.$B$27];[.X17]))" office:value-type="float" office:value="8212.14549162224" calcext:value-type="float">
            <text:p>8212.14549162224</text:p>
          </table:table-cell>
          <table:table-cell table:style-name="ce25" table:formula="of:=[.Y17]*SIN([.T17]*[.$C$18]+[.U17]*[.$C$19]+[.V17]*[.$C$20]+[.W17]*[.$C$21])" office:value-type="float" office:value="-6073.95038017205" calcext:value-type="float">
            <text:p>-6073.95038017205</text:p>
          </table:table-cell>
          <table:table-cell table:number-columns-repeated="998"/>
        </table:table-row>
        <table:table-row table:style-name="ro2">
          <table:table-cell table:style-name="ce8" office:value-type="string" calcext:value-type="string">
            <text:p>D</text:p>
          </table:table-cell>
          <table:table-cell table:style-name="ce23" table:formula="of:=MOD(297.8502042+445267.1115168*[.$E$13]-0.00163*[.$E$13]^2+[.$E$13]^3/545868-[.$E$13]^4/113065000;360)" office:value-type="float" office:value="119.212699895681" calcext:value-type="float">
            <text:p>119.212700</text:p>
          </table:table-cell>
          <table:table-cell table:style-name="ce23" table:formula="of:=[.B18]*PI()/180" office:value-type="float" office:value="2.08065412337153" calcext:value-type="float">
            <text:p>2.080654</text:p>
          </table:table-cell>
          <table:table-cell table:number-columns-repeated="3"/>
          <table:table-cell table:style-name="ce26" office:value-type="float" office:value="12" calcext:value-type="float">
            <text:p>12</text:p>
          </table:table-cell>
          <table:table-cell table:style-name="ce26" office:value-type="float" office:value="1" calcext:value-type="float">
            <text:p>1</text:p>
          </table:table-cell>
          <table:table-cell table:number-columns-repeated="3" table:style-name="ce26" office:value-type="float" office:value="0" calcext:value-type="float">
            <text:p>0</text:p>
          </table:table-cell>
          <table:table-cell table:style-name="ce25" office:value-type="float" office:value="-34720" calcext:value-type="float">
            <text:p>-34720</text:p>
          </table:table-cell>
          <table:table-cell table:style-name="ce25" office:value-type="float" office:value="108743" calcext:value-type="float">
            <text:p>108743</text:p>
          </table:table-cell>
          <table:table-cell table:style-name="ce25" table:formula="of:=IF(ABS([.I18])=1;[.L18]*[.$B$26];IF(ABS([.I18])=2;[.L18]*[.$B$27];[.L18]))" office:value-type="float" office:value="-34720" calcext:value-type="float">
            <text:p>-34720</text:p>
          </table:table-cell>
          <table:table-cell table:style-name="ce25" table:formula="of:=IF(ABS([.I18])=1;[.M18]*[.$B$26];IF(ABS([.I18])=2;[.M18]*[.$B$27];[.M18]))" office:value-type="float" office:value="108743" calcext:value-type="float">
            <text:p>108743</text:p>
          </table:table-cell>
          <table:table-cell table:style-name="ce25" table:formula="of:=[.N18]*SIN([.H18]*[.$C$18]+[.I18]*[.$C$19]+[.J18]*[.$C$20]+[.K18]*[.$C$21])" office:value-type="float" office:value="-30304.0992779916" calcext:value-type="float">
            <text:p>-30304.0992779916</text:p>
          </table:table-cell>
          <table:table-cell table:style-name="ce25" table:formula="of:=[.O18]*COS([.H18]*[.$C$18]+[.I18]*[.$C$19]+[.J18]*[.$C$20]+[.K18]*[.$C$21])" office:value-type="float" office:value="-53072.3620256711" calcext:value-type="float">
            <text:p>-53072.3620256711</text:p>
          </table:table-cell>
          <table:table-cell/>
          <table:table-cell table:style-name="ce26" office:value-type="float" office:value="12" calcext:value-type="float">
            <text:p>12</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4324" calcext:value-type="float">
            <text:p>4324</text:p>
          </table:table-cell>
          <table:table-cell table:style-name="ce25" table:formula="of:=IF(ABS([.U18])=1;[.X18]*[.$B$26];IF(ABS([.U18])=2;[.X18]*[.$B$27];[.X18]))" office:value-type="float" office:value="4324" calcext:value-type="float">
            <text:p>4324</text:p>
          </table:table-cell>
          <table:table-cell table:style-name="ce25" table:formula="of:=[.Y18]*SIN([.T18]*[.$C$18]+[.U18]*[.$C$19]+[.V18]*[.$C$20]+[.W18]*[.$C$21])" office:value-type="float" office:value="1502.36099321546" calcext:value-type="float">
            <text:p>1502.36099321546</text:p>
          </table:table-cell>
          <table:table-cell table:number-columns-repeated="998"/>
        </table:table-row>
        <table:table-row table:style-name="ro2">
          <table:table-cell table:style-name="ce8" office:value-type="string" calcext:value-type="string">
            <text:p>M</text:p>
          </table:table-cell>
          <table:table-cell table:style-name="ce23" table:formula="of:=MOD(357.5291092+35999.0502909*[.$E$13]-0.0001536*[.$E$13]^2+[.$E$13]^3/24490000;360)" office:value-type="float" office:value="226.423981709653" calcext:value-type="float">
            <text:p>226.423982</text:p>
          </table:table-cell>
          <table:table-cell table:style-name="ce23" table:formula="of:=[.B19]*PI()/180" office:value-type="float" office:value="3.95184398630887" calcext:value-type="float">
            <text:p>3.951844</text:p>
          </table:table-cell>
          <table:table-cell table:number-columns-repeated="3"/>
          <table:table-cell table:style-name="ce26" office:value-type="float" office:value="13" calcext:value-type="float">
            <text:p>13</text:p>
          </table:table-cell>
          <table:table-cell table:style-name="ce26" office:value-type="float" office:value="0" calcext:value-type="float">
            <text:p>0</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30383" calcext:value-type="float">
            <text:p>-30383</text:p>
          </table:table-cell>
          <table:table-cell table:style-name="ce25" office:value-type="float" office:value="104755" calcext:value-type="float">
            <text:p>104755</text:p>
          </table:table-cell>
          <table:table-cell table:style-name="ce25" table:formula="of:=IF(ABS([.I19])=1;[.L19]*[.$B$26];IF(ABS([.I19])=2;[.L19]*[.$B$27];[.L19]))" office:value-type="float" office:value="-30368.745919177" calcext:value-type="float">
            <text:p>-30368.745919177</text:p>
          </table:table-cell>
          <table:table-cell table:style-name="ce25" table:formula="of:=IF(ABS([.I19])=1;[.M19]*[.$B$26];IF(ABS([.I19])=2;[.M19]*[.$B$27];[.M19]))" office:value-type="float" office:value="104705.854549037" calcext:value-type="float">
            <text:p>104705.854549037</text:p>
          </table:table-cell>
          <table:table-cell table:style-name="ce25" table:formula="of:=[.N19]*SIN([.H19]*[.$C$18]+[.I19]*[.$C$19]+[.J19]*[.$C$20]+[.K19]*[.$C$21])" office:value-type="float" office:value="-7167.52749693903" calcext:value-type="float">
            <text:p>-7167.52749693903</text:p>
          </table:table-cell>
          <table:table-cell table:style-name="ce25" table:formula="of:=[.O19]*COS([.H19]*[.$C$18]+[.I19]*[.$C$19]+[.J19]*[.$C$20]+[.K19]*[.$C$21])" office:value-type="float" office:value="101747.812458407" calcext:value-type="float">
            <text:p>101747.812458407</text:p>
          </table:table-cell>
          <table:table-cell/>
          <table:table-cell table:style-name="ce26" office:value-type="float" office:value="13" calcext:value-type="float">
            <text:p>13</text:p>
          </table:table-cell>
          <table:table-cell table:style-name="ce25" office:value-type="float" office:value="2" calcext:value-type="float">
            <text:p>2</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4200" calcext:value-type="float">
            <text:p>4200</text:p>
          </table:table-cell>
          <table:table-cell table:style-name="ce25" table:formula="of:=IF(ABS([.U19])=1;[.X19]*[.$B$26];IF(ABS([.U19])=2;[.X19]*[.$B$27];[.X19]))" office:value-type="float" office:value="4200" calcext:value-type="float">
            <text:p>4200</text:p>
          </table:table-cell>
          <table:table-cell table:style-name="ce25" table:formula="of:=[.Y19]*SIN([.T19]*[.$C$18]+[.U19]*[.$C$19]+[.V19]*[.$C$20]+[.W19]*[.$C$21])" office:value-type="float" office:value="732.60886332032" calcext:value-type="float">
            <text:p>732.60886332032</text:p>
          </table:table-cell>
          <table:table-cell table:number-columns-repeated="998"/>
        </table:table-row>
        <table:table-row table:style-name="ro2">
          <table:table-cell table:style-name="ce8" office:value-type="string" calcext:value-type="string">
            <text:p>M'</text:p>
          </table:table-cell>
          <table:table-cell table:style-name="ce23" table:formula="of:=MOD(134.9634114+477198.8676313*[.$E$13]+0.008997*[.$E$13]^2+[.$E$13]^3/69699-[.$E$13]^4/14712000;360)" office:value-type="float" office:value="147.227572438773" calcext:value-type="float">
            <text:p>147.227572</text:p>
          </table:table-cell>
          <table:table-cell table:style-name="ce23" table:formula="of:=[.B20]*PI()/180" office:value-type="float" office:value="2.56960588877504" calcext:value-type="float">
            <text:p>2.569606</text:p>
          </table:table-cell>
          <table:table-cell table:number-columns-repeated="3"/>
          <table:table-cell table:style-name="ce26" office:value-type="float" office:value="14" calcext:value-type="float">
            <text:p>14</text:p>
          </table:table-cell>
          <table:table-cell table:style-name="ce26" office:value-type="float" office:value="2" calcext:value-type="float">
            <text:p>2</text:p>
          </table:table-cell>
          <table:table-cell table:number-columns-repeated="2" table:style-name="ce26" office:value-type="float" office:value="0" calcext:value-type="float">
            <text:p>0</text:p>
          </table:table-cell>
          <table:table-cell table:style-name="ce26" office:value-type="float" office:value="-2" calcext:value-type="float">
            <text:p>-2</text:p>
          </table:table-cell>
          <table:table-cell table:style-name="ce25" office:value-type="float" office:value="15327" calcext:value-type="float">
            <text:p>15327</text:p>
          </table:table-cell>
          <table:table-cell table:style-name="ce25" office:value-type="float" office:value="10321" calcext:value-type="float">
            <text:p>10321</text:p>
          </table:table-cell>
          <table:table-cell table:style-name="ce25" table:formula="of:=IF(ABS([.I20])=1;[.L20]*[.$B$26];IF(ABS([.I20])=2;[.L20]*[.$B$27];[.L20]))" office:value-type="float" office:value="15327" calcext:value-type="float">
            <text:p>15327</text:p>
          </table:table-cell>
          <table:table-cell table:style-name="ce25" table:formula="of:=IF(ABS([.I20])=1;[.M20]*[.$B$26];IF(ABS([.I20])=2;[.M20]*[.$B$27];[.M20]))" office:value-type="float" office:value="10321" calcext:value-type="float">
            <text:p>10321</text:p>
          </table:table-cell>
          <table:table-cell table:style-name="ce25" table:formula="of:=[.N20]*SIN([.H20]*[.$C$18]+[.I20]*[.$C$19]+[.J20]*[.$C$20]+[.K20]*[.$C$21])" office:value-type="float" office:value="-11771.6446432848" calcext:value-type="float">
            <text:p>-11771.6446432848</text:p>
          </table:table-cell>
          <table:table-cell table:style-name="ce25" table:formula="of:=[.O20]*COS([.H20]*[.$C$18]+[.I20]*[.$C$19]+[.J20]*[.$C$20]+[.K20]*[.$C$21])" office:value-type="float" office:value="6609.67206895896" calcext:value-type="float">
            <text:p>6609.67206895896</text:p>
          </table:table-cell>
          <table:table-cell/>
          <table:table-cell table:style-name="ce26" office:value-type="float" office:value="14" calcext:value-type="float">
            <text:p>14</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359" calcext:value-type="float">
            <text:p>-3359</text:p>
          </table:table-cell>
          <table:table-cell table:style-name="ce25" table:formula="of:=IF(ABS([.U20])=1;[.X20]*[.$B$26];IF(ABS([.U20])=2;[.X20]*[.$B$27];[.X20]))" office:value-type="float" office:value="-3357.42413660651" calcext:value-type="float">
            <text:p>-3357.42413660651</text:p>
          </table:table-cell>
          <table:table-cell table:style-name="ce25" table:formula="of:=[.Y20]*SIN([.T20]*[.$C$18]+[.U20]*[.$C$19]+[.V20]*[.$C$20]+[.W20]*[.$C$21])" office:value-type="float" office:value="2133.41857028073" calcext:value-type="float">
            <text:p>2133.41857028073</text:p>
          </table:table-cell>
          <table:table-cell table:number-columns-repeated="998"/>
        </table:table-row>
        <table:table-row table:style-name="ro2">
          <table:table-cell table:style-name="ce8" office:value-type="string" calcext:value-type="string">
            <text:p>F</text:p>
          </table:table-cell>
          <table:table-cell table:style-name="ce23" table:formula="of:=MOD(93.2720993+483202.0175273*[.$E$13]-0.0034029*[.$E$13]^2+[.$E$13]^3/3526000-[.$E$13]^4/863310000;360)" office:value-type="float" office:value="144.30149875491" calcext:value-type="float">
            <text:p>144.301499</text:p>
          </table:table-cell>
          <table:table-cell table:style-name="ce23" table:formula="of:=[.B21]*PI()/180" office:value-type="float" office:value="2.51853626883568" calcext:value-type="float">
            <text:p>2.518536</text:p>
          </table:table-cell>
          <table:table-cell table:number-columns-repeated="3"/>
          <table:table-cell table:style-name="ce26" office:value-type="float" office:value="15" calcext:value-type="float">
            <text:p>15</text:p>
          </table:table-cell>
          <table:table-cell table:number-columns-repeated="2"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5" office:value-type="float" office:value="-12528" calcext:value-type="float">
            <text:p>-12528</text:p>
          </table:table-cell>
          <table:table-cell table:style-name="ce25" office:value-type="float" office:value="0" calcext:value-type="float">
            <text:p>0</text:p>
          </table:table-cell>
          <table:table-cell table:style-name="ce25" table:formula="of:=IF(ABS([.I21])=1;[.L21]*[.$B$26];IF(ABS([.I21])=2;[.L21]*[.$B$27];[.L21]))" office:value-type="float" office:value="-12528" calcext:value-type="float">
            <text:p>-12528</text:p>
          </table:table-cell>
          <table:table-cell table:style-name="ce25" table:formula="of:=IF(ABS([.I21])=1;[.M21]*[.$B$26];IF(ABS([.I21])=2;[.M21]*[.$B$27];[.M21]))" office:value-type="float" office:value="0" calcext:value-type="float">
            <text:p>0</text:p>
          </table:table-cell>
          <table:table-cell table:style-name="ce25" table:formula="of:=[.N21]*SIN([.H21]*[.$C$18]+[.I21]*[.$C$19]+[.J21]*[.$C$20]+[.K21]*[.$C$21])" office:value-type="float" office:value="-12146.8493148932" calcext:value-type="float">
            <text:p>-12146.8493148932</text:p>
          </table:table-cell>
          <table:table-cell table:style-name="ce25" table:formula="of:=[.O21]*COS([.H21]*[.$C$18]+[.I21]*[.$C$19]+[.J21]*[.$C$20]+[.K21]*[.$C$21])" office:value-type="float" office:value="0" calcext:value-type="float">
            <text:p>0</text:p>
          </table:table-cell>
          <table:table-cell/>
          <table:table-cell table:style-name="ce26" office:value-type="float" office:value="15" calcext:value-type="float">
            <text:p>15</text:p>
          </table:table-cell>
          <table:table-cell table:style-name="ce25" office:value-type="float" office:value="2" calcext:value-type="float">
            <text:p>2</text:p>
          </table:table-cell>
          <table:table-cell table:number-columns-repeated="2"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2463" calcext:value-type="float">
            <text:p>2463</text:p>
          </table:table-cell>
          <table:table-cell table:style-name="ce25" table:formula="of:=IF(ABS([.U21])=1;[.X21]*[.$B$26];IF(ABS([.U21])=2;[.X21]*[.$B$27];[.X21]))" office:value-type="float" office:value="2461.84449195053" calcext:value-type="float">
            <text:p>2461.84449195053</text:p>
          </table:table-cell>
          <table:table-cell table:style-name="ce25" table:formula="of:=[.Y21]*SIN([.T21]*[.$C$18]+[.U21]*[.$C$19]+[.V21]*[.$C$20]+[.W21]*[.$C$21])" office:value-type="float" office:value="388.314479869015" calcext:value-type="float">
            <text:p>388.314479869015</text:p>
          </table:table-cell>
          <table:table-cell table:number-columns-repeated="998"/>
        </table:table-row>
        <table:table-row table:style-name="ro2">
          <table:table-cell table:style-name="ce8" office:value-type="string" calcext:value-type="string">
            <text:p>A1</text:p>
          </table:table-cell>
          <table:table-cell table:style-name="ce23" table:formula="of:=MOD(119.75+131.849*[.$E$13];360)" office:value-type="float" office:value="144.321789355578" calcext:value-type="float">
            <text:p>144.321789</text:p>
          </table:table-cell>
          <table:table-cell table:style-name="ce23" table:formula="of:=[.B22]*PI()/180" office:value-type="float" office:value="2.51889040662455" calcext:value-type="float">
            <text:p>2.518890</text:p>
          </table:table-cell>
          <table:table-cell table:number-columns-repeated="3"/>
          <table:table-cell table:style-name="ce26" office:value-type="float" office:value="16" calcext:value-type="float">
            <text:p>16</text:p>
          </table:table-cell>
          <table:table-cell table:number-columns-repeated="2"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5" office:value-type="float" office:value="10980" calcext:value-type="float">
            <text:p>10980</text:p>
          </table:table-cell>
          <table:table-cell table:style-name="ce25" office:value-type="float" office:value="79661" calcext:value-type="float">
            <text:p>79661</text:p>
          </table:table-cell>
          <table:table-cell table:style-name="ce25" table:formula="of:=IF(ABS([.I22])=1;[.L22]*[.$B$26];IF(ABS([.I22])=2;[.L22]*[.$B$27];[.L22]))" office:value-type="float" office:value="10980" calcext:value-type="float">
            <text:p>10980</text:p>
          </table:table-cell>
          <table:table-cell table:style-name="ce25" table:formula="of:=IF(ABS([.I22])=1;[.M22]*[.$B$26];IF(ABS([.I22])=2;[.M22]*[.$B$27];[.M22]))" office:value-type="float" office:value="79661" calcext:value-type="float">
            <text:p>79661</text:p>
          </table:table-cell>
          <table:table-cell table:style-name="ce25" table:formula="of:=[.N22]*SIN([.H22]*[.$C$18]+[.I22]*[.$C$19]+[.J22]*[.$C$20]+[.K22]*[.$C$21])" office:value-type="float" office:value="-6853.87788839584" calcext:value-type="float">
            <text:p>-6853.87788839584</text:p>
          </table:table-cell>
          <table:table-cell table:style-name="ce25" table:formula="of:=[.O22]*COS([.H22]*[.$C$18]+[.I22]*[.$C$19]+[.J22]*[.$C$20]+[.K22]*[.$C$21])" office:value-type="float" office:value="-62235.3801138497" calcext:value-type="float">
            <text:p>-62235.3801138497</text:p>
          </table:table-cell>
          <table:table-cell/>
          <table:table-cell table:style-name="ce26" office:value-type="float" office:value="16" calcext:value-type="float">
            <text:p>16</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2211" calcext:value-type="float">
            <text:p>2211</text:p>
          </table:table-cell>
          <table:table-cell table:style-name="ce25" table:formula="of:=IF(ABS([.U22])=1;[.X22]*[.$B$26];IF(ABS([.U22])=2;[.X22]*[.$B$27];[.X22]))" office:value-type="float" office:value="2209.96271689104" calcext:value-type="float">
            <text:p>2209.96271689104</text:p>
          </table:table-cell>
          <table:table-cell table:style-name="ce25" table:formula="of:=[.Y22]*SIN([.T22]*[.$C$18]+[.U22]*[.$C$19]+[.V22]*[.$C$20]+[.W22]*[.$C$21])" office:value-type="float" office:value="888.186582160452" calcext:value-type="float">
            <text:p>888.186582160452</text:p>
          </table:table-cell>
          <table:table-cell table:number-columns-repeated="998"/>
        </table:table-row>
        <table:table-row table:style-name="ro2">
          <table:table-cell table:style-name="ce8" office:value-type="string" calcext:value-type="string">
            <text:p>A2</text:p>
          </table:table-cell>
          <table:table-cell table:style-name="ce23" table:formula="of:=MOD(53.09+479264.29*[.$E$13];360)" office:value-type="float" office:value="90.2723793189653" calcext:value-type="float">
            <text:p>90.272379</text:p>
          </table:table-cell>
          <table:table-cell table:style-name="ce23" table:formula="of:=[.B23]*PI()/180" office:value-type="float" office:value="1.57555024272518" calcext:value-type="float">
            <text:p>1.575550</text:p>
          </table:table-cell>
          <table:table-cell table:number-columns-repeated="3"/>
          <table:table-cell table:style-name="ce26" office:value-type="float" office:value="17" calcext:value-type="float">
            <text:p>17</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10675" calcext:value-type="float">
            <text:p>10675</text:p>
          </table:table-cell>
          <table:table-cell table:style-name="ce25" office:value-type="float" office:value="-34782" calcext:value-type="float">
            <text:p>-34782</text:p>
          </table:table-cell>
          <table:table-cell table:style-name="ce25" table:formula="of:=IF(ABS([.I23])=1;[.L23]*[.$B$26];IF(ABS([.I23])=2;[.L23]*[.$B$27];[.L23]))" office:value-type="float" office:value="10675" calcext:value-type="float">
            <text:p>10675</text:p>
          </table:table-cell>
          <table:table-cell table:style-name="ce25" table:formula="of:=IF(ABS([.I23])=1;[.M23]*[.$B$26];IF(ABS([.I23])=2;[.M23]*[.$B$27];[.M23]))" office:value-type="float" office:value="-34782" calcext:value-type="float">
            <text:p>-34782</text:p>
          </table:table-cell>
          <table:table-cell table:style-name="ce25" table:formula="of:=[.N23]*SIN([.H23]*[.$C$18]+[.I23]*[.$C$19]+[.J23]*[.$C$20]+[.K23]*[.$C$21])" office:value-type="float" office:value="-5398.17742605428" calcext:value-type="float">
            <text:p>-5398.17742605428</text:p>
          </table:table-cell>
          <table:table-cell table:style-name="ce25" table:formula="of:=[.O23]*COS([.H23]*[.$C$18]+[.I23]*[.$C$19]+[.J23]*[.$C$20]+[.K23]*[.$C$21])" office:value-type="float" office:value="-30007.0831947064" calcext:value-type="float">
            <text:p>-30007.0831947064</text:p>
          </table:table-cell>
          <table:table-cell/>
          <table:table-cell table:style-name="ce26" office:value-type="float" office:value="17" calcext:value-type="float">
            <text:p>17</text:p>
          </table:table-cell>
          <table:table-cell table:style-name="ce25" office:value-type="float" office:value="2" calcext:value-type="float">
            <text:p>2</text:p>
          </table:table-cell>
          <table:table-cell table:number-columns-repeated="3" table:style-name="ce25" office:value-type="float" office:value="-1" calcext:value-type="float">
            <text:p>-1</text:p>
          </table:table-cell>
          <table:table-cell table:style-name="ce25" office:value-type="float" office:value="2065" calcext:value-type="float">
            <text:p>2065</text:p>
          </table:table-cell>
          <table:table-cell table:style-name="ce25" table:formula="of:=IF(ABS([.U23])=1;[.X23]*[.$B$26];IF(ABS([.U23])=2;[.X23]*[.$B$27];[.X23]))" office:value-type="float" office:value="2064.03121229308" calcext:value-type="float">
            <text:p>2064.03121229308</text:p>
          </table:table-cell>
          <table:table-cell table:style-name="ce25" table:formula="of:=[.Y23]*SIN([.T23]*[.$C$18]+[.U23]*[.$C$19]+[.V23]*[.$C$20]+[.W23]*[.$C$21])" office:value-type="float" office:value="2035.55961165781" calcext:value-type="float">
            <text:p>2035.55961165781</text:p>
          </table:table-cell>
          <table:table-cell table:number-columns-repeated="998"/>
        </table:table-row>
        <table:table-row table:style-name="ro2">
          <table:table-cell table:style-name="ce8" office:value-type="string" calcext:value-type="string">
            <text:p>A3</text:p>
          </table:table-cell>
          <table:table-cell table:style-name="ce23" table:formula="of:=MOD(313.45+481266.484*[.$E$13];360)" office:value-type="float" office:value="3.76747489802074" calcext:value-type="float">
            <text:p>3.767475</text:p>
          </table:table-cell>
          <table:table-cell table:style-name="ce23" table:formula="of:=[.B24]*PI()/180" office:value-type="float" office:value="0.0657548414566995" calcext:value-type="float">
            <text:p>0.065755</text:p>
          </table:table-cell>
          <table:table-cell table:number-columns-repeated="3"/>
          <table:table-cell table:style-name="ce26" office:value-type="float" office:value="18" calcext:value-type="float">
            <text:p>18</text:p>
          </table:table-cell>
          <table:table-cell table:number-columns-repeated="2" table:style-name="ce26" office:value-type="float" office:value="0" calcext:value-type="float">
            <text:p>0</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5" office:value-type="float" office:value="10034" calcext:value-type="float">
            <text:p>10034</text:p>
          </table:table-cell>
          <table:table-cell table:style-name="ce25" office:value-type="float" office:value="-23210" calcext:value-type="float">
            <text:p>-23210</text:p>
          </table:table-cell>
          <table:table-cell table:style-name="ce25" table:formula="of:=IF(ABS([.I24])=1;[.L24]*[.$B$26];IF(ABS([.I24])=2;[.L24]*[.$B$27];[.L24]))" office:value-type="float" office:value="10034" calcext:value-type="float">
            <text:p>10034</text:p>
          </table:table-cell>
          <table:table-cell table:style-name="ce25" table:formula="of:=IF(ABS([.I24])=1;[.M24]*[.$B$26];IF(ABS([.I24])=2;[.M24]*[.$B$27];[.M24]))" office:value-type="float" office:value="-23210" calcext:value-type="float">
            <text:p>-23210</text:p>
          </table:table-cell>
          <table:table-cell table:style-name="ce25" table:formula="of:=[.N24]*SIN([.H24]*[.$C$18]+[.I24]*[.$C$19]+[.J24]*[.$C$20]+[.K24]*[.$C$21])" office:value-type="float" office:value="9928.46439968481" calcext:value-type="float">
            <text:p>9928.46439968481</text:p>
          </table:table-cell>
          <table:table-cell table:style-name="ce25" table:formula="of:=[.O24]*COS([.H24]*[.$C$18]+[.I24]*[.$C$19]+[.J24]*[.$C$20]+[.K24]*[.$C$21])" office:value-type="float" office:value="-3357.43500036359" calcext:value-type="float">
            <text:p>-3357.43500036359</text:p>
          </table:table-cell>
          <table:table-cell/>
          <table:table-cell table:style-name="ce26" office:value-type="float" office:value="18" calcext:value-type="float">
            <text:p>18</text:p>
          </table:table-cell>
          <table:table-cell table:style-name="ce25" office:value-type="float" office:value="0" calcext:value-type="float">
            <text:p>0</text:p>
          </table:table-cell>
          <table:table-cell table:style-name="ce25" office:value-type="float" office:value="1" calcext:value-type="float">
            <text:p>1</text:p>
          </table:table-cell>
          <table:table-cell table:number-columns-repeated="2" table:style-name="ce25" office:value-type="float" office:value="-1" calcext:value-type="float">
            <text:p>-1</text:p>
          </table:table-cell>
          <table:table-cell table:style-name="ce25" office:value-type="float" office:value="-1870" calcext:value-type="float">
            <text:p>-1870</text:p>
          </table:table-cell>
          <table:table-cell table:style-name="ce25" table:formula="of:=IF(ABS([.U24])=1;[.X24]*[.$B$26];IF(ABS([.U24])=2;[.X24]*[.$B$27];[.X24]))" office:value-type="float" office:value="-1869.12269587799" calcext:value-type="float">
            <text:p>-1869.12269587799</text:p>
          </table:table-cell>
          <table:table-cell table:style-name="ce25" table:formula="of:=[.Y24]*SIN([.T24]*[.$C$18]+[.U24]*[.$C$19]+[.V24]*[.$C$20]+[.W24]*[.$C$21])" office:value-type="float" office:value="1695.44645154074" calcext:value-type="float">
            <text:p>1695.44645154074</text:p>
          </table:table-cell>
          <table:table-cell table:number-columns-repeated="998"/>
        </table:table-row>
        <table:table-row table:style-name="ro2">
          <table:table-cell table:style-name="ce8"/>
          <table:table-cell table:number-columns-repeated="5"/>
          <table:table-cell table:style-name="ce26" office:value-type="float" office:value="19" calcext:value-type="float">
            <text:p>19</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8548" calcext:value-type="float">
            <text:p>8548</text:p>
          </table:table-cell>
          <table:table-cell table:style-name="ce25" office:value-type="float" office:value="-21636" calcext:value-type="float">
            <text:p>-21636</text:p>
          </table:table-cell>
          <table:table-cell table:style-name="ce25" table:formula="of:=IF(ABS([.I25])=1;[.L25]*[.$B$26];IF(ABS([.I25])=2;[.L25]*[.$B$27];[.L25]))" office:value-type="float" office:value="8548" calcext:value-type="float">
            <text:p>8548</text:p>
          </table:table-cell>
          <table:table-cell table:style-name="ce25" table:formula="of:=IF(ABS([.I25])=1;[.M25]*[.$B$26];IF(ABS([.I25])=2;[.M25]*[.$B$27];[.M25]))" office:value-type="float" office:value="-21636" calcext:value-type="float">
            <text:p>-21636</text:p>
          </table:table-cell>
          <table:table-cell table:style-name="ce25" table:formula="of:=[.N25]*SIN([.H25]*[.$C$18]+[.I25]*[.$C$19]+[.J25]*[.$C$20]+[.K25]*[.$C$21])" office:value-type="float" office:value="-357.305377928826" calcext:value-type="float">
            <text:p>-357.305377928826</text:p>
          </table:table-cell>
          <table:table-cell table:style-name="ce25" table:formula="of:=[.O25]*COS([.H25]*[.$C$18]+[.I25]*[.$C$19]+[.J25]*[.$C$20]+[.K25]*[.$C$21])" office:value-type="float" office:value="21617.0902022631" calcext:value-type="float">
            <text:p>21617.0902022631</text:p>
          </table:table-cell>
          <table:table-cell/>
          <table:table-cell table:style-name="ce26" office:value-type="float" office:value="19" calcext:value-type="float">
            <text:p>19</text:p>
          </table:table-cell>
          <table:table-cell table:style-name="ce25" office:value-type="float" office:value="4" calcext:value-type="float">
            <text:p>4</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1828" calcext:value-type="float">
            <text:p>1828</text:p>
          </table:table-cell>
          <table:table-cell table:style-name="ce25" table:formula="of:=IF(ABS([.U25])=1;[.X25]*[.$B$26];IF(ABS([.U25])=2;[.X25]*[.$B$27];[.X25]))" office:value-type="float" office:value="1828" calcext:value-type="float">
            <text:p>1828</text:p>
          </table:table-cell>
          <table:table-cell table:style-name="ce25" table:formula="of:=[.Y25]*SIN([.T25]*[.$C$18]+[.U25]*[.$C$19]+[.V25]*[.$C$20]+[.W25]*[.$C$21])" office:value-type="float" office:value="-169.543693868678" calcext:value-type="float">
            <text:p>-169.543693868678</text:p>
          </table:table-cell>
          <table:table-cell table:number-columns-repeated="998"/>
        </table:table-row>
        <table:table-row table:style-name="ro2">
          <table:table-cell table:style-name="ce8" office:value-type="string" calcext:value-type="string">
            <text:p>E</text:p>
          </table:table-cell>
          <table:table-cell table:formula="of:=1-0.002516*[.$E$13]-0.0000074*[.$E$13]^2" office:value-type="float" office:value="0.999530853410691" calcext:value-type="float">
            <text:p>0.999530853410691</text:p>
          </table:table-cell>
          <table:table-cell table:number-columns-repeated="4"/>
          <table:table-cell table:style-name="ce26" office:value-type="float" office:value="20" calcext:value-type="float">
            <text:p>20</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7888" calcext:value-type="float">
            <text:p>-7888</text:p>
          </table:table-cell>
          <table:table-cell table:style-name="ce25" office:value-type="float" office:value="24208" calcext:value-type="float">
            <text:p>24208</text:p>
          </table:table-cell>
          <table:table-cell table:style-name="ce25" table:formula="of:=IF(ABS([.I26])=1;[.L26]*[.$B$26];IF(ABS([.I26])=2;[.L26]*[.$B$27];[.L26]))" office:value-type="float" office:value="-7884.29937170353" calcext:value-type="float">
            <text:p>-7884.29937170353</text:p>
          </table:table-cell>
          <table:table-cell table:style-name="ce25" table:formula="of:=IF(ABS([.I26])=1;[.M26]*[.$B$26];IF(ABS([.I26])=2;[.M26]*[.$B$27];[.M26]))" office:value-type="float" office:value="24196.642899366" calcext:value-type="float">
            <text:p>24196.642899366</text:p>
          </table:table-cell>
          <table:table-cell table:style-name="ce25" table:formula="of:=[.N26]*SIN([.H26]*[.$C$18]+[.I26]*[.$C$19]+[.J26]*[.$C$20]+[.K26]*[.$C$21])" office:value-type="float" office:value="5314.18534267077" calcext:value-type="float">
            <text:p>5314.18534267077</text:p>
          </table:table-cell>
          <table:table-cell table:style-name="ce25" table:formula="of:=[.O26]*COS([.H26]*[.$C$18]+[.I26]*[.$C$19]+[.J26]*[.$C$20]+[.K26]*[.$C$21])" office:value-type="float" office:value="17874.3493454406" calcext:value-type="float">
            <text:p>17874.3493454406</text:p>
          </table:table-cell>
          <table:table-cell/>
          <table:table-cell table:style-name="ce26" office:value-type="float" office:value="20" calcext:value-type="float">
            <text:p>20</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794" calcext:value-type="float">
            <text:p>-1794</text:p>
          </table:table-cell>
          <table:table-cell table:style-name="ce25" table:formula="of:=IF(ABS([.U26])=1;[.X26]*[.$B$26];IF(ABS([.U26])=2;[.X26]*[.$B$27];[.X26]))" office:value-type="float" office:value="-1793.15835101878" calcext:value-type="float">
            <text:p>-1793.15835101878</text:p>
          </table:table-cell>
          <table:table-cell table:style-name="ce25" table:formula="of:=[.Y26]*SIN([.T26]*[.$C$18]+[.U26]*[.$C$19]+[.V26]*[.$C$20]+[.W26]*[.$C$21])" office:value-type="float" office:value="-333.713193312257" calcext:value-type="float">
            <text:p>-333.713193312257</text:p>
          </table:table-cell>
          <table:table-cell table:number-columns-repeated="998"/>
        </table:table-row>
        <table:table-row table:style-name="ro2">
          <table:table-cell table:style-name="ce8" office:value-type="string" calcext:value-type="string">
            <text:p>E^2</text:p>
          </table:table-cell>
          <table:table-cell table:formula="of:=[.B26]^2" office:value-type="float" office:value="0.999061926919905" calcext:value-type="float">
            <text:p>0.999061926919905</text:p>
          </table:table-cell>
          <table:table-cell table:number-columns-repeated="4"/>
          <table:table-cell table:style-name="ce26" office:value-type="float" office:value="21" calcext:value-type="float">
            <text:p>21</text:p>
          </table:table-cell>
          <table:table-cell table:style-name="ce26" office:value-type="float" office:value="2" calcext:value-type="float">
            <text:p>2</text:p>
          </table:table-cell>
          <table:table-cell table:style-name="ce26" office:value-type="float" office:value="1" calcext:value-type="float">
            <text:p>1</text:p>
          </table:table-cell>
          <table:table-cell table:number-columns-repeated="2" table:style-name="ce26" office:value-type="float" office:value="0" calcext:value-type="float">
            <text:p>0</text:p>
          </table:table-cell>
          <table:table-cell table:style-name="ce25" office:value-type="float" office:value="-6766" calcext:value-type="float">
            <text:p>-6766</text:p>
          </table:table-cell>
          <table:table-cell table:style-name="ce25" office:value-type="float" office:value="30824" calcext:value-type="float">
            <text:p>30824</text:p>
          </table:table-cell>
          <table:table-cell table:style-name="ce25" table:formula="of:=IF(ABS([.I27])=1;[.L27]*[.$B$26];IF(ABS([.I27])=2;[.L27]*[.$B$27];[.L27]))" office:value-type="float" office:value="-6762.82575417674" calcext:value-type="float">
            <text:p>-6762.82575417674</text:p>
          </table:table-cell>
          <table:table-cell table:style-name="ce25" table:formula="of:=IF(ABS([.I27])=1;[.M27]*[.$B$26];IF(ABS([.I27])=2;[.M27]*[.$B$27];[.M27]))" office:value-type="float" office:value="30809.5390255311" calcext:value-type="float">
            <text:p>30809.5390255311</text:p>
          </table:table-cell>
          <table:table-cell table:style-name="ce25" table:formula="of:=[.N27]*SIN([.H27]*[.$C$18]+[.I27]*[.$C$19]+[.J27]*[.$C$20]+[.K27]*[.$C$21])" office:value-type="float" office:value="-6536.96677358786" calcext:value-type="float">
            <text:p>-6536.96677358786</text:p>
          </table:table-cell>
          <table:table-cell table:style-name="ce25" table:formula="of:=[.O27]*COS([.H27]*[.$C$18]+[.I27]*[.$C$19]+[.J27]*[.$C$20]+[.K27]*[.$C$21])" office:value-type="float" office:value="-7895.83596702843" calcext:value-type="float">
            <text:p>-7895.83596702843</text:p>
          </table:table-cell>
          <table:table-cell/>
          <table:table-cell table:style-name="ce26" office:value-type="float" office:value="21" calcext:value-type="float">
            <text:p>21</text:p>
          </table:table-cell>
          <table:table-cell table:number-columns-repeated="3" table:style-name="ce25" office:value-type="float" office:value="0" calcext:value-type="float">
            <text:p>0</text:p>
          </table:table-cell>
          <table:table-cell table:style-name="ce25" office:value-type="float" office:value="3" calcext:value-type="float">
            <text:p>3</text:p>
          </table:table-cell>
          <table:table-cell table:style-name="ce25" office:value-type="float" office:value="-1749" calcext:value-type="float">
            <text:p>-1749</text:p>
          </table:table-cell>
          <table:table-cell table:style-name="ce25" table:formula="of:=IF(ABS([.U27])=1;[.X27]*[.$B$26];IF(ABS([.U27])=2;[.X27]*[.$B$27];[.X27]))" office:value-type="float" office:value="-1749" calcext:value-type="float">
            <text:p>-1749</text:p>
          </table:table-cell>
          <table:table-cell table:style-name="ce25" table:formula="of:=[.Y27]*SIN([.T27]*[.$C$18]+[.U27]*[.$C$19]+[.V27]*[.$C$20]+[.W27]*[.$C$21])" office:value-type="float" office:value="-1671.72233539193" calcext:value-type="float">
            <text:p>-1671.72233539193</text:p>
          </table:table-cell>
          <table:table-cell table:number-columns-repeated="998"/>
        </table:table-row>
        <table:table-row table:style-name="ro2">
          <table:table-cell table:style-name="ce4"/>
          <table:table-cell table:number-columns-repeated="5"/>
          <table:table-cell table:style-name="ce26" office:value-type="float" office:value="22" calcext:value-type="float">
            <text:p>2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5163" calcext:value-type="float">
            <text:p>-5163</text:p>
          </table:table-cell>
          <table:table-cell table:style-name="ce25" office:value-type="float" office:value="-8379" calcext:value-type="float">
            <text:p>-8379</text:p>
          </table:table-cell>
          <table:table-cell table:style-name="ce25" table:formula="of:=IF(ABS([.I28])=1;[.L28]*[.$B$26];IF(ABS([.I28])=2;[.L28]*[.$B$27];[.L28]))" office:value-type="float" office:value="-5163" calcext:value-type="float">
            <text:p>-5163</text:p>
          </table:table-cell>
          <table:table-cell table:style-name="ce25" table:formula="of:=IF(ABS([.I28])=1;[.M28]*[.$B$26];IF(ABS([.I28])=2;[.M28]*[.$B$27];[.M28]))" office:value-type="float" office:value="-8379" calcext:value-type="float">
            <text:p>-8379</text:p>
          </table:table-cell>
          <table:table-cell table:style-name="ce25" table:formula="of:=[.N28]*SIN([.H28]*[.$C$18]+[.I28]*[.$C$19]+[.J28]*[.$C$20]+[.K28]*[.$C$21])" office:value-type="float" office:value="2425.0649100445" calcext:value-type="float">
            <text:p>2425.0649100445</text:p>
          </table:table-cell>
          <table:table-cell table:style-name="ce25" table:formula="of:=[.O28]*COS([.H28]*[.$C$18]+[.I28]*[.$C$19]+[.J28]*[.$C$20]+[.K28]*[.$C$21])" office:value-type="float" office:value="-7397.19654118819" calcext:value-type="float">
            <text:p>-7397.19654118819</text:p>
          </table:table-cell>
          <table:table-cell/>
          <table:table-cell table:style-name="ce26" office:value-type="float" office:value="22" calcext:value-type="float">
            <text:p>22</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565" calcext:value-type="float">
            <text:p>-1565</text:p>
          </table:table-cell>
          <table:table-cell table:style-name="ce25" table:formula="of:=IF(ABS([.U28])=1;[.X28]*[.$B$26];IF(ABS([.U28])=2;[.X28]*[.$B$27];[.X28]))" office:value-type="float" office:value="-1564.26578558773" calcext:value-type="float">
            <text:p>-1564.26578558773</text:p>
          </table:table-cell>
          <table:table-cell table:style-name="ce25" table:formula="of:=[.Y28]*SIN([.T28]*[.$C$18]+[.U28]*[.$C$19]+[.V28]*[.$C$20]+[.W28]*[.$C$21])" office:value-type="float" office:value="1076.72808120234" calcext:value-type="float">
            <text:p>1076.72808120234</text:p>
          </table:table-cell>
          <table:table-cell table:number-columns-repeated="998"/>
        </table:table-row>
        <table:table-row table:style-name="ro2">
          <table:table-cell table:style-name="ce4" office:value-type="string" calcext:value-type="string">
            <text:p>Totals and additive terms - longitude and radius vector</text:p>
          </table:table-cell>
          <table:table-cell table:number-columns-repeated="5"/>
          <table:table-cell table:style-name="ce26" office:value-type="float" office:value="23" calcext:value-type="float">
            <text:p>23</text:p>
          </table:table-cell>
          <table:table-cell table:number-columns-repeated="2" table:style-name="ce26" office:value-type="float" office:value="1" calcext:value-type="float">
            <text:p>1</text:p>
          </table:table-cell>
          <table:table-cell table:number-columns-repeated="2" table:style-name="ce26" office:value-type="float" office:value="0" calcext:value-type="float">
            <text:p>0</text:p>
          </table:table-cell>
          <table:table-cell table:style-name="ce25" office:value-type="float" office:value="4987" calcext:value-type="float">
            <text:p>4987</text:p>
          </table:table-cell>
          <table:table-cell table:style-name="ce25" office:value-type="float" office:value="-16675" calcext:value-type="float">
            <text:p>-16675</text:p>
          </table:table-cell>
          <table:table-cell table:style-name="ce25" table:formula="of:=IF(ABS([.I29])=1;[.L29]*[.$B$26];IF(ABS([.I29])=2;[.L29]*[.$B$27];[.L29]))" office:value-type="float" office:value="4984.66036595912" calcext:value-type="float">
            <text:p>4984.66036595912</text:p>
          </table:table-cell>
          <table:table-cell table:style-name="ce25" table:formula="of:=IF(ABS([.I29])=1;[.M29]*[.$B$26];IF(ABS([.I29])=2;[.M29]*[.$B$27];[.M29]))" office:value-type="float" office:value="-16667.1769806233" calcext:value-type="float">
            <text:p>-16667.1769806233</text:p>
          </table:table-cell>
          <table:table-cell table:style-name="ce25" table:formula="of:=[.N29]*SIN([.H29]*[.$C$18]+[.I29]*[.$C$19]+[.J29]*[.$C$20]+[.K29]*[.$C$21])" office:value-type="float" office:value="-1236.5433759397" calcext:value-type="float">
            <text:p>-1236.5433759397</text:p>
          </table:table-cell>
          <table:table-cell table:style-name="ce25" table:formula="of:=[.O29]*COS([.H29]*[.$C$18]+[.I29]*[.$C$19]+[.J29]*[.$C$20]+[.K29]*[.$C$21])" office:value-type="float" office:value="-16146.1973220227" calcext:value-type="float">
            <text:p>-16146.1973220227</text:p>
          </table:table-cell>
          <table:table-cell/>
          <table:table-cell table:style-name="ce26" office:value-type="float" office:value="23" calcext:value-type="float">
            <text:p>23</text:p>
          </table:table-cell>
          <table:table-cell table:style-name="ce25" office:value-type="float" office:value="1" calcext:value-type="float">
            <text:p>1</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491" calcext:value-type="float">
            <text:p>-1491</text:p>
          </table:table-cell>
          <table:table-cell table:style-name="ce25" table:formula="of:=IF(ABS([.U29])=1;[.X29]*[.$B$26];IF(ABS([.U29])=2;[.X29]*[.$B$27];[.X29]))" office:value-type="float" office:value="-1491" calcext:value-type="float">
            <text:p>-1491</text:p>
          </table:table-cell>
          <table:table-cell table:style-name="ce25" table:formula="of:=[.Y29]*SIN([.T29]*[.$C$18]+[.U29]*[.$C$19]+[.V29]*[.$C$20]+[.W29]*[.$C$21])" office:value-type="float" office:value="1481.45741872256" calcext:value-type="float">
            <text:p>1481.45741872256</text:p>
          </table:table-cell>
          <table:table-cell table:number-columns-repeated="998"/>
        </table:table-row>
        <table:table-row table:style-name="ro2">
          <table:table-cell/>
          <table:table-cell table:style-name="ce3"/>
          <table:table-cell table:number-columns-repeated="4"/>
          <table:table-cell table:style-name="ce26" office:value-type="float" office:value="24" calcext:value-type="float">
            <text:p>24</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4036" calcext:value-type="float">
            <text:p>4036</text:p>
          </table:table-cell>
          <table:table-cell table:style-name="ce25" office:value-type="float" office:value="-12831" calcext:value-type="float">
            <text:p>-12831</text:p>
          </table:table-cell>
          <table:table-cell table:style-name="ce25" table:formula="of:=IF(ABS([.I30])=1;[.L30]*[.$B$26];IF(ABS([.I30])=2;[.L30]*[.$B$27];[.L30]))" office:value-type="float" office:value="4034.10652436555" calcext:value-type="float">
            <text:p>4034.10652436555</text:p>
          </table:table-cell>
          <table:table-cell table:style-name="ce25" table:formula="of:=IF(ABS([.I30])=1;[.M30]*[.$B$26];IF(ABS([.I30])=2;[.M30]*[.$B$27];[.M30]))" office:value-type="float" office:value="-12824.9803801126" calcext:value-type="float">
            <text:p>-12824.9803801126</text:p>
          </table:table-cell>
          <table:table-cell table:style-name="ce25" table:formula="of:=[.N30]*SIN([.H30]*[.$C$18]+[.I30]*[.$C$19]+[.J30]*[.$C$20]+[.K30]*[.$C$21])" office:value-type="float" office:value="1430.63098559955" calcext:value-type="float">
            <text:p>1430.63098559955</text:p>
          </table:table-cell>
          <table:table-cell table:style-name="ce25" table:formula="of:=[.O30]*COS([.H30]*[.$C$18]+[.I30]*[.$C$19]+[.J30]*[.$C$20]+[.K30]*[.$C$21])" office:value-type="float" office:value="11991.423778227" calcext:value-type="float">
            <text:p>11991.423778227</text:p>
          </table:table-cell>
          <table:table-cell/>
          <table:table-cell table:style-name="ce26" office:value-type="float" office:value="24" calcext:value-type="float">
            <text:p>24</text:p>
          </table:table-cell>
          <table:table-cell table:style-name="ce25" office:value-type="float" office:value="0" calcext:value-type="float">
            <text:p>0</text:p>
          </table:table-cell>
          <table:table-cell table:number-columns-repeated="3" table:style-name="ce25" office:value-type="float" office:value="1" calcext:value-type="float">
            <text:p>1</text:p>
          </table:table-cell>
          <table:table-cell table:style-name="ce25" office:value-type="float" office:value="-1475" calcext:value-type="float">
            <text:p>-1475</text:p>
          </table:table-cell>
          <table:table-cell table:style-name="ce25" table:formula="of:=IF(ABS([.U30])=1;[.X30]*[.$B$26];IF(ABS([.U30])=2;[.X30]*[.$B$27];[.X30]))" office:value-type="float" office:value="-1474.30800878077" calcext:value-type="float">
            <text:p>-1474.30800878077</text:p>
          </table:table-cell>
          <table:table-cell table:style-name="ce25" table:formula="of:=[.Y30]*SIN([.T30]*[.$C$18]+[.U30]*[.$C$19]+[.V30]*[.$C$20]+[.W30]*[.$C$21])" office:value-type="float" office:value="-553.405372466037" calcext:value-type="float">
            <text:p>-553.405372466037</text:p>
          </table:table-cell>
          <table:table-cell table:number-columns-repeated="998"/>
        </table:table-row>
        <table:table-row table:style-name="ro2">
          <table:table-cell/>
          <table:table-cell table:style-name="ce3" office:value-type="string" calcext:value-type="string">
            <text:p>Totals</text:p>
          </table:table-cell>
          <table:table-cell table:formula="of:=SUM([.P7:.P66])" office:value-type="float" office:value="4016173.04768499" calcext:value-type="float">
            <text:p>4016173.04768499</text:p>
          </table:table-cell>
          <table:table-cell table:formula="of:=SUM([.Q7:.Q66])" office:value-type="float" office:value="18760248.7859497" calcext:value-type="float">
            <text:p>18760248.7859497</text:p>
          </table:table-cell>
          <table:table-cell table:number-columns-repeated="2"/>
          <table:table-cell table:style-name="ce26" office:value-type="float" office:value="25" calcext:value-type="float">
            <text:p>25</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3994" calcext:value-type="float">
            <text:p>3994</text:p>
          </table:table-cell>
          <table:table-cell table:style-name="ce25" office:value-type="float" office:value="-10445" calcext:value-type="float">
            <text:p>-10445</text:p>
          </table:table-cell>
          <table:table-cell table:style-name="ce25" table:formula="of:=IF(ABS([.I31])=1;[.L31]*[.$B$26];IF(ABS([.I31])=2;[.L31]*[.$B$27];[.L31]))" office:value-type="float" office:value="3994" calcext:value-type="float">
            <text:p>3994</text:p>
          </table:table-cell>
          <table:table-cell table:style-name="ce25" table:formula="of:=IF(ABS([.I31])=1;[.M31]*[.$B$26];IF(ABS([.I31])=2;[.M31]*[.$B$27];[.M31]))" office:value-type="float" office:value="-10445" calcext:value-type="float">
            <text:p>-10445</text:p>
          </table:table-cell>
          <table:table-cell table:style-name="ce25" table:formula="of:=[.N31]*SIN([.H31]*[.$C$18]+[.I31]*[.$C$19]+[.J31]*[.$C$20]+[.K31]*[.$C$21])" office:value-type="float" office:value="495.010071163391" calcext:value-type="float">
            <text:p>495.010071163391</text:p>
          </table:table-cell>
          <table:table-cell table:style-name="ce25" table:formula="of:=[.O31]*COS([.H31]*[.$C$18]+[.I31]*[.$C$19]+[.J31]*[.$C$20]+[.K31]*[.$C$21])" office:value-type="float" office:value="10364.4681163413" calcext:value-type="float">
            <text:p>10364.4681163413</text:p>
          </table:table-cell>
          <table:table-cell/>
          <table:table-cell table:style-name="ce26" office:value-type="float" office:value="25" calcext:value-type="float">
            <text:p>25</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410" calcext:value-type="float">
            <text:p>-1410</text:p>
          </table:table-cell>
          <table:table-cell table:style-name="ce25" table:formula="of:=IF(ABS([.U31])=1;[.X31]*[.$B$26];IF(ABS([.U31])=2;[.X31]*[.$B$27];[.X31]))" office:value-type="float" office:value="-1409.33850330907" calcext:value-type="float">
            <text:p>-1409.33850330907</text:p>
          </table:table-cell>
          <table:table-cell table:style-name="ce25" table:formula="of:=[.Y31]*SIN([.T31]*[.$C$18]+[.U31]*[.$C$19]+[.V31]*[.$C$20]+[.W31]*[.$C$21])" office:value-type="float" office:value="1069.27039404474" calcext:value-type="float">
            <text:p>1069.27039404474</text:p>
          </table:table-cell>
          <table:table-cell table:number-columns-repeated="998"/>
        </table:table-row>
        <table:table-row table:style-name="ro2">
          <table:table-cell office:value-type="string" calcext:value-type="string">
            <text:p>Additional</text:p>
          </table:table-cell>
          <table:table-cell table:style-name="ce3" office:value-type="string" calcext:value-type="string">
            <text:p>A1</text:p>
          </table:table-cell>
          <table:table-cell table:formula="of:=3958*SIN([.$C$22])" office:value-type="float" office:value="2308.43359005157" calcext:value-type="float">
            <text:p>2308.43359005157</text:p>
          </table:table-cell>
          <table:table-cell table:number-columns-repeated="3"/>
          <table:table-cell table:style-name="ce26" office:value-type="float" office:value="26" calcext:value-type="float">
            <text:p>26</text:p>
          </table:table-cell>
          <table:table-cell table:style-name="ce26" office:value-type="float" office:value="4" calcext:value-type="float">
            <text:p>4</text:p>
          </table:table-cell>
          <table:table-cell table:number-columns-repeated="3" table:style-name="ce26" office:value-type="float" office:value="0" calcext:value-type="float">
            <text:p>0</text:p>
          </table:table-cell>
          <table:table-cell table:style-name="ce25" office:value-type="float" office:value="3861" calcext:value-type="float">
            <text:p>3861</text:p>
          </table:table-cell>
          <table:table-cell table:style-name="ce25" office:value-type="float" office:value="-11650" calcext:value-type="float">
            <text:p>-11650</text:p>
          </table:table-cell>
          <table:table-cell table:style-name="ce25" table:formula="of:=IF(ABS([.I32])=1;[.L32]*[.$B$26];IF(ABS([.I32])=2;[.L32]*[.$B$27];[.L32]))" office:value-type="float" office:value="3861" calcext:value-type="float">
            <text:p>3861</text:p>
          </table:table-cell>
          <table:table-cell table:style-name="ce25" table:formula="of:=IF(ABS([.I32])=1;[.M32]*[.$B$26];IF(ABS([.I32])=2;[.M32]*[.$B$27];[.M32]))" office:value-type="float" office:value="-11650" calcext:value-type="float">
            <text:p>-11650</text:p>
          </table:table-cell>
          <table:table-cell table:style-name="ce25" table:formula="of:=[.N32]*SIN([.H32]*[.$C$18]+[.I32]*[.$C$19]+[.J32]*[.$C$20]+[.K32]*[.$C$21])" office:value-type="float" office:value="3444.72902878518" calcext:value-type="float">
            <text:p>3444.72902878518</text:p>
          </table:table-cell>
          <table:table-cell table:style-name="ce25" table:formula="of:=[.O32]*COS([.H32]*[.$C$18]+[.I32]*[.$C$19]+[.J32]*[.$C$20]+[.K32]*[.$C$21])" office:value-type="float" office:value="5261.94091172382" calcext:value-type="float">
            <text:p>5261.94091172382</text:p>
          </table:table-cell>
          <table:table-cell/>
          <table:table-cell table:style-name="ce26" office:value-type="float" office:value="26" calcext:value-type="float">
            <text:p>26</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344" calcext:value-type="float">
            <text:p>-1344</text:p>
          </table:table-cell>
          <table:table-cell table:style-name="ce25" table:formula="of:=IF(ABS([.U32])=1;[.X32]*[.$B$26];IF(ABS([.U32])=2;[.X32]*[.$B$27];[.X32]))" office:value-type="float" office:value="-1343.36946698397" calcext:value-type="float">
            <text:p>-1343.36946698397</text:p>
          </table:table-cell>
          <table:table-cell table:style-name="ce25" table:formula="of:=[.Y32]*SIN([.T32]*[.$C$18]+[.U32]*[.$C$19]+[.V32]*[.$C$20]+[.W32]*[.$C$21])" office:value-type="float" office:value="-1330.69251978788" calcext:value-type="float">
            <text:p>-1330.69251978788</text:p>
          </table:table-cell>
          <table:table-cell table:number-columns-repeated="998"/>
        </table:table-row>
        <table:table-row table:style-name="ro2">
          <table:table-cell office:value-type="string" calcext:value-type="string">
            <text:p>Terms</text:p>
          </table:table-cell>
          <table:table-cell table:style-name="ce3" office:value-type="string" calcext:value-type="string">
            <text:p>L'-F</text:p>
          </table:table-cell>
          <table:table-cell table:formula="of:=1962*SIN([.$C$17]-[.$C$21])" office:value-type="float" office:value="1615.1335019203" calcext:value-type="float">
            <text:p>1615.1335019203</text:p>
          </table:table-cell>
          <table:table-cell table:number-columns-repeated="3"/>
          <table:table-cell table:style-name="ce26" office:value-type="float" office:value="27" calcext:value-type="float">
            <text:p>27</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5" office:value-type="float" office:value="3665" calcext:value-type="float">
            <text:p>3665</text:p>
          </table:table-cell>
          <table:table-cell table:style-name="ce25" office:value-type="float" office:value="14403" calcext:value-type="float">
            <text:p>14403</text:p>
          </table:table-cell>
          <table:table-cell table:style-name="ce25" table:formula="of:=IF(ABS([.I33])=1;[.L33]*[.$B$26];IF(ABS([.I33])=2;[.L33]*[.$B$27];[.L33]))" office:value-type="float" office:value="3665" calcext:value-type="float">
            <text:p>3665</text:p>
          </table:table-cell>
          <table:table-cell table:style-name="ce25" table:formula="of:=IF(ABS([.I33])=1;[.M33]*[.$B$26];IF(ABS([.I33])=2;[.M33]*[.$B$27];[.M33]))" office:value-type="float" office:value="14403" calcext:value-type="float">
            <text:p>14403</text:p>
          </table:table-cell>
          <table:table-cell table:style-name="ce25" table:formula="of:=[.N33]*SIN([.H33]*[.$C$18]+[.I33]*[.$C$19]+[.J33]*[.$C$20]+[.K33]*[.$C$21])" office:value-type="float" office:value="1447.16628515569" calcext:value-type="float">
            <text:p>1447.16628515569</text:p>
          </table:table-cell>
          <table:table-cell table:style-name="ce25" table:formula="of:=[.O33]*COS([.H33]*[.$C$18]+[.I33]*[.$C$19]+[.J33]*[.$C$20]+[.K33]*[.$C$21])" office:value-type="float" office:value="-13232.6235693081" calcext:value-type="float">
            <text:p>-13232.6235693081</text:p>
          </table:table-cell>
          <table:table-cell/>
          <table:table-cell table:style-name="ce26" office:value-type="float" office:value="27" calcext:value-type="float">
            <text:p>27</text:p>
          </table:table-cell>
          <table:table-cell table:style-name="ce25" office:value-type="float" office:value="1" calcext:value-type="float">
            <text:p>1</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335" calcext:value-type="float">
            <text:p>-1335</text:p>
          </table:table-cell>
          <table:table-cell table:style-name="ce25" table:formula="of:=IF(ABS([.U33])=1;[.X33]*[.$B$26];IF(ABS([.U33])=2;[.X33]*[.$B$27];[.X33]))" office:value-type="float" office:value="-1335" calcext:value-type="float">
            <text:p>-1335</text:p>
          </table:table-cell>
          <table:table-cell table:style-name="ce25" table:formula="of:=[.Y33]*SIN([.T33]*[.$C$18]+[.U33]*[.$C$19]+[.V33]*[.$C$20]+[.W33]*[.$C$21])" office:value-type="float" office:value="566.069875764999" calcext:value-type="float">
            <text:p>566.069875764999</text:p>
          </table:table-cell>
          <table:table-cell table:number-columns-repeated="998"/>
        </table:table-row>
        <table:table-row table:style-name="ro2">
          <table:table-cell/>
          <table:table-cell table:style-name="ce3" office:value-type="string" calcext:value-type="string">
            <text:p>A2</text:p>
          </table:table-cell>
          <table:table-cell table:formula="of:=318*SIN([.$C$23])" office:value-type="float" office:value="317.996406651817" calcext:value-type="float">
            <text:p>317.996406651817</text:p>
          </table:table-cell>
          <table:table-cell table:number-columns-repeated="3"/>
          <table:table-cell table:style-name="ce26" office:value-type="float" office:value="28" calcext:value-type="float">
            <text:p>28</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2689" calcext:value-type="float">
            <text:p>-2689</text:p>
          </table:table-cell>
          <table:table-cell table:style-name="ce25" office:value-type="float" office:value="-7003" calcext:value-type="float">
            <text:p>-7003</text:p>
          </table:table-cell>
          <table:table-cell table:style-name="ce25" table:formula="of:=IF(ABS([.I34])=1;[.L34]*[.$B$26];IF(ABS([.I34])=2;[.L34]*[.$B$27];[.L34]))" office:value-type="float" office:value="-2687.73846482135" calcext:value-type="float">
            <text:p>-2687.73846482135</text:p>
          </table:table-cell>
          <table:table-cell table:style-name="ce25" table:formula="of:=IF(ABS([.I34])=1;[.M34]*[.$B$26];IF(ABS([.I34])=2;[.M34]*[.$B$27];[.M34]))" office:value-type="float" office:value="-6999.71456643507" calcext:value-type="float">
            <text:p>-6999.71456643507</text:p>
          </table:table-cell>
          <table:table-cell table:style-name="ce25" table:formula="of:=[.N34]*SIN([.H34]*[.$C$18]+[.I34]*[.$C$19]+[.J34]*[.$C$20]+[.K34]*[.$C$21])" office:value-type="float" office:value="2492.57496388403" calcext:value-type="float">
            <text:p>2492.57496388403</text:p>
          </table:table-cell>
          <table:table-cell table:style-name="ce25" table:formula="of:=[.O34]*COS([.H34]*[.$C$18]+[.I34]*[.$C$19]+[.J34]*[.$C$20]+[.K34]*[.$C$21])" office:value-type="float" office:value="-2618.60891853932" calcext:value-type="float">
            <text:p>-2618.60891853932</text:p>
          </table:table-cell>
          <table:table-cell/>
          <table:table-cell table:style-name="ce26" office:value-type="float" office:value="28" calcext:value-type="float">
            <text:p>28</text:p>
          </table:table-cell>
          <table:table-cell table:number-columns-repeated="2" table:style-name="ce25" office:value-type="float" office:value="0" calcext:value-type="float">
            <text:p>0</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25" office:value-type="float" office:value="1107" calcext:value-type="float">
            <text:p>1107</text:p>
          </table:table-cell>
          <table:table-cell table:style-name="ce25" table:formula="of:=IF(ABS([.U34])=1;[.X34]*[.$B$26];IF(ABS([.U34])=2;[.X34]*[.$B$27];[.X34]))" office:value-type="float" office:value="1107" calcext:value-type="float">
            <text:p>1107</text:p>
          </table:table-cell>
          <table:table-cell table:style-name="ce25" table:formula="of:=[.Y34]*SIN([.T34]*[.$C$18]+[.U34]*[.$C$19]+[.V34]*[.$C$20]+[.W34]*[.$C$21])" office:value-type="float" office:value="-796.097287100046" calcext:value-type="float">
            <text:p>-796.097287100046</text:p>
          </table:table-cell>
          <table:table-cell table:number-columns-repeated="998"/>
        </table:table-row>
        <table:table-row table:style-name="ro2">
          <table:table-cell/>
          <table:table-cell table:style-name="ce3" office:value-type="string" calcext:value-type="string">
            <text:p>Final total</text:p>
          </table:table-cell>
          <table:table-cell table:formula="of:=SUM([.C31:.C34])" office:value-type="float" office:value="4020414.61118361" calcext:value-type="float">
            <text:p>4020414.61118361</text:p>
          </table:table-cell>
          <table:table-cell table:formula="of:=[.D31]" office:value-type="float" office:value="18760248.7859497" calcext:value-type="float">
            <text:p>18760248.7859497</text:p>
          </table:table-cell>
          <table:table-cell table:number-columns-repeated="2"/>
          <table:table-cell table:style-name="ce26" office:value-type="float" office:value="29" calcext:value-type="float">
            <text:p>29</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5" office:value-type="float" office:value="-2602" calcext:value-type="float">
            <text:p>-2602</text:p>
          </table:table-cell>
          <table:table-cell table:style-name="ce25" office:value-type="float" office:value="0" calcext:value-type="float">
            <text:p>0</text:p>
          </table:table-cell>
          <table:table-cell table:style-name="ce25" table:formula="of:=IF(ABS([.I35])=1;[.L35]*[.$B$26];IF(ABS([.I35])=2;[.L35]*[.$B$27];[.L35]))" office:value-type="float" office:value="-2602" calcext:value-type="float">
            <text:p>-2602</text:p>
          </table:table-cell>
          <table:table-cell table:style-name="ce25" table:formula="of:=IF(ABS([.I35])=1;[.M35]*[.$B$26];IF(ABS([.I35])=2;[.M35]*[.$B$27];[.M35]))" office:value-type="float" office:value="0" calcext:value-type="float">
            <text:p>0</text:p>
          </table:table-cell>
          <table:table-cell table:style-name="ce25" table:formula="of:=[.N35]*SIN([.H35]*[.$C$18]+[.I35]*[.$C$19]+[.J35]*[.$C$20]+[.K35]*[.$C$21])" office:value-type="float" office:value="-881.431313650626" calcext:value-type="float">
            <text:p>-881.431313650626</text:p>
          </table:table-cell>
          <table:table-cell table:style-name="ce25" table:formula="of:=[.O35]*COS([.H35]*[.$C$18]+[.I35]*[.$C$19]+[.J35]*[.$C$20]+[.K35]*[.$C$21])" office:value-type="float" office:value="0" calcext:value-type="float">
            <text:p>0</text:p>
          </table:table-cell>
          <table:table-cell/>
          <table:table-cell table:style-name="ce26" office:value-type="float" office:value="29" calcext:value-type="float">
            <text:p>29</text:p>
          </table:table-cell>
          <table:table-cell table:style-name="ce25" office:value-type="float" office:value="4" calcext:value-type="float">
            <text:p>4</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021" calcext:value-type="float">
            <text:p>1021</text:p>
          </table:table-cell>
          <table:table-cell table:style-name="ce25" table:formula="of:=IF(ABS([.U35])=1;[.X35]*[.$B$26];IF(ABS([.U35])=2;[.X35]*[.$B$27];[.X35]))" office:value-type="float" office:value="1021" calcext:value-type="float">
            <text:p>1021</text:p>
          </table:table-cell>
          <table:table-cell table:style-name="ce25" table:formula="of:=[.Y35]*SIN([.T35]*[.$C$18]+[.U35]*[.$C$19]+[.V35]*[.$C$20]+[.W35]*[.$C$21])" office:value-type="float" office:value="-470.665892753348" calcext:value-type="float">
            <text:p>-470.665892753348</text:p>
          </table:table-cell>
          <table:table-cell table:number-columns-repeated="998"/>
        </table:table-row>
        <table:table-row table:style-name="ro2">
          <table:table-cell/>
          <table:table-cell table:style-name="ce3"/>
          <table:table-cell table:number-columns-repeated="4"/>
          <table:table-cell table:style-name="ce26" office:value-type="float" office:value="30" calcext:value-type="float">
            <text:p>30</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2390" calcext:value-type="float">
            <text:p>2390</text:p>
          </table:table-cell>
          <table:table-cell table:style-name="ce25" office:value-type="float" office:value="10056" calcext:value-type="float">
            <text:p>10056</text:p>
          </table:table-cell>
          <table:table-cell table:style-name="ce25" table:formula="of:=IF(ABS([.I36])=1;[.L36]*[.$B$26];IF(ABS([.I36])=2;[.L36]*[.$B$27];[.L36]))" office:value-type="float" office:value="2388.87873965155" calcext:value-type="float">
            <text:p>2388.87873965155</text:p>
          </table:table-cell>
          <table:table-cell table:style-name="ce25" table:formula="of:=IF(ABS([.I36])=1;[.M36]*[.$B$26];IF(ABS([.I36])=2;[.M36]*[.$B$27];[.M36]))" office:value-type="float" office:value="10051.2822618979" calcext:value-type="float">
            <text:p>10051.2822618979</text:p>
          </table:table-cell>
          <table:table-cell table:style-name="ce25" table:formula="of:=[.N36]*SIN([.H36]*[.$C$18]+[.I36]*[.$C$19]+[.J36]*[.$C$20]+[.K36]*[.$C$21])" office:value-type="float" office:value="2332.6695925441" calcext:value-type="float">
            <text:p>2332.6695925441</text:p>
          </table:table-cell>
          <table:table-cell table:style-name="ce25" table:formula="of:=[.O36]*COS([.H36]*[.$C$18]+[.I36]*[.$C$19]+[.J36]*[.$C$20]+[.K36]*[.$C$21])" office:value-type="float" office:value="2167.56974934741" calcext:value-type="float">
            <text:p>2167.56974934741</text:p>
          </table:table-cell>
          <table:table-cell/>
          <table:table-cell table:style-name="ce26" office:value-type="float" office:value="30" calcext:value-type="float">
            <text:p>30</text:p>
          </table:table-cell>
          <table:table-cell table:style-name="ce25" office:value-type="float" office:value="4" calcext:value-type="float">
            <text:p>4</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833" calcext:value-type="float">
            <text:p>833</text:p>
          </table:table-cell>
          <table:table-cell table:style-name="ce25" table:formula="of:=IF(ABS([.U36])=1;[.X36]*[.$B$26];IF(ABS([.U36])=2;[.X36]*[.$B$27];[.X36]))" office:value-type="float" office:value="833" calcext:value-type="float">
            <text:p>833</text:p>
          </table:table-cell>
          <table:table-cell table:style-name="ce25" table:formula="of:=[.Y36]*SIN([.T36]*[.$C$18]+[.U36]*[.$C$19]+[.V36]*[.$C$20]+[.W36]*[.$C$21])" office:value-type="float" office:value="761.427833594015" calcext:value-type="float">
            <text:p>761.427833594015</text:p>
          </table:table-cell>
          <table:table-cell table:number-columns-repeated="998"/>
        </table:table-row>
        <table:table-row table:style-name="ro2">
          <table:table-cell table:style-name="ce4" office:value-type="string" calcext:value-type="string">
            <text:p>Totals and additive terms - latitude</text:p>
          </table:table-cell>
          <table:table-cell table:style-name="ce3"/>
          <table:table-cell table:number-columns-repeated="4"/>
          <table:table-cell table:style-name="ce26" office:value-type="float" office:value="31" calcext:value-type="float">
            <text:p>31</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2348" calcext:value-type="float">
            <text:p>-2348</text:p>
          </table:table-cell>
          <table:table-cell table:style-name="ce25" office:value-type="float" office:value="6322" calcext:value-type="float">
            <text:p>6322</text:p>
          </table:table-cell>
          <table:table-cell table:style-name="ce25" table:formula="of:=IF(ABS([.I37])=1;[.L37]*[.$B$26];IF(ABS([.I37])=2;[.L37]*[.$B$27];[.L37]))" office:value-type="float" office:value="-2348" calcext:value-type="float">
            <text:p>-2348</text:p>
          </table:table-cell>
          <table:table-cell table:style-name="ce25" table:formula="of:=IF(ABS([.I37])=1;[.M37]*[.$B$26];IF(ABS([.I37])=2;[.M37]*[.$B$27];[.M37]))" office:value-type="float" office:value="6322" calcext:value-type="float">
            <text:p>6322</text:p>
          </table:table-cell>
          <table:table-cell table:style-name="ce25" table:formula="of:=[.N37]*SIN([.H37]*[.$C$18]+[.I37]*[.$C$19]+[.J37]*[.$C$20]+[.K37]*[.$C$21])" office:value-type="float" office:value="2343.46980728941" calcext:value-type="float">
            <text:p>2343.46980728941</text:p>
          </table:table-cell>
          <table:table-cell table:style-name="ce25" table:formula="of:=[.O37]*COS([.H37]*[.$C$18]+[.I37]*[.$C$19]+[.J37]*[.$C$20]+[.K37]*[.$C$21])" office:value-type="float" office:value="-392.526697356457" calcext:value-type="float">
            <text:p>-392.526697356457</text:p>
          </table:table-cell>
          <table:table-cell/>
          <table:table-cell table:style-name="ce26" office:value-type="float" office:value="31" calcext:value-type="float">
            <text:p>31</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25" office:value-type="float" office:value="777" calcext:value-type="float">
            <text:p>777</text:p>
          </table:table-cell>
          <table:table-cell table:style-name="ce25" table:formula="of:=IF(ABS([.U37])=1;[.X37]*[.$B$26];IF(ABS([.U37])=2;[.X37]*[.$B$27];[.X37]))" office:value-type="float" office:value="777" calcext:value-type="float">
            <text:p>777</text:p>
          </table:table-cell>
          <table:table-cell table:style-name="ce25" table:formula="of:=[.Y37]*SIN([.T37]*[.$C$18]+[.U37]*[.$C$19]+[.V37]*[.$C$20]+[.W37]*[.$C$21])" office:value-type="float" office:value="748.09610822372" calcext:value-type="float">
            <text:p>748.09610822372</text:p>
          </table:table-cell>
          <table:table-cell table:number-columns-repeated="998"/>
        </table:table-row>
        <table:table-row table:style-name="ro2">
          <table:table-cell/>
          <table:table-cell table:style-name="ce3"/>
          <table:table-cell table:number-columns-repeated="4"/>
          <table:table-cell table:style-name="ce26" office:value-type="float" office:value="32" calcext:value-type="float">
            <text:p>32</text:p>
          </table:table-cell>
          <table:table-cell table:style-name="ce26" office:value-type="float" office:value="2" calcext:value-type="float">
            <text:p>2</text:p>
          </table:table-cell>
          <table:table-cell table:style-name="ce26" office:value-type="float" office:value="-2" calcext:value-type="float">
            <text:p>-2</text:p>
          </table:table-cell>
          <table:table-cell table:number-columns-repeated="2" table:style-name="ce26" office:value-type="float" office:value="0" calcext:value-type="float">
            <text:p>0</text:p>
          </table:table-cell>
          <table:table-cell table:style-name="ce25" office:value-type="float" office:value="2236" calcext:value-type="float">
            <text:p>2236</text:p>
          </table:table-cell>
          <table:table-cell table:style-name="ce25" office:value-type="float" office:value="-9884" calcext:value-type="float">
            <text:p>-9884</text:p>
          </table:table-cell>
          <table:table-cell table:style-name="ce25" table:formula="of:=IF(ABS([.I38])=1;[.L38]*[.$B$26];IF(ABS([.I38])=2;[.L38]*[.$B$27];[.L38]))" office:value-type="float" office:value="2233.90246859291" calcext:value-type="float">
            <text:p>2233.90246859291</text:p>
          </table:table-cell>
          <table:table-cell table:style-name="ce25" table:formula="of:=IF(ABS([.I38])=1;[.M38]*[.$B$26];IF(ABS([.I38])=2;[.M38]*[.$B$27];[.M38]))" office:value-type="float" office:value="-9874.72808567634" calcext:value-type="float">
            <text:p>-9874.72808567634</text:p>
          </table:table-cell>
          <table:table-cell table:style-name="ce25" table:formula="of:=[.N38]*SIN([.H38]*[.$C$18]+[.I38]*[.$C$19]+[.J38]*[.$C$20]+[.K38]*[.$C$21])" office:value-type="float" office:value="1262.80696468213" calcext:value-type="float">
            <text:p>1262.80696468213</text:p>
          </table:table-cell>
          <table:table-cell table:style-name="ce25" table:formula="of:=[.O38]*COS([.H38]*[.$C$18]+[.I38]*[.$C$19]+[.J38]*[.$C$20]+[.K38]*[.$C$21])" office:value-type="float" office:value="8145.5737809605" calcext:value-type="float">
            <text:p>8145.5737809605</text:p>
          </table:table-cell>
          <table:table-cell/>
          <table:table-cell table:style-name="ce26" office:value-type="float" office:value="32" calcext:value-type="float">
            <text:p>32</text:p>
          </table:table-cell>
          <table:table-cell table:style-name="ce25" office:value-type="float" office:value="4" calcext:value-type="float">
            <text:p>4</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671" calcext:value-type="float">
            <text:p>671</text:p>
          </table:table-cell>
          <table:table-cell table:style-name="ce25" table:formula="of:=IF(ABS([.U38])=1;[.X38]*[.$B$26];IF(ABS([.U38])=2;[.X38]*[.$B$27];[.X38]))" office:value-type="float" office:value="671" calcext:value-type="float">
            <text:p>671</text:p>
          </table:table-cell>
          <table:table-cell table:style-name="ce25" table:formula="of:=[.Y38]*SIN([.T38]*[.$C$18]+[.U38]*[.$C$19]+[.V38]*[.$C$20]+[.W38]*[.$C$21])" office:value-type="float" office:value="-368.422173132236" calcext:value-type="float">
            <text:p>-368.422173132236</text:p>
          </table:table-cell>
          <table:table-cell table:number-columns-repeated="998"/>
        </table:table-row>
        <table:table-row table:style-name="ro2">
          <table:table-cell/>
          <table:table-cell table:style-name="ce3" office:value-type="string" calcext:value-type="string">
            <text:p>Total</text:p>
          </table:table-cell>
          <table:table-cell table:formula="of:=SUM([.Z7:.Z66])" office:value-type="float" office:value="2863312.47309876" calcext:value-type="float">
            <text:p>2863312.47309876</text:p>
          </table:table-cell>
          <table:table-cell table:number-columns-repeated="3"/>
          <table:table-cell table:style-name="ce26" office:value-type="float" office:value="33" calcext:value-type="float">
            <text:p>33</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2120" calcext:value-type="float">
            <text:p>-2120</text:p>
          </table:table-cell>
          <table:table-cell table:style-name="ce25" office:value-type="float" office:value="5751" calcext:value-type="float">
            <text:p>5751</text:p>
          </table:table-cell>
          <table:table-cell table:style-name="ce25" table:formula="of:=IF(ABS([.I39])=1;[.L39]*[.$B$26];IF(ABS([.I39])=2;[.L39]*[.$B$27];[.L39]))" office:value-type="float" office:value="-2119.00540923066" calcext:value-type="float">
            <text:p>-2119.00540923066</text:p>
          </table:table-cell>
          <table:table-cell table:style-name="ce25" table:formula="of:=IF(ABS([.I39])=1;[.M39]*[.$B$26];IF(ABS([.I39])=2;[.M39]*[.$B$27];[.M39]))" office:value-type="float" office:value="5748.30193796489" calcext:value-type="float">
            <text:p>5748.30193796489</text:p>
          </table:table-cell>
          <table:table-cell table:style-name="ce25" table:formula="of:=[.N39]*SIN([.H39]*[.$C$18]+[.I39]*[.$C$19]+[.J39]*[.$C$20]+[.K39]*[.$C$21])" office:value-type="float" office:value="-694.105928267933" calcext:value-type="float">
            <text:p>-694.105928267933</text:p>
          </table:table-cell>
          <table:table-cell table:style-name="ce25" table:formula="of:=[.O39]*COS([.H39]*[.$C$18]+[.I39]*[.$C$19]+[.J39]*[.$C$20]+[.K39]*[.$C$21])" office:value-type="float" office:value="-5431.16605509616" calcext:value-type="float">
            <text:p>-5431.16605509616</text:p>
          </table:table-cell>
          <table:table-cell/>
          <table:table-cell table:style-name="ce26" office:value-type="float" office:value="33" calcext:value-type="float">
            <text:p>33</text:p>
          </table:table-cell>
          <table:table-cell table:style-name="ce25" office:value-type="float" office:value="2" calcext:value-type="float">
            <text:p>2</text:p>
          </table:table-cell>
          <table:table-cell table:number-columns-repeated="2" table:style-name="ce25" office:value-type="float" office:value="0" calcext:value-type="float">
            <text:p>0</text:p>
          </table:table-cell>
          <table:table-cell table:style-name="ce25" office:value-type="float" office:value="-3" calcext:value-type="float">
            <text:p>-3</text:p>
          </table:table-cell>
          <table:table-cell table:style-name="ce25" office:value-type="float" office:value="607" calcext:value-type="float">
            <text:p>607</text:p>
          </table:table-cell>
          <table:table-cell table:style-name="ce25" table:formula="of:=IF(ABS([.U39])=1;[.X39]*[.$B$26];IF(ABS([.U39])=2;[.X39]*[.$B$27];[.X39]))" office:value-type="float" office:value="607" calcext:value-type="float">
            <text:p>607</text:p>
          </table:table-cell>
          <table:table-cell table:style-name="ce25" table:formula="of:=[.Y39]*SIN([.T39]*[.$C$18]+[.U39]*[.$C$19]+[.V39]*[.$C$20]+[.W39]*[.$C$21])" office:value-type="float" office:value="151.766251150995" calcext:value-type="float">
            <text:p>151.766251150995</text:p>
          </table:table-cell>
          <table:table-cell table:number-columns-repeated="998"/>
        </table:table-row>
        <table:table-row table:style-name="ro2">
          <table:table-cell office:value-type="string" calcext:value-type="string">
            <text:p>Additional</text:p>
          </table:table-cell>
          <table:table-cell table:style-name="ce3" office:value-type="string" calcext:value-type="string">
            <text:p>L'</text:p>
          </table:table-cell>
          <table:table-cell table:formula="of:=-2235*SIN([.$C$17])" office:value-type="float" office:value="2234.58383780274" calcext:value-type="float">
            <text:p>2234.58383780274</text:p>
          </table:table-cell>
          <table:table-cell table:number-columns-repeated="3"/>
          <table:table-cell table:style-name="ce26" office:value-type="float" office:value="34" calcext:value-type="float">
            <text:p>34</text:p>
          </table:table-cell>
          <table:table-cell table:style-name="ce26" office:value-type="float" office:value="0" calcext:value-type="float">
            <text:p>0</text:p>
          </table:table-cell>
          <table:table-cell table:style-name="ce26" office:value-type="float" office:value="2" calcext:value-type="float">
            <text:p>2</text:p>
          </table:table-cell>
          <table:table-cell table:number-columns-repeated="2" table:style-name="ce26" office:value-type="float" office:value="0" calcext:value-type="float">
            <text:p>0</text:p>
          </table:table-cell>
          <table:table-cell table:style-name="ce25" office:value-type="float" office:value="-2069" calcext:value-type="float">
            <text:p>-2069</text:p>
          </table:table-cell>
          <table:table-cell table:style-name="ce25" office:value-type="float" office:value="0" calcext:value-type="float">
            <text:p>0</text:p>
          </table:table-cell>
          <table:table-cell table:style-name="ce25" table:formula="of:=IF(ABS([.I40])=1;[.L40]*[.$B$26];IF(ABS([.I40])=2;[.L40]*[.$B$27];[.L40]))" office:value-type="float" office:value="-2067.05912679728" calcext:value-type="float">
            <text:p>-2067.05912679728</text:p>
          </table:table-cell>
          <table:table-cell table:style-name="ce25" table:formula="of:=IF(ABS([.I40])=1;[.M40]*[.$B$26];IF(ABS([.I40])=2;[.M40]*[.$B$27];[.M40]))" office:value-type="float" office:value="0" calcext:value-type="float">
            <text:p>0</text:p>
          </table:table-cell>
          <table:table-cell table:style-name="ce25" table:formula="of:=[.N40]*SIN([.H40]*[.$C$18]+[.I40]*[.$C$19]+[.J40]*[.$C$20]+[.K40]*[.$C$21])" office:value-type="float" office:value="-2064.50609024786" calcext:value-type="float">
            <text:p>-2064.50609024786</text:p>
          </table:table-cell>
          <table:table-cell table:style-name="ce25" table:formula="of:=[.O40]*COS([.H40]*[.$C$18]+[.I40]*[.$C$19]+[.J40]*[.$C$20]+[.K40]*[.$C$21])" office:value-type="float" office:value="-0" calcext:value-type="float">
            <text:p>0</text:p>
          </table:table-cell>
          <table:table-cell/>
          <table:table-cell table:style-name="ce26" office:value-type="float" office:value="34" calcext:value-type="float">
            <text:p>34</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596" calcext:value-type="float">
            <text:p>596</text:p>
          </table:table-cell>
          <table:table-cell table:style-name="ce25" table:formula="of:=IF(ABS([.U40])=1;[.X40]*[.$B$26];IF(ABS([.U40])=2;[.X40]*[.$B$27];[.X40]))" office:value-type="float" office:value="596" calcext:value-type="float">
            <text:p>596</text:p>
          </table:table-cell>
          <table:table-cell table:style-name="ce25" table:formula="of:=[.Y40]*SIN([.T40]*[.$C$18]+[.U40]*[.$C$19]+[.V40]*[.$C$20]+[.W40]*[.$C$21])" office:value-type="float" office:value="285.108956236086" calcext:value-type="float">
            <text:p>285.108956236086</text:p>
          </table:table-cell>
          <table:table-cell table:number-columns-repeated="998"/>
        </table:table-row>
        <table:table-row table:style-name="ro2">
          <table:table-cell office:value-type="string" calcext:value-type="string">
            <text:p>Terms</text:p>
          </table:table-cell>
          <table:table-cell table:style-name="ce3" office:value-type="string" calcext:value-type="string">
            <text:p>A3</text:p>
          </table:table-cell>
          <table:table-cell table:formula="of:=382*SIN([.$C$24])" office:value-type="float" office:value="25.1002526513657" calcext:value-type="float">
            <text:p>25.1002526513657</text:p>
          </table:table-cell>
          <table:table-cell table:number-columns-repeated="3"/>
          <table:table-cell table:style-name="ce26" office:value-type="float" office:value="35" calcext:value-type="float">
            <text:p>35</text:p>
          </table:table-cell>
          <table:table-cell table:style-name="ce26" office:value-type="float" office:value="2" calcext:value-type="float">
            <text:p>2</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2048" calcext:value-type="float">
            <text:p>2048</text:p>
          </table:table-cell>
          <table:table-cell table:style-name="ce25" office:value-type="float" office:value="-4950" calcext:value-type="float">
            <text:p>-4950</text:p>
          </table:table-cell>
          <table:table-cell table:style-name="ce25" table:formula="of:=IF(ABS([.I41])=1;[.L41]*[.$B$26];IF(ABS([.I41])=2;[.L41]*[.$B$27];[.L41]))" office:value-type="float" office:value="2046.07882633196" calcext:value-type="float">
            <text:p>2046.07882633196</text:p>
          </table:table-cell>
          <table:table-cell table:style-name="ce25" table:formula="of:=IF(ABS([.I41])=1;[.M41]*[.$B$26];IF(ABS([.I41])=2;[.M41]*[.$B$27];[.M41]))" office:value-type="float" office:value="-4945.35653825353" calcext:value-type="float">
            <text:p>-4945.35653825353</text:p>
          </table:table-cell>
          <table:table-cell table:style-name="ce25" table:formula="of:=[.N41]*SIN([.H41]*[.$C$18]+[.I41]*[.$C$19]+[.J41]*[.$C$20]+[.K41]*[.$C$21])" office:value-type="float" office:value="-58.9195533052207" calcext:value-type="float">
            <text:p>-58.9195533052207</text:p>
          </table:table-cell>
          <table:table-cell table:style-name="ce25" table:formula="of:=[.O41]*COS([.H41]*[.$C$18]+[.I41]*[.$C$19]+[.J41]*[.$C$20]+[.K41]*[.$C$21])" office:value-type="float" office:value="-4943.30569796091" calcext:value-type="float">
            <text:p>-4943.30569796091</text:p>
          </table:table-cell>
          <table:table-cell/>
          <table:table-cell table:style-name="ce26" office:value-type="float" office:value="35" calcext:value-type="float">
            <text:p>35</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491" calcext:value-type="float">
            <text:p>491</text:p>
          </table:table-cell>
          <table:table-cell table:style-name="ce25" table:formula="of:=IF(ABS([.U41])=1;[.X41]*[.$B$26];IF(ABS([.U41])=2;[.X41]*[.$B$27];[.X41]))" office:value-type="float" office:value="490.769649024649" calcext:value-type="float">
            <text:p>490.769649024649</text:p>
          </table:table-cell>
          <table:table-cell table:style-name="ce25" table:formula="of:=[.Y41]*SIN([.T41]*[.$C$18]+[.U41]*[.$C$19]+[.V41]*[.$C$20]+[.W41]*[.$C$21])" office:value-type="float" office:value="126.420520275494" calcext:value-type="float">
            <text:p>126.420520275494</text:p>
          </table:table-cell>
          <table:table-cell table:number-columns-repeated="998"/>
        </table:table-row>
        <table:table-row table:style-name="ro2">
          <table:table-cell/>
          <table:table-cell table:style-name="ce3" office:value-type="string" calcext:value-type="string">
            <text:p>A1-F</text:p>
          </table:table-cell>
          <table:table-cell table:formula="of:=175*SIN([.$C$22]-[.$C$21])" office:value-type="float" office:value="0.0619741117556562" calcext:value-type="float">
            <text:p>0.061974111755656</text:p>
          </table:table-cell>
          <table:table-cell table:number-columns-repeated="3"/>
          <table:table-cell table:style-name="ce26" office:value-type="float" office:value="36" calcext:value-type="float">
            <text:p>36</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5" office:value-type="float" office:value="-1773" calcext:value-type="float">
            <text:p>-1773</text:p>
          </table:table-cell>
          <table:table-cell table:style-name="ce25" office:value-type="float" office:value="4130" calcext:value-type="float">
            <text:p>4130</text:p>
          </table:table-cell>
          <table:table-cell table:style-name="ce25" table:formula="of:=IF(ABS([.I42])=1;[.L42]*[.$B$26];IF(ABS([.I42])=2;[.L42]*[.$B$27];[.L42]))" office:value-type="float" office:value="-1773" calcext:value-type="float">
            <text:p>-1773</text:p>
          </table:table-cell>
          <table:table-cell table:style-name="ce25" table:formula="of:=IF(ABS([.I42])=1;[.M42]*[.$B$26];IF(ABS([.I42])=2;[.M42]*[.$B$27];[.M42]))" office:value-type="float" office:value="4130" calcext:value-type="float">
            <text:p>4130</text:p>
          </table:table-cell>
          <table:table-cell table:style-name="ce25" table:formula="of:=[.N42]*SIN([.H42]*[.$C$18]+[.I42]*[.$C$19]+[.J42]*[.$C$20]+[.K42]*[.$C$21])" office:value-type="float" office:value="-1759.59519238196" calcext:value-type="float">
            <text:p>-1759.59519238196</text:p>
          </table:table-cell>
          <table:table-cell table:style-name="ce25" table:formula="of:=[.O42]*COS([.H42]*[.$C$18]+[.I42]*[.$C$19]+[.J42]*[.$C$20]+[.K42]*[.$C$21])" office:value-type="float" office:value="-506.895628177087" calcext:value-type="float">
            <text:p>-506.895628177087</text:p>
          </table:table-cell>
          <table:table-cell/>
          <table:table-cell table:style-name="ce26" office:value-type="float" office:value="36" calcext:value-type="float">
            <text:p>36</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451" calcext:value-type="float">
            <text:p>-451</text:p>
          </table:table-cell>
          <table:table-cell table:style-name="ce25" table:formula="of:=IF(ABS([.U42])=1;[.X42]*[.$B$26];IF(ABS([.U42])=2;[.X42]*[.$B$27];[.X42]))" office:value-type="float" office:value="-451" calcext:value-type="float">
            <text:p>-451</text:p>
          </table:table-cell>
          <table:table-cell table:style-name="ce25" table:formula="of:=[.Y42]*SIN([.T42]*[.$C$18]+[.U42]*[.$C$19]+[.V42]*[.$C$20]+[.W42]*[.$C$21])" office:value-type="float" office:value="-450.79484616483" calcext:value-type="float">
            <text:p>-450.79484616483</text:p>
          </table:table-cell>
          <table:table-cell table:number-columns-repeated="998"/>
        </table:table-row>
        <table:table-row table:style-name="ro2">
          <table:table-cell/>
          <table:table-cell table:style-name="ce3" office:value-type="string" calcext:value-type="string">
            <text:p>A1+F</text:p>
          </table:table-cell>
          <table:table-cell table:formula="of:=175*SIN([.$C$22]+[.$C$21])" office:value-type="float" office:value="-165.836770640231" calcext:value-type="float">
            <text:p>-165.836770640231</text:p>
          </table:table-cell>
          <table:table-cell table:number-columns-repeated="3"/>
          <table:table-cell table:style-name="ce26" office:value-type="float" office:value="37" calcext:value-type="float">
            <text:p>37</text:p>
          </table:table-cell>
          <table:table-cell table:style-name="ce26" office:value-type="float" office:value="2" calcext:value-type="float">
            <text:p>2</text:p>
          </table:table-cell>
          <table:table-cell table:number-columns-repeated="2" table:style-name="ce26" office:value-type="float" office:value="0" calcext:value-type="float">
            <text:p>0</text:p>
          </table:table-cell>
          <table:table-cell table:style-name="ce26" office:value-type="float" office:value="2" calcext:value-type="float">
            <text:p>2</text:p>
          </table:table-cell>
          <table:table-cell table:style-name="ce25" office:value-type="float" office:value="-1595" calcext:value-type="float">
            <text:p>-1595</text:p>
          </table:table-cell>
          <table:table-cell table:style-name="ce25" office:value-type="float" office:value="0" calcext:value-type="float">
            <text:p>0</text:p>
          </table:table-cell>
          <table:table-cell table:style-name="ce25" table:formula="of:=IF(ABS([.I43])=1;[.L43]*[.$B$26];IF(ABS([.I43])=2;[.L43]*[.$B$27];[.L43]))" office:value-type="float" office:value="-1595" calcext:value-type="float">
            <text:p>-1595</text:p>
          </table:table-cell>
          <table:table-cell table:style-name="ce25" table:formula="of:=IF(ABS([.I43])=1;[.M43]*[.$B$26];IF(ABS([.I43])=2;[.M43]*[.$B$27];[.M43]))" office:value-type="float" office:value="0" calcext:value-type="float">
            <text:p>0</text:p>
          </table:table-cell>
          <table:table-cell table:style-name="ce25" table:formula="of:=[.N43]*SIN([.H43]*[.$C$18]+[.I43]*[.$C$19]+[.J43]*[.$C$20]+[.K43]*[.$C$21])" office:value-type="float" office:value="-358.026624608528" calcext:value-type="float">
            <text:p>-358.026624608528</text:p>
          </table:table-cell>
          <table:table-cell table:style-name="ce25" table:formula="of:=[.O43]*COS([.H43]*[.$C$18]+[.I43]*[.$C$19]+[.J43]*[.$C$20]+[.K43]*[.$C$21])" office:value-type="float" office:value="-0" calcext:value-type="float">
            <text:p>0</text:p>
          </table:table-cell>
          <table:table-cell/>
          <table:table-cell table:style-name="ce26" office:value-type="float" office:value="37" calcext:value-type="float">
            <text:p>37</text:p>
          </table:table-cell>
          <table:table-cell table:number-columns-repeated="2" table:style-name="ce25" office:value-type="float" office:value="0" calcext:value-type="float">
            <text:p>0</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25" office:value-type="float" office:value="439" calcext:value-type="float">
            <text:p>439</text:p>
          </table:table-cell>
          <table:table-cell table:style-name="ce25" table:formula="of:=IF(ABS([.U43])=1;[.X43]*[.$B$26];IF(ABS([.U43])=2;[.X43]*[.$B$27];[.X43]))" office:value-type="float" office:value="439" calcext:value-type="float">
            <text:p>439</text:p>
          </table:table-cell>
          <table:table-cell table:style-name="ce25" table:formula="of:=[.Y43]*SIN([.T43]*[.$C$18]+[.U43]*[.$C$19]+[.V43]*[.$C$20]+[.W43]*[.$C$21])" office:value-type="float" office:value="-389.817157400069" calcext:value-type="float">
            <text:p>-389.817157400069</text:p>
          </table:table-cell>
          <table:table-cell table:number-columns-repeated="998"/>
        </table:table-row>
        <table:table-row table:style-name="ro2">
          <table:table-cell/>
          <table:table-cell table:style-name="ce3" office:value-type="string" calcext:value-type="string">
            <text:p>L'-M'</text:p>
          </table:table-cell>
          <table:table-cell table:formula="of:=127*SIN([.$C$17]-[.$C$20])" office:value-type="float" office:value="108.091745384158" calcext:value-type="float">
            <text:p>108.091745384158</text:p>
          </table:table-cell>
          <table:table-cell table:number-columns-repeated="3"/>
          <table:table-cell table:style-name="ce26" office:value-type="float" office:value="38" calcext:value-type="float">
            <text:p>38</text:p>
          </table:table-cell>
          <table:table-cell table:style-name="ce26" office:value-type="float" office:value="4" calcext:value-type="float">
            <text:p>4</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1215" calcext:value-type="float">
            <text:p>1215</text:p>
          </table:table-cell>
          <table:table-cell table:style-name="ce25" office:value-type="float" office:value="-3958" calcext:value-type="float">
            <text:p>-3958</text:p>
          </table:table-cell>
          <table:table-cell table:style-name="ce25" table:formula="of:=IF(ABS([.I44])=1;[.L44]*[.$B$26];IF(ABS([.I44])=2;[.L44]*[.$B$27];[.L44]))" office:value-type="float" office:value="1214.42998689399" calcext:value-type="float">
            <text:p>1214.42998689399</text:p>
          </table:table-cell>
          <table:table-cell table:style-name="ce25" table:formula="of:=IF(ABS([.I44])=1;[.M44]*[.$B$26];IF(ABS([.I44])=2;[.M44]*[.$B$27];[.M44]))" office:value-type="float" office:value="-3956.14311779952" calcext:value-type="float">
            <text:p>-3956.14311779952</text:p>
          </table:table-cell>
          <table:table-cell table:style-name="ce25" table:formula="of:=[.N44]*SIN([.H44]*[.$C$18]+[.I44]*[.$C$19]+[.J44]*[.$C$20]+[.K44]*[.$C$21])" office:value-type="float" office:value="1182.34706631218" calcext:value-type="float">
            <text:p>1182.34706631218</text:p>
          </table:table-cell>
          <table:table-cell table:style-name="ce25" table:formula="of:=[.O44]*COS([.H44]*[.$C$18]+[.I44]*[.$C$19]+[.J44]*[.$C$20]+[.K44]*[.$C$21])" office:value-type="float" office:value="903.337998676558" calcext:value-type="float">
            <text:p>903.337998676558</text:p>
          </table:table-cell>
          <table:table-cell/>
          <table:table-cell table:style-name="ce26" office:value-type="float" office:value="38" calcext:value-type="float">
            <text:p>38</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422" calcext:value-type="float">
            <text:p>422</text:p>
          </table:table-cell>
          <table:table-cell table:style-name="ce25" table:formula="of:=IF(ABS([.U44])=1;[.X44]*[.$B$26];IF(ABS([.U44])=2;[.X44]*[.$B$27];[.X44]))" office:value-type="float" office:value="422" calcext:value-type="float">
            <text:p>422</text:p>
          </table:table-cell>
          <table:table-cell table:style-name="ce25" table:formula="of:=[.Y44]*SIN([.T44]*[.$C$18]+[.U44]*[.$C$19]+[.V44]*[.$C$20]+[.W44]*[.$C$21])" office:value-type="float" office:value="-286.82125603846" calcext:value-type="float">
            <text:p>-286.82125603846</text:p>
          </table:table-cell>
          <table:table-cell table:number-columns-repeated="998"/>
        </table:table-row>
        <table:table-row table:style-name="ro2">
          <table:table-cell/>
          <table:table-cell table:style-name="ce3" office:value-type="string" calcext:value-type="string">
            <text:p>L'+M'</text:p>
          </table:table-cell>
          <table:table-cell table:formula="of:=115*SIN([.$C$17]+[.$C$20])" office:value-type="float" office:value="95.4758923968649" calcext:value-type="float">
            <text:p>95.4758923968649</text:p>
          </table:table-cell>
          <table:table-cell table:number-columns-repeated="3"/>
          <table:table-cell table:style-name="ce26" office:value-type="float" office:value="39" calcext:value-type="float">
            <text:p>39</text:p>
          </table:table-cell>
          <table:table-cell table:number-columns-repeated="2" table:style-name="ce26" office:value-type="float" office:value="0" calcext:value-type="float">
            <text:p>0</text:p>
          </table:table-cell>
          <table:table-cell table:number-columns-repeated="2" table:style-name="ce26" office:value-type="float" office:value="2" calcext:value-type="float">
            <text:p>2</text:p>
          </table:table-cell>
          <table:table-cell table:style-name="ce25" office:value-type="float" office:value="-1110" calcext:value-type="float">
            <text:p>-1110</text:p>
          </table:table-cell>
          <table:table-cell table:style-name="ce25" office:value-type="float" office:value="0" calcext:value-type="float">
            <text:p>0</text:p>
          </table:table-cell>
          <table:table-cell table:style-name="ce25" table:formula="of:=IF(ABS([.I45])=1;[.L45]*[.$B$26];IF(ABS([.I45])=2;[.L45]*[.$B$27];[.L45]))" office:value-type="float" office:value="-1110" calcext:value-type="float">
            <text:p>-1110</text:p>
          </table:table-cell>
          <table:table-cell table:style-name="ce25" table:formula="of:=IF(ABS([.I45])=1;[.M45]*[.$B$26];IF(ABS([.I45])=2;[.M45]*[.$B$27];[.M45]))" office:value-type="float" office:value="0" calcext:value-type="float">
            <text:p>0</text:p>
          </table:table-cell>
          <table:table-cell table:style-name="ce25" table:formula="of:=[.N45]*SIN([.H45]*[.$C$18]+[.I45]*[.$C$19]+[.J45]*[.$C$20]+[.K45]*[.$C$21])" office:value-type="float" office:value="757.841587631388" calcext:value-type="float">
            <text:p>757.841587631388</text:p>
          </table:table-cell>
          <table:table-cell table:style-name="ce25" table:formula="of:=[.O45]*COS([.H45]*[.$C$18]+[.I45]*[.$C$19]+[.J45]*[.$C$20]+[.K45]*[.$C$21])" office:value-type="float" office:value="-0" calcext:value-type="float">
            <text:p>0</text:p>
          </table:table-cell>
          <table:table-cell/>
          <table:table-cell table:style-name="ce26" office:value-type="float" office:value="39" calcext:value-type="float">
            <text:p>39</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25" office:value-type="float" office:value="421" calcext:value-type="float">
            <text:p>421</text:p>
          </table:table-cell>
          <table:table-cell table:style-name="ce25" table:formula="of:=IF(ABS([.U45])=1;[.X45]*[.$B$26];IF(ABS([.U45])=2;[.X45]*[.$B$27];[.X45]))" office:value-type="float" office:value="421" calcext:value-type="float">
            <text:p>421</text:p>
          </table:table-cell>
          <table:table-cell table:style-name="ce25" table:formula="of:=[.Y45]*SIN([.T45]*[.$C$18]+[.U45]*[.$C$19]+[.V45]*[.$C$20]+[.W45]*[.$C$21])" office:value-type="float" office:value="90.6991013550066" calcext:value-type="float">
            <text:p>90.6991013550066</text:p>
          </table:table-cell>
          <table:table-cell table:number-columns-repeated="998"/>
        </table:table-row>
        <table:table-row table:style-name="ro2">
          <table:table-cell/>
          <table:table-cell table:style-name="ce3" office:value-type="string" calcext:value-type="string">
            <text:p>Final total</text:p>
          </table:table-cell>
          <table:table-cell table:formula="of:=SUM([.C39:.C45])" office:value-type="float" office:value="2865609.95003047" calcext:value-type="float">
            <text:p>2865609.95003047</text:p>
          </table:table-cell>
          <table:table-cell table:number-columns-repeated="3"/>
          <table:table-cell table:style-name="ce26" office:value-type="float" office:value="40" calcext:value-type="float">
            <text:p>40</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892" calcext:value-type="float">
            <text:p>-892</text:p>
          </table:table-cell>
          <table:table-cell table:style-name="ce25" office:value-type="float" office:value="3258" calcext:value-type="float">
            <text:p>3258</text:p>
          </table:table-cell>
          <table:table-cell table:style-name="ce25" table:formula="of:=IF(ABS([.I46])=1;[.L46]*[.$B$26];IF(ABS([.I46])=2;[.L46]*[.$B$27];[.L46]))" office:value-type="float" office:value="-892" calcext:value-type="float">
            <text:p>-892</text:p>
          </table:table-cell>
          <table:table-cell table:style-name="ce25" table:formula="of:=IF(ABS([.I46])=1;[.M46]*[.$B$26];IF(ABS([.I46])=2;[.M46]*[.$B$27];[.M46]))" office:value-type="float" office:value="3258" calcext:value-type="float">
            <text:p>3258</text:p>
          </table:table-cell>
          <table:table-cell table:style-name="ce25" table:formula="of:=[.N46]*SIN([.H46]*[.$C$18]+[.I46]*[.$C$19]+[.J46]*[.$C$20]+[.K46]*[.$C$21])" office:value-type="float" office:value="451.523468849182" calcext:value-type="float">
            <text:p>451.523468849182</text:p>
          </table:table-cell>
          <table:table-cell table:style-name="ce25" table:formula="of:=[.O46]*COS([.H46]*[.$C$18]+[.I46]*[.$C$19]+[.J46]*[.$C$20]+[.K46]*[.$C$21])" office:value-type="float" office:value="-2809.7665704321" calcext:value-type="float">
            <text:p>-2809.7665704321</text:p>
          </table:table-cell>
          <table:table-cell/>
          <table:table-cell table:style-name="ce26" office:value-type="float" office:value="40" calcext:value-type="float">
            <text:p>4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366" calcext:value-type="float">
            <text:p>-366</text:p>
          </table:table-cell>
          <table:table-cell table:style-name="ce25" table:formula="of:=IF(ABS([.U46])=1;[.X46]*[.$B$26];IF(ABS([.U46])=2;[.X46]*[.$B$27];[.X46]))" office:value-type="float" office:value="-365.828292348313" calcext:value-type="float">
            <text:p>-365.828292348313</text:p>
          </table:table-cell>
          <table:table-cell table:style-name="ce25" table:formula="of:=[.Y46]*SIN([.T46]*[.$C$18]+[.U46]*[.$C$19]+[.V46]*[.$C$20]+[.W46]*[.$C$21])" office:value-type="float" office:value="-357.935554498414" calcext:value-type="float">
            <text:p>-357.935554498414</text:p>
          </table:table-cell>
          <table:table-cell table:number-columns-repeated="998"/>
        </table:table-row>
        <table:table-row table:style-name="ro2">
          <table:table-cell/>
          <table:table-cell table:style-name="ce3"/>
          <table:table-cell table:number-columns-repeated="4"/>
          <table:table-cell table:style-name="ce26" office:value-type="float" office:value="41" calcext:value-type="float">
            <text:p>41</text:p>
          </table:table-cell>
          <table:table-cell table:style-name="ce26" office:value-type="float" office:value="2" calcext:value-type="float">
            <text:p>2</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810" calcext:value-type="float">
            <text:p>-810</text:p>
          </table:table-cell>
          <table:table-cell table:style-name="ce25" office:value-type="float" office:value="2616" calcext:value-type="float">
            <text:p>2616</text:p>
          </table:table-cell>
          <table:table-cell table:style-name="ce25" table:formula="of:=IF(ABS([.I47])=1;[.L47]*[.$B$26];IF(ABS([.I47])=2;[.L47]*[.$B$27];[.L47]))" office:value-type="float" office:value="-809.61999126266" calcext:value-type="float">
            <text:p>-809.61999126266</text:p>
          </table:table-cell>
          <table:table-cell table:style-name="ce25" table:formula="of:=IF(ABS([.I47])=1;[.M47]*[.$B$26];IF(ABS([.I47])=2;[.M47]*[.$B$27];[.M47]))" office:value-type="float" office:value="2614.77271252237" calcext:value-type="float">
            <text:p>2614.77271252237</text:p>
          </table:table-cell>
          <table:table-cell table:style-name="ce25" table:formula="of:=[.N47]*SIN([.H47]*[.$C$18]+[.I47]*[.$C$19]+[.J47]*[.$C$20]+[.K47]*[.$C$21])" office:value-type="float" office:value="770.329698983061" calcext:value-type="float">
            <text:p>770.329698983061</text:p>
          </table:table-cell>
          <table:table-cell table:style-name="ce25" table:formula="of:=[.O47]*COS([.H47]*[.$C$18]+[.I47]*[.$C$19]+[.J47]*[.$C$20]+[.K47]*[.$C$21])" office:value-type="float" office:value="-804.668461202229" calcext:value-type="float">
            <text:p>-804.668461202229</text:p>
          </table:table-cell>
          <table:table-cell/>
          <table:table-cell table:style-name="ce26" office:value-type="float" office:value="41" calcext:value-type="float">
            <text:p>41</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51" calcext:value-type="float">
            <text:p>-351</text:p>
          </table:table-cell>
          <table:table-cell table:style-name="ce25" table:formula="of:=IF(ABS([.U47])=1;[.X47]*[.$B$26];IF(ABS([.U47])=2;[.X47]*[.$B$27];[.X47]))" office:value-type="float" office:value="-350.835329547153" calcext:value-type="float">
            <text:p>-350.835329547153</text:p>
          </table:table-cell>
          <table:table-cell table:style-name="ce25" table:formula="of:=[.Y47]*SIN([.T47]*[.$C$18]+[.U47]*[.$C$19]+[.V47]*[.$C$20]+[.W47]*[.$C$21])" office:value-type="float" office:value="327.862947658506" calcext:value-type="float">
            <text:p>327.862947658506</text:p>
          </table:table-cell>
          <table:table-cell table:number-columns-repeated="998"/>
        </table:table-row>
        <table:table-row table:style-name="ro2">
          <table:table-cell/>
          <table:table-cell table:style-name="ce3"/>
          <table:table-cell table:number-columns-repeated="4"/>
          <table:table-cell table:style-name="ce26" office:value-type="float" office:value="42" calcext:value-type="float">
            <text:p>42</text:p>
          </table:table-cell>
          <table:table-cell table:style-name="ce26" office:value-type="float" office:value="4" calcext:value-type="float">
            <text:p>4</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759" calcext:value-type="float">
            <text:p>759</text:p>
          </table:table-cell>
          <table:table-cell table:style-name="ce25" office:value-type="float" office:value="-1897" calcext:value-type="float">
            <text:p>-1897</text:p>
          </table:table-cell>
          <table:table-cell table:style-name="ce25" table:formula="of:=IF(ABS([.I48])=1;[.L48]*[.$B$26];IF(ABS([.I48])=2;[.L48]*[.$B$27];[.L48]))" office:value-type="float" office:value="758.643917738715" calcext:value-type="float">
            <text:p>758.643917738715</text:p>
          </table:table-cell>
          <table:table-cell table:style-name="ce25" table:formula="of:=IF(ABS([.I48])=1;[.M48]*[.$B$26];IF(ABS([.I48])=2;[.M48]*[.$B$27];[.M48]))" office:value-type="float" office:value="-1896.11002892008" calcext:value-type="float">
            <text:p>-1896.11002892008</text:p>
          </table:table-cell>
          <table:table-cell table:style-name="ce25" table:formula="of:=[.N48]*SIN([.H48]*[.$C$18]+[.I48]*[.$C$19]+[.J48]*[.$C$20]+[.K48]*[.$C$21])" office:value-type="float" office:value="-527.268088295942" calcext:value-type="float">
            <text:p>-527.268088295942</text:p>
          </table:table-cell>
          <table:table-cell table:style-name="ce25" table:formula="of:=[.O48]*COS([.H48]*[.$C$18]+[.I48]*[.$C$19]+[.J48]*[.$C$20]+[.K48]*[.$C$21])" office:value-type="float" office:value="-1363.29604530063" calcext:value-type="float">
            <text:p>-1363.29604530063</text:p>
          </table:table-cell>
          <table:table-cell/>
          <table:table-cell table:style-name="ce26" office:value-type="float" office:value="42" calcext:value-type="float">
            <text:p>42</text:p>
          </table:table-cell>
          <table:table-cell table:style-name="ce25" office:value-type="float" office:value="4" calcext:value-type="float">
            <text:p>4</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31" calcext:value-type="float">
            <text:p>331</text:p>
          </table:table-cell>
          <table:table-cell table:style-name="ce25" table:formula="of:=IF(ABS([.U48])=1;[.X48]*[.$B$26];IF(ABS([.U48])=2;[.X48]*[.$B$27];[.X48]))" office:value-type="float" office:value="331" calcext:value-type="float">
            <text:p>331</text:p>
          </table:table-cell>
          <table:table-cell table:style-name="ce25" table:formula="of:=[.Y48]*SIN([.T48]*[.$C$18]+[.U48]*[.$C$19]+[.V48]*[.$C$20]+[.W48]*[.$C$21])" office:value-type="float" office:value="-327.061321918658" calcext:value-type="float">
            <text:p>-327.061321918658</text:p>
          </table:table-cell>
          <table:table-cell table:number-columns-repeated="998"/>
        </table:table-row>
        <table:table-row table:style-name="ro2">
          <table:table-cell/>
          <table:table-cell table:style-name="ce3"/>
          <table:table-cell table:number-columns-repeated="4"/>
          <table:table-cell table:style-name="ce26" office:value-type="float" office:value="43" calcext:value-type="float">
            <text:p>43</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713" calcext:value-type="float">
            <text:p>-713</text:p>
          </table:table-cell>
          <table:table-cell table:style-name="ce25" office:value-type="float" office:value="-2117" calcext:value-type="float">
            <text:p>-2117</text:p>
          </table:table-cell>
          <table:table-cell table:style-name="ce25" table:formula="of:=IF(ABS([.I49])=1;[.L49]*[.$B$26];IF(ABS([.I49])=2;[.L49]*[.$B$27];[.L49]))" office:value-type="float" office:value="-712.331153893892" calcext:value-type="float">
            <text:p>-712.331153893892</text:p>
          </table:table-cell>
          <table:table-cell table:style-name="ce25" table:formula="of:=IF(ABS([.I49])=1;[.M49]*[.$B$26];IF(ABS([.I49])=2;[.M49]*[.$B$27];[.M49]))" office:value-type="float" office:value="-2115.01409928944" calcext:value-type="float">
            <text:p>-2115.01409928944</text:p>
          </table:table-cell>
          <table:table-cell table:style-name="ce25" table:formula="of:=[.N49]*SIN([.H49]*[.$C$18]+[.I49]*[.$C$19]+[.J49]*[.$C$20]+[.K49]*[.$C$21])" office:value-type="float" office:value="579.049391889057" calcext:value-type="float">
            <text:p>579.049391889057</text:p>
          </table:table-cell>
          <table:table-cell table:style-name="ce25" table:formula="of:=[.O49]*COS([.H49]*[.$C$18]+[.I49]*[.$C$19]+[.J49]*[.$C$20]+[.K49]*[.$C$21])" office:value-type="float" office:value="-1231.81024198551" calcext:value-type="float">
            <text:p>-1231.81024198551</text:p>
          </table:table-cell>
          <table:table-cell/>
          <table:table-cell table:style-name="ce26" office:value-type="float" office:value="43" calcext:value-type="float">
            <text:p>43</text:p>
          </table:table-cell>
          <table:table-cell table:style-name="ce25" office:value-type="float" office:value="2" calcext:value-type="float">
            <text:p>2</text:p>
          </table:table-cell>
          <table:table-cell table:style-name="ce25" office:value-type="float" office:value="-1" calcext:value-type="float">
            <text:p>-1</text:p>
          </table:table-cell>
          <table:table-cell table:number-columns-repeated="2" table:style-name="ce25" office:value-type="float" office:value="1" calcext:value-type="float">
            <text:p>1</text:p>
          </table:table-cell>
          <table:table-cell table:style-name="ce25" office:value-type="float" office:value="315" calcext:value-type="float">
            <text:p>315</text:p>
          </table:table-cell>
          <table:table-cell table:style-name="ce25" table:formula="of:=IF(ABS([.U49])=1;[.X49]*[.$B$26];IF(ABS([.U49])=2;[.X49]*[.$B$27];[.X49]))" office:value-type="float" office:value="314.852218824368" calcext:value-type="float">
            <text:p>314.852218824368</text:p>
          </table:table-cell>
          <table:table-cell table:style-name="ce25" table:formula="of:=[.Y49]*SIN([.T49]*[.$C$18]+[.U49]*[.$C$19]+[.V49]*[.$C$20]+[.W49]*[.$C$21])" office:value-type="float" office:value="-262.45828992453" calcext:value-type="float">
            <text:p>-262.45828992453</text:p>
          </table:table-cell>
          <table:table-cell table:number-columns-repeated="998"/>
        </table:table-row>
        <table:table-row table:style-name="ro2">
          <table:table-cell/>
          <table:table-cell table:style-name="ce3"/>
          <table:table-cell table:number-columns-repeated="4"/>
          <table:table-cell table:style-name="ce26" office:value-type="float" office:value="44" calcext:value-type="float">
            <text:p>44</text:p>
          </table:table-cell>
          <table:table-cell table:number-columns-repeated="2"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700" calcext:value-type="float">
            <text:p>-700</text:p>
          </table:table-cell>
          <table:table-cell table:style-name="ce25" office:value-type="float" office:value="2354" calcext:value-type="float">
            <text:p>2354</text:p>
          </table:table-cell>
          <table:table-cell table:style-name="ce25" table:formula="of:=IF(ABS([.I50])=1;[.L50]*[.$B$26];IF(ABS([.I50])=2;[.L50]*[.$B$27];[.L50]))" office:value-type="float" office:value="-699.343348843933" calcext:value-type="float">
            <text:p>-699.343348843933</text:p>
          </table:table-cell>
          <table:table-cell table:style-name="ce25" table:formula="of:=IF(ABS([.I50])=1;[.M50]*[.$B$26];IF(ABS([.I50])=2;[.M50]*[.$B$27];[.M50]))" office:value-type="float" office:value="2351.79177596946" calcext:value-type="float">
            <text:p>2351.79177596946</text:p>
          </table:table-cell>
          <table:table-cell table:style-name="ce25" table:formula="of:=[.N50]*SIN([.H50]*[.$C$18]+[.I50]*[.$C$19]+[.J50]*[.$C$20]+[.K50]*[.$C$21])" office:value-type="float" office:value="49.3412638441264" calcext:value-type="float">
            <text:p>49.3412638441264</text:p>
          </table:table-cell>
          <table:table-cell table:style-name="ce25" table:formula="of:=[.O50]*COS([.H50]*[.$C$18]+[.I50]*[.$C$19]+[.J50]*[.$C$20]+[.K50]*[.$C$21])" office:value-type="float" office:value="-2345.93106930327" calcext:value-type="float">
            <text:p>-2345.93106930327</text:p>
          </table:table-cell>
          <table:table-cell/>
          <table:table-cell table:style-name="ce26" office:value-type="float" office:value="44" calcext:value-type="float">
            <text:p>44</text:p>
          </table:table-cell>
          <table:table-cell table:style-name="ce25" office:value-type="float" office:value="2" calcext:value-type="float">
            <text:p>2</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02" calcext:value-type="float">
            <text:p>302</text:p>
          </table:table-cell>
          <table:table-cell table:style-name="ce25" table:formula="of:=IF(ABS([.U50])=1;[.X50]*[.$B$26];IF(ABS([.U50])=2;[.X50]*[.$B$27];[.X50]))" office:value-type="float" office:value="301.716701929811" calcext:value-type="float">
            <text:p>301.716701929811</text:p>
          </table:table-cell>
          <table:table-cell table:style-name="ce25" table:formula="of:=[.Y50]*SIN([.T50]*[.$C$18]+[.U50]*[.$C$19]+[.V50]*[.$C$20]+[.W50]*[.$C$21])" office:value-type="float" office:value="6.71846817399189" calcext:value-type="float">
            <text:p>6.71846817399189</text:p>
          </table:table-cell>
          <table:table-cell table:number-columns-repeated="998"/>
        </table:table-row>
        <table:table-row table:style-name="ro2">
          <table:table-cell/>
          <table:table-cell table:style-name="ce3"/>
          <table:table-cell table:number-columns-repeated="4"/>
          <table:table-cell table:style-name="ce26" office:value-type="float" office:value="45" calcext:value-type="float">
            <text:p>45</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691" calcext:value-type="float">
            <text:p>691</text:p>
          </table:table-cell>
          <table:table-cell table:style-name="ce25" office:value-type="float" office:value="0" calcext:value-type="float">
            <text:p>0</text:p>
          </table:table-cell>
          <table:table-cell table:style-name="ce25" table:formula="of:=IF(ABS([.I51])=1;[.L51]*[.$B$26];IF(ABS([.I51])=2;[.L51]*[.$B$27];[.L51]))" office:value-type="float" office:value="690.675819706788" calcext:value-type="float">
            <text:p>690.675819706788</text:p>
          </table:table-cell>
          <table:table-cell table:style-name="ce25" table:formula="of:=IF(ABS([.I51])=1;[.M51]*[.$B$26];IF(ABS([.I51])=2;[.M51]*[.$B$27];[.M51]))" office:value-type="float" office:value="0" calcext:value-type="float">
            <text:p>0</text:p>
          </table:table-cell>
          <table:table-cell table:style-name="ce25" table:formula="of:=[.N51]*SIN([.H51]*[.$C$18]+[.I51]*[.$C$19]+[.J51]*[.$C$20]+[.K51]*[.$C$21])" office:value-type="float" office:value="115.251642340529" calcext:value-type="float">
            <text:p>115.251642340529</text:p>
          </table:table-cell>
          <table:table-cell table:style-name="ce25" table:formula="of:=[.O51]*COS([.H51]*[.$C$18]+[.I51]*[.$C$19]+[.J51]*[.$C$20]+[.K51]*[.$C$21])" office:value-type="float" office:value="-0" calcext:value-type="float">
            <text:p>0</text:p>
          </table:table-cell>
          <table:table-cell/>
          <table:table-cell table:style-name="ce26" office:value-type="float" office:value="45" calcext:value-type="float">
            <text:p>45</text:p>
          </table:table-cell>
          <table:table-cell table:number-columns-repeated="2"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25" office:value-type="float" office:value="-283" calcext:value-type="float">
            <text:p>-283</text:p>
          </table:table-cell>
          <table:table-cell table:style-name="ce25" table:formula="of:=IF(ABS([.U51])=1;[.X51]*[.$B$26];IF(ABS([.U51])=2;[.X51]*[.$B$27];[.X51]))" office:value-type="float" office:value="-283" calcext:value-type="float">
            <text:p>-283</text:p>
          </table:table-cell>
          <table:table-cell table:style-name="ce25" table:formula="of:=[.Y51]*SIN([.T51]*[.$C$18]+[.U51]*[.$C$19]+[.V51]*[.$C$20]+[.W51]*[.$C$21])" office:value-type="float" office:value="182.408119431615" calcext:value-type="float">
            <text:p>182.408119431615</text:p>
          </table:table-cell>
          <table:table-cell table:number-columns-repeated="998"/>
        </table:table-row>
        <table:table-row table:style-name="ro2">
          <table:table-cell/>
          <table:table-cell table:style-name="ce3"/>
          <table:table-cell table:number-columns-repeated="4"/>
          <table:table-cell table:style-name="ce26" office:value-type="float" office:value="46" calcext:value-type="float">
            <text:p>46</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5" office:value-type="float" office:value="596" calcext:value-type="float">
            <text:p>596</text:p>
          </table:table-cell>
          <table:table-cell table:style-name="ce25" office:value-type="float" office:value="0" calcext:value-type="float">
            <text:p>0</text:p>
          </table:table-cell>
          <table:table-cell table:style-name="ce25" table:formula="of:=IF(ABS([.I52])=1;[.L52]*[.$B$26];IF(ABS([.I52])=2;[.L52]*[.$B$27];[.L52]))" office:value-type="float" office:value="595.720388632772" calcext:value-type="float">
            <text:p>595.720388632772</text:p>
          </table:table-cell>
          <table:table-cell table:style-name="ce25" table:formula="of:=IF(ABS([.I52])=1;[.M52]*[.$B$26];IF(ABS([.I52])=2;[.M52]*[.$B$27];[.M52]))" office:value-type="float" office:value="0" calcext:value-type="float">
            <text:p>0</text:p>
          </table:table-cell>
          <table:table-cell table:style-name="ce25" table:formula="of:=[.N52]*SIN([.H52]*[.$C$18]+[.I52]*[.$C$19]+[.J52]*[.$C$20]+[.K52]*[.$C$21])" office:value-type="float" office:value="591.770522285559" calcext:value-type="float">
            <text:p>591.770522285559</text:p>
          </table:table-cell>
          <table:table-cell table:style-name="ce25" table:formula="of:=[.O52]*COS([.H52]*[.$C$18]+[.I52]*[.$C$19]+[.J52]*[.$C$20]+[.K52]*[.$C$21])" office:value-type="float" office:value="0" calcext:value-type="float">
            <text:p>0</text:p>
          </table:table-cell>
          <table:table-cell/>
          <table:table-cell table:style-name="ce26" office:value-type="float" office:value="46" calcext:value-type="float">
            <text:p>46</text:p>
          </table:table-cell>
          <table:table-cell table:style-name="ce25" office:value-type="float" office:value="2" calcext:value-type="float">
            <text:p>2</text:p>
          </table:table-cell>
          <table:table-cell table:number-columns-repeated="2"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229" calcext:value-type="float">
            <text:p>-229</text:p>
          </table:table-cell>
          <table:table-cell table:style-name="ce25" table:formula="of:=IF(ABS([.U52])=1;[.X52]*[.$B$26];IF(ABS([.U52])=2;[.X52]*[.$B$27];[.X52]))" office:value-type="float" office:value="-228.892565431048" calcext:value-type="float">
            <text:p>-228.892565431048</text:p>
          </table:table-cell>
          <table:table-cell table:style-name="ce25" table:formula="of:=[.Y52]*SIN([.T52]*[.$C$18]+[.U52]*[.$C$19]+[.V52]*[.$C$20]+[.W52]*[.$C$21])" office:value-type="float" office:value="-217.965294218135" calcext:value-type="float">
            <text:p>-217.965294218135</text:p>
          </table:table-cell>
          <table:table-cell table:number-columns-repeated="998"/>
        </table:table-row>
        <table:table-row table:style-name="ro2">
          <table:table-cell/>
          <table:table-cell table:style-name="ce3"/>
          <table:table-cell table:number-columns-repeated="4"/>
          <table:table-cell table:style-name="ce26" office:value-type="float" office:value="47" calcext:value-type="float">
            <text:p>47</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549" calcext:value-type="float">
            <text:p>549</text:p>
          </table:table-cell>
          <table:table-cell table:style-name="ce25" office:value-type="float" office:value="-1423" calcext:value-type="float">
            <text:p>-1423</text:p>
          </table:table-cell>
          <table:table-cell table:style-name="ce25" table:formula="of:=IF(ABS([.I53])=1;[.L53]*[.$B$26];IF(ABS([.I53])=2;[.L53]*[.$B$27];[.L53]))" office:value-type="float" office:value="549" calcext:value-type="float">
            <text:p>549</text:p>
          </table:table-cell>
          <table:table-cell table:style-name="ce25" table:formula="of:=IF(ABS([.I53])=1;[.M53]*[.$B$26];IF(ABS([.I53])=2;[.M53]*[.$B$27];[.M53]))" office:value-type="float" office:value="-1423" calcext:value-type="float">
            <text:p>-1423</text:p>
          </table:table-cell>
          <table:table-cell table:style-name="ce25" table:formula="of:=[.N53]*SIN([.H53]*[.$C$18]+[.I53]*[.$C$19]+[.J53]*[.$C$20]+[.K53]*[.$C$21])" office:value-type="float" office:value="-546.070505355578" calcext:value-type="float">
            <text:p>-546.070505355578</text:p>
          </table:table-cell>
          <table:table-cell table:style-name="ce25" table:formula="of:=[.O53]*COS([.H53]*[.$C$18]+[.I53]*[.$C$19]+[.J53]*[.$C$20]+[.K53]*[.$C$21])" office:value-type="float" office:value="146.808077251926" calcext:value-type="float">
            <text:p>146.808077251926</text:p>
          </table:table-cell>
          <table:table-cell/>
          <table:table-cell table:style-name="ce26" office:value-type="float" office:value="47" calcext:value-type="float">
            <text:p>47</text:p>
          </table:table-cell>
          <table:table-cell table:number-columns-repeated="2"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223" calcext:value-type="float">
            <text:p>223</text:p>
          </table:table-cell>
          <table:table-cell table:style-name="ce25" table:formula="of:=IF(ABS([.U53])=1;[.X53]*[.$B$26];IF(ABS([.U53])=2;[.X53]*[.$B$27];[.X53]))" office:value-type="float" office:value="222.895380310584" calcext:value-type="float">
            <text:p>222.895380310584</text:p>
          </table:table-cell>
          <table:table-cell table:style-name="ce25" table:formula="of:=[.Y53]*SIN([.T53]*[.$C$18]+[.U53]*[.$C$19]+[.V53]*[.$C$20]+[.W53]*[.$C$21])" office:value-type="float" office:value="-81.094526819281" calcext:value-type="float">
            <text:p>-81.094526819281</text:p>
          </table:table-cell>
          <table:table-cell table:number-columns-repeated="998"/>
        </table:table-row>
        <table:table-row table:style-name="ro2">
          <table:table-cell/>
          <table:table-cell table:style-name="ce3"/>
          <table:table-cell table:number-columns-repeated="4"/>
          <table:table-cell table:style-name="ce26" office:value-type="float" office:value="48" calcext:value-type="float">
            <text:p>48</text:p>
          </table:table-cell>
          <table:table-cell table:number-columns-repeated="2" table:style-name="ce26" office:value-type="float" office:value="0" calcext:value-type="float">
            <text:p>0</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5" office:value-type="float" office:value="537" calcext:value-type="float">
            <text:p>537</text:p>
          </table:table-cell>
          <table:table-cell table:style-name="ce25" office:value-type="float" office:value="-1117" calcext:value-type="float">
            <text:p>-1117</text:p>
          </table:table-cell>
          <table:table-cell table:style-name="ce25" table:formula="of:=IF(ABS([.I54])=1;[.L54]*[.$B$26];IF(ABS([.I54])=2;[.L54]*[.$B$27];[.L54]))" office:value-type="float" office:value="537" calcext:value-type="float">
            <text:p>537</text:p>
          </table:table-cell>
          <table:table-cell table:style-name="ce25" table:formula="of:=IF(ABS([.I54])=1;[.M54]*[.$B$26];IF(ABS([.I54])=2;[.M54]*[.$B$27];[.M54]))" office:value-type="float" office:value="-1117" calcext:value-type="float">
            <text:p>-1117</text:p>
          </table:table-cell>
          <table:table-cell table:style-name="ce25" table:formula="of:=[.N54]*SIN([.H54]*[.$C$18]+[.I54]*[.$C$19]+[.J54]*[.$C$20]+[.K54]*[.$C$21])" office:value-type="float" office:value="-404.726932334127" calcext:value-type="float">
            <text:p>-404.726932334127</text:p>
          </table:table-cell>
          <table:table-cell table:style-name="ce25" table:formula="of:=[.O54]*COS([.H54]*[.$C$18]+[.I54]*[.$C$19]+[.J54]*[.$C$20]+[.K54]*[.$C$21])" office:value-type="float" office:value="734.136971276381" calcext:value-type="float">
            <text:p>734.136971276381</text:p>
          </table:table-cell>
          <table:table-cell/>
          <table:table-cell table:style-name="ce26" office:value-type="float" office:value="48" calcext:value-type="float">
            <text:p>48</text:p>
          </table:table-cell>
          <table:table-cell table:number-columns-repeated="2"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223" calcext:value-type="float">
            <text:p>223</text:p>
          </table:table-cell>
          <table:table-cell table:style-name="ce25" table:formula="of:=IF(ABS([.U54])=1;[.X54]*[.$B$26];IF(ABS([.U54])=2;[.X54]*[.$B$27];[.X54]))" office:value-type="float" office:value="222.895380310584" calcext:value-type="float">
            <text:p>222.895380310584</text:p>
          </table:table-cell>
          <table:table-cell table:style-name="ce25" table:formula="of:=[.Y54]*SIN([.T54]*[.$C$18]+[.U54]*[.$C$19]+[.V54]*[.$C$20]+[.W54]*[.$C$21])" office:value-type="float" office:value="170.902254864166" calcext:value-type="float">
            <text:p>170.902254864166</text:p>
          </table:table-cell>
          <table:table-cell table:number-columns-repeated="998"/>
        </table:table-row>
        <table:table-row table:style-name="ro2">
          <table:table-cell/>
          <table:table-cell table:style-name="ce3"/>
          <table:table-cell table:number-columns-repeated="4"/>
          <table:table-cell table:style-name="ce26" office:value-type="float" office:value="49" calcext:value-type="float">
            <text:p>49</text:p>
          </table:table-cell>
          <table:table-cell table:style-name="ce26" office:value-type="float" office:value="4" calcext:value-type="float">
            <text:p>4</text:p>
          </table:table-cell>
          <table:table-cell table:style-name="ce26" office:value-type="float" office:value="-1" calcext:value-type="float">
            <text:p>-1</text:p>
          </table:table-cell>
          <table:table-cell table:number-columns-repeated="2" table:style-name="ce26" office:value-type="float" office:value="0" calcext:value-type="float">
            <text:p>0</text:p>
          </table:table-cell>
          <table:table-cell table:style-name="ce25" office:value-type="float" office:value="520" calcext:value-type="float">
            <text:p>520</text:p>
          </table:table-cell>
          <table:table-cell table:style-name="ce25" office:value-type="float" office:value="-1571" calcext:value-type="float">
            <text:p>-1571</text:p>
          </table:table-cell>
          <table:table-cell table:style-name="ce25" table:formula="of:=IF(ABS([.I55])=1;[.L55]*[.$B$26];IF(ABS([.I55])=2;[.L55]*[.$B$27];[.L55]))" office:value-type="float" office:value="519.756043773559" calcext:value-type="float">
            <text:p>519.756043773559</text:p>
          </table:table-cell>
          <table:table-cell table:style-name="ce25" table:formula="of:=IF(ABS([.I55])=1;[.M55]*[.$B$26];IF(ABS([.I55])=2;[.M55]*[.$B$27];[.M55]))" office:value-type="float" office:value="-1570.2629707082" calcext:value-type="float">
            <text:p>-1570.2629707082</text:p>
          </table:table-cell>
          <table:table-cell table:style-name="ce25" table:formula="of:=[.N55]*SIN([.H55]*[.$C$18]+[.I55]*[.$C$19]+[.J55]*[.$C$20]+[.K55]*[.$C$21])" office:value-type="float" office:value="-489.721608718057" calcext:value-type="float">
            <text:p>-489.721608718057</text:p>
          </table:table-cell>
          <table:table-cell table:style-name="ce25" table:formula="of:=[.O55]*COS([.H55]*[.$C$18]+[.I55]*[.$C$19]+[.J55]*[.$C$20]+[.K55]*[.$C$21])" office:value-type="float" office:value="526.054729668701" calcext:value-type="float">
            <text:p>526.054729668701</text:p>
          </table:table-cell>
          <table:table-cell/>
          <table:table-cell table:style-name="ce26" office:value-type="float" office:value="49" calcext:value-type="float">
            <text:p>49</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220" calcext:value-type="float">
            <text:p>-220</text:p>
          </table:table-cell>
          <table:table-cell table:style-name="ce25" table:formula="of:=IF(ABS([.U55])=1;[.X55]*[.$B$26];IF(ABS([.U55])=2;[.X55]*[.$B$27];[.X55]))" office:value-type="float" office:value="-219.896787750352" calcext:value-type="float">
            <text:p>-219.896787750352</text:p>
          </table:table-cell>
          <table:table-cell table:style-name="ce25" table:formula="of:=[.Y55]*SIN([.T55]*[.$C$18]+[.U55]*[.$C$19]+[.V55]*[.$C$20]+[.W55]*[.$C$21])" office:value-type="float" office:value="-117.608302963846" calcext:value-type="float">
            <text:p>-117.608302963846</text:p>
          </table:table-cell>
          <table:table-cell table:number-columns-repeated="998"/>
        </table:table-row>
        <table:table-row table:style-name="ro2">
          <table:table-cell/>
          <table:table-cell table:style-name="ce3"/>
          <table:table-cell table:number-columns-repeated="4"/>
          <table:table-cell table:style-name="ce26" office:value-type="float" office:value="50" calcext:value-type="float">
            <text:p>50</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487" calcext:value-type="float">
            <text:p>-487</text:p>
          </table:table-cell>
          <table:table-cell table:style-name="ce25" office:value-type="float" office:value="-1739" calcext:value-type="float">
            <text:p>-1739</text:p>
          </table:table-cell>
          <table:table-cell table:style-name="ce25" table:formula="of:=IF(ABS([.I56])=1;[.L56]*[.$B$26];IF(ABS([.I56])=2;[.L56]*[.$B$27];[.L56]))" office:value-type="float" office:value="-487" calcext:value-type="float">
            <text:p>-487</text:p>
          </table:table-cell>
          <table:table-cell table:style-name="ce25" table:formula="of:=IF(ABS([.I56])=1;[.M56]*[.$B$26];IF(ABS([.I56])=2;[.M56]*[.$B$27];[.M56]))" office:value-type="float" office:value="-1739" calcext:value-type="float">
            <text:p>-1739</text:p>
          </table:table-cell>
          <table:table-cell table:style-name="ce25" table:formula="of:=[.N56]*SIN([.H56]*[.$C$18]+[.I56]*[.$C$19]+[.J56]*[.$C$20]+[.K56]*[.$C$21])" office:value-type="float" office:value="40.3915919502101" calcext:value-type="float">
            <text:p>40.3915919502101</text:p>
          </table:table-cell>
          <table:table-cell table:style-name="ce25" table:formula="of:=[.O56]*COS([.H56]*[.$C$18]+[.I56]*[.$C$19]+[.J56]*[.$C$20]+[.K56]*[.$C$21])" office:value-type="float" office:value="1733.00840548804" calcext:value-type="float">
            <text:p>1733.00840548804</text:p>
          </table:table-cell>
          <table:table-cell/>
          <table:table-cell table:style-name="ce26" office:value-type="float" office:value="50" calcext:value-type="float">
            <text:p>50</text:p>
          </table:table-cell>
          <table:table-cell table:style-name="ce25" office:value-type="float" office:value="2" calcext:value-type="float">
            <text:p>2</text:p>
          </table:table-cell>
          <table:table-cell table:style-name="ce25" office:value-type="float" office:value="1" calcext:value-type="float">
            <text:p>1</text:p>
          </table:table-cell>
          <table:table-cell table:number-columns-repeated="2" table:style-name="ce25" office:value-type="float" office:value="-1" calcext:value-type="float">
            <text:p>-1</text:p>
          </table:table-cell>
          <table:table-cell table:style-name="ce25" office:value-type="float" office:value="-220" calcext:value-type="float">
            <text:p>-220</text:p>
          </table:table-cell>
          <table:table-cell table:style-name="ce25" table:formula="of:=IF(ABS([.U56])=1;[.X56]*[.$B$26];IF(ABS([.U56])=2;[.X56]*[.$B$27];[.X56]))" office:value-type="float" office:value="-219.896787750352" calcext:value-type="float">
            <text:p>-219.896787750352</text:p>
          </table:table-cell>
          <table:table-cell table:style-name="ce25" table:formula="of:=[.Y56]*SIN([.T56]*[.$C$18]+[.U56]*[.$C$19]+[.V56]*[.$C$20]+[.W56]*[.$C$21])" office:value-type="float" office:value="-25.5781016512143" calcext:value-type="float">
            <text:p>-25.5781016512143</text:p>
          </table:table-cell>
          <table:table-cell table:number-columns-repeated="998"/>
        </table:table-row>
        <table:table-row table:style-name="ro2">
          <table:table-cell/>
          <table:table-cell table:style-name="ce3"/>
          <table:table-cell table:number-columns-repeated="4"/>
          <table:table-cell table:style-name="ce26" office:value-type="float" office:value="51" calcext:value-type="float">
            <text:p>51</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5" office:value-type="float" office:value="-399" calcext:value-type="float">
            <text:p>-399</text:p>
          </table:table-cell>
          <table:table-cell table:style-name="ce25" office:value-type="float" office:value="0" calcext:value-type="float">
            <text:p>0</text:p>
          </table:table-cell>
          <table:table-cell table:style-name="ce25" table:formula="of:=IF(ABS([.I57])=1;[.L57]*[.$B$26];IF(ABS([.I57])=2;[.L57]*[.$B$27];[.L57]))" office:value-type="float" office:value="-398.812810510866" calcext:value-type="float">
            <text:p>-398.812810510866</text:p>
          </table:table-cell>
          <table:table-cell table:style-name="ce25" table:formula="of:=IF(ABS([.I57])=1;[.M57]*[.$B$26];IF(ABS([.I57])=2;[.M57]*[.$B$27];[.M57]))" office:value-type="float" office:value="0" calcext:value-type="float">
            <text:p>0</text:p>
          </table:table-cell>
          <table:table-cell table:style-name="ce25" table:formula="of:=[.N57]*SIN([.H57]*[.$C$18]+[.I57]*[.$C$19]+[.J57]*[.$C$20]+[.K57]*[.$C$21])" office:value-type="float" office:value="-26.1087214212686" calcext:value-type="float">
            <text:p>-26.1087214212686</text:p>
          </table:table-cell>
          <table:table-cell table:style-name="ce25" table:formula="of:=[.O57]*COS([.H57]*[.$C$18]+[.I57]*[.$C$19]+[.J57]*[.$C$20]+[.K57]*[.$C$21])" office:value-type="float" office:value="-0" calcext:value-type="float">
            <text:p>0</text:p>
          </table:table-cell>
          <table:table-cell/>
          <table:table-cell table:style-name="ce26" office:value-type="float" office:value="51" calcext:value-type="float">
            <text:p>51</text:p>
          </table:table-cell>
          <table:table-cell table:style-name="ce25" office:value-type="float" office:value="1" calcext:value-type="float">
            <text:p>1</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185" calcext:value-type="float">
            <text:p>-185</text:p>
          </table:table-cell>
          <table:table-cell table:style-name="ce25" table:formula="of:=IF(ABS([.U57])=1;[.X57]*[.$B$26];IF(ABS([.U57])=2;[.X57]*[.$B$27];[.X57]))" office:value-type="float" office:value="-185" calcext:value-type="float">
            <text:p>-185</text:p>
          </table:table-cell>
          <table:table-cell table:style-name="ce25" table:formula="of:=[.Y57]*SIN([.T57]*[.$C$18]+[.U57]*[.$C$19]+[.V57]*[.$C$20]+[.W57]*[.$C$21])" office:value-type="float" office:value="-143.245826701483" calcext:value-type="float">
            <text:p>-143.245826701483</text:p>
          </table:table-cell>
          <table:table-cell table:number-columns-repeated="998"/>
        </table:table-row>
        <table:table-row table:style-name="ro2">
          <table:table-cell/>
          <table:table-cell table:style-name="ce3"/>
          <table:table-cell table:number-columns-repeated="4"/>
          <table:table-cell table:style-name="ce26" office:value-type="float" office:value="52" calcext:value-type="float">
            <text:p>52</text:p>
          </table:table-cell>
          <table:table-cell table:number-columns-repeated="2"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2" calcext:value-type="float">
            <text:p>-2</text:p>
          </table:table-cell>
          <table:table-cell table:style-name="ce25" office:value-type="float" office:value="-381" calcext:value-type="float">
            <text:p>-381</text:p>
          </table:table-cell>
          <table:table-cell table:style-name="ce25" office:value-type="float" office:value="-4421" calcext:value-type="float">
            <text:p>-4421</text:p>
          </table:table-cell>
          <table:table-cell table:style-name="ce25" table:formula="of:=IF(ABS([.I58])=1;[.L58]*[.$B$26];IF(ABS([.I58])=2;[.L58]*[.$B$27];[.L58]))" office:value-type="float" office:value="-381" calcext:value-type="float">
            <text:p>-381</text:p>
          </table:table-cell>
          <table:table-cell table:style-name="ce25" table:formula="of:=IF(ABS([.I58])=1;[.M58]*[.$B$26];IF(ABS([.I58])=2;[.M58]*[.$B$27];[.M58]))" office:value-type="float" office:value="-4421" calcext:value-type="float">
            <text:p>-4421</text:p>
          </table:table-cell>
          <table:table-cell table:style-name="ce25" table:formula="of:=[.N58]*SIN([.H58]*[.$C$18]+[.I58]*[.$C$19]+[.J58]*[.$C$20]+[.K58]*[.$C$21])" office:value-type="float" office:value="-38.8474226264655" calcext:value-type="float">
            <text:p>-38.8474226264655</text:p>
          </table:table-cell>
          <table:table-cell table:style-name="ce25" table:formula="of:=[.O58]*COS([.H58]*[.$C$18]+[.I58]*[.$C$19]+[.J58]*[.$C$20]+[.K58]*[.$C$21])" office:value-type="float" office:value="-4397.9591674654" calcext:value-type="float">
            <text:p>-4397.9591674654</text:p>
          </table:table-cell>
          <table:table-cell/>
          <table:table-cell table:style-name="ce26" office:value-type="float" office:value="52" calcext:value-type="float">
            <text:p>52</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181" calcext:value-type="float">
            <text:p>181</text:p>
          </table:table-cell>
          <table:table-cell table:style-name="ce25" table:formula="of:=IF(ABS([.U58])=1;[.X58]*[.$B$26];IF(ABS([.U58])=2;[.X58]*[.$B$27];[.X58]))" office:value-type="float" office:value="180.915084467335" calcext:value-type="float">
            <text:p>180.915084467335</text:p>
          </table:table-cell>
          <table:table-cell table:style-name="ce25" table:formula="of:=[.Y58]*SIN([.T58]*[.$C$18]+[.U58]*[.$C$19]+[.V58]*[.$C$20]+[.W58]*[.$C$21])" office:value-type="float" office:value="-166.229701978316" calcext:value-type="float">
            <text:p>-166.229701978316</text:p>
          </table:table-cell>
          <table:table-cell table:number-columns-repeated="998"/>
        </table:table-row>
        <table:table-row table:style-name="ro2">
          <table:table-cell/>
          <table:table-cell table:style-name="ce3"/>
          <table:table-cell table:number-columns-repeated="4"/>
          <table:table-cell table:style-name="ce26" office:value-type="float" office:value="53" calcext:value-type="float">
            <text:p>53</text:p>
          </table:table-cell>
          <table:table-cell table:number-columns-repeated="3"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351" calcext:value-type="float">
            <text:p>351</text:p>
          </table:table-cell>
          <table:table-cell table:style-name="ce25" office:value-type="float" office:value="0" calcext:value-type="float">
            <text:p>0</text:p>
          </table:table-cell>
          <table:table-cell table:style-name="ce25" table:formula="of:=IF(ABS([.I59])=1;[.L59]*[.$B$26];IF(ABS([.I59])=2;[.L59]*[.$B$27];[.L59]))" office:value-type="float" office:value="350.835329547153" calcext:value-type="float">
            <text:p>350.835329547153</text:p>
          </table:table-cell>
          <table:table-cell table:style-name="ce25" table:formula="of:=IF(ABS([.I59])=1;[.M59]*[.$B$26];IF(ABS([.I59])=2;[.M59]*[.$B$27];[.M59]))" office:value-type="float" office:value="0" calcext:value-type="float">
            <text:p>0</text:p>
          </table:table-cell>
          <table:table-cell table:style-name="ce25" table:formula="of:=[.N59]*SIN([.H59]*[.$C$18]+[.I59]*[.$C$19]+[.J59]*[.$C$20]+[.K59]*[.$C$21])" office:value-type="float" office:value="257.150875983647" calcext:value-type="float">
            <text:p>257.150875983647</text:p>
          </table:table-cell>
          <table:table-cell table:style-name="ce25" table:formula="of:=[.O59]*COS([.H59]*[.$C$18]+[.I59]*[.$C$19]+[.J59]*[.$C$20]+[.K59]*[.$C$21])" office:value-type="float" office:value="-0" calcext:value-type="float">
            <text:p>0</text:p>
          </table:table-cell>
          <table:table-cell/>
          <table:table-cell table:style-name="ce26" office:value-type="float" office:value="53" calcext:value-type="float">
            <text:p>53</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177" calcext:value-type="float">
            <text:p>-177</text:p>
          </table:table-cell>
          <table:table-cell table:style-name="ce25" table:formula="of:=IF(ABS([.U59])=1;[.X59]*[.$B$26];IF(ABS([.U59])=2;[.X59]*[.$B$27];[.X59]))" office:value-type="float" office:value="-176.916961053692" calcext:value-type="float">
            <text:p>-176.916961053692</text:p>
          </table:table-cell>
          <table:table-cell table:style-name="ce25" table:formula="of:=[.Y59]*SIN([.T59]*[.$C$18]+[.U59]*[.$C$19]+[.V59]*[.$C$20]+[.W59]*[.$C$21])" office:value-type="float" office:value="144.601268806272" calcext:value-type="float">
            <text:p>144.601268806272</text:p>
          </table:table-cell>
          <table:table-cell table:number-columns-repeated="998"/>
        </table:table-row>
        <table:table-row table:style-name="ro2">
          <table:table-cell/>
          <table:table-cell table:style-name="ce3"/>
          <table:table-cell table:number-columns-repeated="4"/>
          <table:table-cell table:style-name="ce26" office:value-type="float" office:value="54" calcext:value-type="float">
            <text:p>54</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340" calcext:value-type="float">
            <text:p>-340</text:p>
          </table:table-cell>
          <table:table-cell table:style-name="ce25" office:value-type="float" office:value="0" calcext:value-type="float">
            <text:p>0</text:p>
          </table:table-cell>
          <table:table-cell table:style-name="ce25" table:formula="of:=IF(ABS([.I60])=1;[.L60]*[.$B$26];IF(ABS([.I60])=2;[.L60]*[.$B$27];[.L60]))" office:value-type="float" office:value="-340" calcext:value-type="float">
            <text:p>-340</text:p>
          </table:table-cell>
          <table:table-cell table:style-name="ce25" table:formula="of:=IF(ABS([.I60])=1;[.M60]*[.$B$26];IF(ABS([.I60])=2;[.M60]*[.$B$27];[.M60]))" office:value-type="float" office:value="0" calcext:value-type="float">
            <text:p>0</text:p>
          </table:table-cell>
          <table:table-cell table:style-name="ce25" table:formula="of:=[.N60]*SIN([.H60]*[.$C$18]+[.I60]*[.$C$19]+[.J60]*[.$C$20]+[.K60]*[.$C$21])" office:value-type="float" office:value="-303.433559394842" calcext:value-type="float">
            <text:p>-303.433559394842</text:p>
          </table:table-cell>
          <table:table-cell table:style-name="ce25" table:formula="of:=[.O60]*COS([.H60]*[.$C$18]+[.I60]*[.$C$19]+[.J60]*[.$C$20]+[.K60]*[.$C$21])" office:value-type="float" office:value="0" calcext:value-type="float">
            <text:p>0</text:p>
          </table:table-cell>
          <table:table-cell/>
          <table:table-cell table:style-name="ce26" office:value-type="float" office:value="54" calcext:value-type="float">
            <text:p>54</text:p>
          </table:table-cell>
          <table:table-cell table:style-name="ce25" office:value-type="float" office:value="4" calcext:value-type="float">
            <text:p>4</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5" office:value-type="float" office:value="176" calcext:value-type="float">
            <text:p>176</text:p>
          </table:table-cell>
          <table:table-cell table:style-name="ce25" table:formula="of:=IF(ABS([.U60])=1;[.X60]*[.$B$26];IF(ABS([.U60])=2;[.X60]*[.$B$27];[.X60]))" office:value-type="float" office:value="176" calcext:value-type="float">
            <text:p>176</text:p>
          </table:table-cell>
          <table:table-cell table:style-name="ce25" table:formula="of:=[.Y60]*SIN([.T60]*[.$C$18]+[.U60]*[.$C$19]+[.V60]*[.$C$20]+[.W60]*[.$C$21])" office:value-type="float" office:value="108.584186691916" calcext:value-type="float">
            <text:p>108.584186691916</text:p>
          </table:table-cell>
          <table:table-cell table:number-columns-repeated="998"/>
        </table:table-row>
        <table:table-row table:style-name="ro2">
          <table:table-cell/>
          <table:table-cell table:style-name="ce3"/>
          <table:table-cell table:number-columns-repeated="4"/>
          <table:table-cell table:style-name="ce26" office:value-type="float" office:value="55" calcext:value-type="float">
            <text:p>55</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5" office:value-type="float" office:value="330" calcext:value-type="float">
            <text:p>330</text:p>
          </table:table-cell>
          <table:table-cell table:style-name="ce25" office:value-type="float" office:value="0" calcext:value-type="float">
            <text:p>0</text:p>
          </table:table-cell>
          <table:table-cell table:style-name="ce25" table:formula="of:=IF(ABS([.I61])=1;[.L61]*[.$B$26];IF(ABS([.I61])=2;[.L61]*[.$B$27];[.L61]))" office:value-type="float" office:value="330" calcext:value-type="float">
            <text:p>330</text:p>
          </table:table-cell>
          <table:table-cell table:style-name="ce25" table:formula="of:=IF(ABS([.I61])=1;[.M61]*[.$B$26];IF(ABS([.I61])=2;[.M61]*[.$B$27];[.M61]))" office:value-type="float" office:value="0" calcext:value-type="float">
            <text:p>0</text:p>
          </table:table-cell>
          <table:table-cell table:style-name="ce25" table:formula="of:=[.N61]*SIN([.H61]*[.$C$18]+[.I61]*[.$C$19]+[.J61]*[.$C$20]+[.K61]*[.$C$21])" office:value-type="float" office:value="190.072416672202" calcext:value-type="float">
            <text:p>190.072416672202</text:p>
          </table:table-cell>
          <table:table-cell table:style-name="ce25" table:formula="of:=[.O61]*COS([.H61]*[.$C$18]+[.I61]*[.$C$19]+[.J61]*[.$C$20]+[.K61]*[.$C$21])" office:value-type="float" office:value="0" calcext:value-type="float">
            <text:p>0</text:p>
          </table:table-cell>
          <table:table-cell/>
          <table:table-cell table:style-name="ce26" office:value-type="float" office:value="55" calcext:value-type="float">
            <text:p>55</text:p>
          </table:table-cell>
          <table:table-cell table:style-name="ce25" office:value-type="float" office:value="4" calcext:value-type="float">
            <text:p>4</text:p>
          </table:table-cell>
          <table:table-cell table:number-columns-repeated="3" table:style-name="ce25" office:value-type="float" office:value="-1" calcext:value-type="float">
            <text:p>-1</text:p>
          </table:table-cell>
          <table:table-cell table:style-name="ce25" office:value-type="float" office:value="166" calcext:value-type="float">
            <text:p>166</text:p>
          </table:table-cell>
          <table:table-cell table:style-name="ce25" table:formula="of:=IF(ABS([.U61])=1;[.X61]*[.$B$26];IF(ABS([.U61])=2;[.X61]*[.$B$27];[.X61]))" office:value-type="float" office:value="165.922121666175" calcext:value-type="float">
            <text:p>165.922121666175</text:p>
          </table:table-cell>
          <table:table-cell table:style-name="ce25" table:formula="of:=[.Y61]*SIN([.T61]*[.$C$18]+[.U61]*[.$C$19]+[.V61]*[.$C$20]+[.W61]*[.$C$21])" office:value-type="float" office:value="-109.078012703005" calcext:value-type="float">
            <text:p>-109.078012703005</text:p>
          </table:table-cell>
          <table:table-cell table:number-columns-repeated="998"/>
        </table:table-row>
        <table:table-row table:style-name="ro2">
          <table:table-cell/>
          <table:table-cell table:style-name="ce3"/>
          <table:table-cell table:number-columns-repeated="4"/>
          <table:table-cell table:style-name="ce26" office:value-type="float" office:value="56" calcext:value-type="float">
            <text:p>56</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5" office:value-type="float" office:value="327" calcext:value-type="float">
            <text:p>327</text:p>
          </table:table-cell>
          <table:table-cell table:style-name="ce25" office:value-type="float" office:value="0" calcext:value-type="float">
            <text:p>0</text:p>
          </table:table-cell>
          <table:table-cell table:style-name="ce25" table:formula="of:=IF(ABS([.I62])=1;[.L62]*[.$B$26];IF(ABS([.I62])=2;[.L62]*[.$B$27];[.L62]))" office:value-type="float" office:value="326.846589065296" calcext:value-type="float">
            <text:p>326.846589065296</text:p>
          </table:table-cell>
          <table:table-cell table:style-name="ce25" table:formula="of:=IF(ABS([.I62])=1;[.M62]*[.$B$26];IF(ABS([.I62])=2;[.M62]*[.$B$27];[.M62]))" office:value-type="float" office:value="0" calcext:value-type="float">
            <text:p>0</text:p>
          </table:table-cell>
          <table:table-cell table:style-name="ce25" table:formula="of:=[.N62]*SIN([.H62]*[.$C$18]+[.I62]*[.$C$19]+[.J62]*[.$C$20]+[.K62]*[.$C$21])" office:value-type="float" office:value="-262.885187856358" calcext:value-type="float">
            <text:p>-262.885187856358</text:p>
          </table:table-cell>
          <table:table-cell table:style-name="ce25" table:formula="of:=[.O62]*COS([.H62]*[.$C$18]+[.I62]*[.$C$19]+[.J62]*[.$C$20]+[.K62]*[.$C$21])" office:value-type="float" office:value="0" calcext:value-type="float">
            <text:p>0</text:p>
          </table:table-cell>
          <table:table-cell/>
          <table:table-cell table:style-name="ce26" office:value-type="float" office:value="56" calcext:value-type="float">
            <text:p>56</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64" calcext:value-type="float">
            <text:p>-164</text:p>
          </table:table-cell>
          <table:table-cell table:style-name="ce25" table:formula="of:=IF(ABS([.U62])=1;[.X62]*[.$B$26];IF(ABS([.U62])=2;[.X62]*[.$B$27];[.X62]))" office:value-type="float" office:value="-164" calcext:value-type="float">
            <text:p>-164</text:p>
          </table:table-cell>
          <table:table-cell table:style-name="ce25" table:formula="of:=[.Y62]*SIN([.T62]*[.$C$18]+[.U62]*[.$C$19]+[.V62]*[.$C$20]+[.W62]*[.$C$21])" office:value-type="float" office:value="-138.868987002416" calcext:value-type="float">
            <text:p>-138.868987002416</text:p>
          </table:table-cell>
          <table:table-cell table:number-columns-repeated="998"/>
        </table:table-row>
        <table:table-row table:style-name="ro2">
          <table:table-cell/>
          <table:table-cell table:style-name="ce3"/>
          <table:table-cell table:number-columns-repeated="4"/>
          <table:table-cell table:style-name="ce26" office:value-type="float" office:value="57" calcext:value-type="float">
            <text:p>57</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323" calcext:value-type="float">
            <text:p>-323</text:p>
          </table:table-cell>
          <table:table-cell table:style-name="ce25" office:value-type="float" office:value="1165" calcext:value-type="float">
            <text:p>1165</text:p>
          </table:table-cell>
          <table:table-cell table:style-name="ce25" table:formula="of:=IF(ABS([.I63])=1;[.L63]*[.$B$26];IF(ABS([.I63])=2;[.L63]*[.$B$27];[.L63]))" office:value-type="float" office:value="-322.697002395129" calcext:value-type="float">
            <text:p>-322.697002395129</text:p>
          </table:table-cell>
          <table:table-cell table:style-name="ce25" table:formula="of:=IF(ABS([.I63])=1;[.M63]*[.$B$26];IF(ABS([.I63])=2;[.M63]*[.$B$27];[.M63]))" office:value-type="float" office:value="1163.90714486169" calcext:value-type="float">
            <text:p>1163.90714486169</text:p>
          </table:table-cell>
          <table:table-cell table:style-name="ce25" table:formula="of:=[.N63]*SIN([.H63]*[.$C$18]+[.I63]*[.$C$19]+[.J63]*[.$C$20]+[.K63]*[.$C$21])" office:value-type="float" office:value="279.676272581395" calcext:value-type="float">
            <text:p>279.676272581395</text:p>
          </table:table-cell>
          <table:table-cell table:style-name="ce25" table:formula="of:=[.O63]*COS([.H63]*[.$C$18]+[.I63]*[.$C$19]+[.J63]*[.$C$20]+[.K63]*[.$C$21])" office:value-type="float" office:value="-580.624206253795" calcext:value-type="float">
            <text:p>-580.624206253795</text:p>
          </table:table-cell>
          <table:table-cell/>
          <table:table-cell table:style-name="ce26" office:value-type="float" office:value="57" calcext:value-type="float">
            <text:p>57</text:p>
          </table:table-cell>
          <table:table-cell table:style-name="ce25" office:value-type="float" office:value="4" calcext:value-type="float">
            <text:p>4</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 calcext:value-type="float">
            <text:p>-1</text:p>
          </table:table-cell>
          <table:table-cell table:style-name="ce25" office:value-type="float" office:value="132" calcext:value-type="float">
            <text:p>132</text:p>
          </table:table-cell>
          <table:table-cell table:style-name="ce25" table:formula="of:=IF(ABS([.U63])=1;[.X63]*[.$B$26];IF(ABS([.U63])=2;[.X63]*[.$B$27];[.X63]))" office:value-type="float" office:value="132" calcext:value-type="float">
            <text:p>132</text:p>
          </table:table-cell>
          <table:table-cell table:style-name="ce25" table:formula="of:=[.Y63]*SIN([.T63]*[.$C$18]+[.U63]*[.$C$19]+[.V63]*[.$C$20]+[.W63]*[.$C$21])" office:value-type="float" office:value="114.571509369539" calcext:value-type="float">
            <text:p>114.571509369539</text:p>
          </table:table-cell>
          <table:table-cell table:number-columns-repeated="998"/>
        </table:table-row>
        <table:table-row table:style-name="ro2">
          <table:table-cell/>
          <table:table-cell table:style-name="ce3"/>
          <table:table-cell table:number-columns-repeated="4"/>
          <table:table-cell table:style-name="ce26" office:value-type="float" office:value="58" calcext:value-type="float">
            <text:p>58</text:p>
          </table:table-cell>
          <table:table-cell table:number-columns-repeated="2" table:style-name="ce26" office:value-type="float" office:value="1" calcext:value-type="float">
            <text:p>1</text:p>
          </table:table-cell>
          <table:table-cell table:style-name="ce26" office:value-type="float" office:value="-1" calcext:value-type="float">
            <text:p>-1</text:p>
          </table:table-cell>
          <table:table-cell table:style-name="ce26" office:value-type="float" office:value="0" calcext:value-type="float">
            <text:p>0</text:p>
          </table:table-cell>
          <table:table-cell table:style-name="ce25" office:value-type="float" office:value="299" calcext:value-type="float">
            <text:p>299</text:p>
          </table:table-cell>
          <table:table-cell table:style-name="ce25" office:value-type="float" office:value="0" calcext:value-type="float">
            <text:p>0</text:p>
          </table:table-cell>
          <table:table-cell table:style-name="ce25" table:formula="of:=IF(ABS([.I64])=1;[.L64]*[.$B$26];IF(ABS([.I64])=2;[.L64]*[.$B$27];[.L64]))" office:value-type="float" office:value="298.859725169797" calcext:value-type="float">
            <text:p>298.859725169797</text:p>
          </table:table-cell>
          <table:table-cell table:style-name="ce25" table:formula="of:=IF(ABS([.I64])=1;[.M64]*[.$B$26];IF(ABS([.I64])=2;[.M64]*[.$B$27];[.M64]))" office:value-type="float" office:value="0" calcext:value-type="float">
            <text:p>0</text:p>
          </table:table-cell>
          <table:table-cell table:style-name="ce25" table:formula="of:=[.N64]*SIN([.H64]*[.$C$18]+[.I64]*[.$C$19]+[.J64]*[.$C$20]+[.K64]*[.$C$21])" office:value-type="float" office:value="-94.3798683224585" calcext:value-type="float">
            <text:p>-94.3798683224585</text:p>
          </table:table-cell>
          <table:table-cell table:style-name="ce25" table:formula="of:=[.O64]*COS([.H64]*[.$C$18]+[.I64]*[.$C$19]+[.J64]*[.$C$20]+[.K64]*[.$C$21])" office:value-type="float" office:value="-0" calcext:value-type="float">
            <text:p>0</text:p>
          </table:table-cell>
          <table:table-cell/>
          <table:table-cell table:style-name="ce26" office:value-type="float" office:value="58" calcext:value-type="float">
            <text:p>58</text:p>
          </table:table-cell>
          <table:table-cell table:style-name="ce25" office:value-type="float" office:value="1" calcext:value-type="float">
            <text:p>1</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style-name="ce25" office:value-type="float" office:value="-119" calcext:value-type="float">
            <text:p>-119</text:p>
          </table:table-cell>
          <table:table-cell table:style-name="ce25" table:formula="of:=IF(ABS([.U64])=1;[.X64]*[.$B$26];IF(ABS([.U64])=2;[.X64]*[.$B$27];[.X64]))" office:value-type="float" office:value="-119" calcext:value-type="float">
            <text:p>-119</text:p>
          </table:table-cell>
          <table:table-cell table:style-name="ce25" table:formula="of:=[.Y64]*SIN([.T64]*[.$C$18]+[.U64]*[.$C$19]+[.V64]*[.$C$20]+[.W64]*[.$C$21])" office:value-type="float" office:value="15.910659772404" calcext:value-type="float">
            <text:p>15.910659772404</text:p>
          </table:table-cell>
          <table:table-cell table:number-columns-repeated="998"/>
        </table:table-row>
        <table:table-row table:style-name="ro2">
          <table:table-cell/>
          <table:table-cell table:style-name="ce3"/>
          <table:table-cell table:number-columns-repeated="4"/>
          <table:table-cell table:style-name="ce26" office:value-type="float" office:value="59" calcext:value-type="float">
            <text:p>59</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5" office:value-type="float" office:value="294" calcext:value-type="float">
            <text:p>294</text:p>
          </table:table-cell>
          <table:table-cell table:style-name="ce25" office:value-type="float" office:value="0" calcext:value-type="float">
            <text:p>0</text:p>
          </table:table-cell>
          <table:table-cell table:style-name="ce25" table:formula="of:=IF(ABS([.I65])=1;[.L65]*[.$B$26];IF(ABS([.I65])=2;[.L65]*[.$B$27];[.L65]))" office:value-type="float" office:value="294" calcext:value-type="float">
            <text:p>294</text:p>
          </table:table-cell>
          <table:table-cell table:style-name="ce25" table:formula="of:=IF(ABS([.I65])=1;[.M65]*[.$B$26];IF(ABS([.I65])=2;[.M65]*[.$B$27];[.M65]))" office:value-type="float" office:value="0" calcext:value-type="float">
            <text:p>0</text:p>
          </table:table-cell>
          <table:table-cell table:style-name="ce25" table:formula="of:=[.N65]*SIN([.H65]*[.$C$18]+[.I65]*[.$C$19]+[.J65]*[.$C$20]+[.K65]*[.$C$21])" office:value-type="float" office:value="-188.554236551079" calcext:value-type="float">
            <text:p>-188.554236551079</text:p>
          </table:table-cell>
          <table:table-cell table:style-name="ce25" table:formula="of:=[.O65]*COS([.H65]*[.$C$18]+[.I65]*[.$C$19]+[.J65]*[.$C$20]+[.K65]*[.$C$21])" office:value-type="float" office:value="0" calcext:value-type="float">
            <text:p>0</text:p>
          </table:table-cell>
          <table:table-cell/>
          <table:table-cell table:style-name="ce26" office:value-type="float" office:value="59" calcext:value-type="float">
            <text:p>59</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15" calcext:value-type="float">
            <text:p>115</text:p>
          </table:table-cell>
          <table:table-cell table:style-name="ce25" table:formula="of:=IF(ABS([.U65])=1;[.X65]*[.$B$26];IF(ABS([.U65])=2;[.X65]*[.$B$27];[.X65]))" office:value-type="float" office:value="114.946048142229" calcext:value-type="float">
            <text:p>114.946048142229</text:p>
          </table:table-cell>
          <table:table-cell table:style-name="ce25" table:formula="of:=[.Y65]*SIN([.T65]*[.$C$18]+[.U65]*[.$C$19]+[.V65]*[.$C$20]+[.W65]*[.$C$21])" office:value-type="float" office:value="110.423669959176" calcext:value-type="float">
            <text:p>110.423669959176</text:p>
          </table:table-cell>
          <table:table-cell table:number-columns-repeated="998"/>
        </table:table-row>
        <table:table-row table:style-name="ro2">
          <table:table-cell/>
          <table:table-cell table:style-name="ce3"/>
          <table:table-cell table:number-columns-repeated="4"/>
          <table:table-cell table:style-name="ce26" office:value-type="float" office:value="60" calcext:value-type="float">
            <text:p>60</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5" office:value-type="float" office:value="0" calcext:value-type="float">
            <text:p>0</text:p>
          </table:table-cell>
          <table:table-cell table:style-name="ce25" office:value-type="float" office:value="8752" calcext:value-type="float">
            <text:p>8752</text:p>
          </table:table-cell>
          <table:table-cell table:style-name="ce25" table:formula="of:=IF(ABS([.I66])=1;[.L66]*[.$B$26];IF(ABS([.I66])=2;[.L66]*[.$B$27];[.L66]))" office:value-type="float" office:value="0" calcext:value-type="float">
            <text:p>0</text:p>
          </table:table-cell>
          <table:table-cell table:style-name="ce25" table:formula="of:=IF(ABS([.I66])=1;[.M66]*[.$B$26];IF(ABS([.I66])=2;[.M66]*[.$B$27];[.M66]))" office:value-type="float" office:value="8752" calcext:value-type="float">
            <text:p>8752</text:p>
          </table:table-cell>
          <table:table-cell table:style-name="ce25" table:formula="of:=[.N66]*SIN([.H66]*[.$C$18]+[.I66]*[.$C$19]+[.J66]*[.$C$20]+[.K66]*[.$C$21])" office:value-type="float" office:value="0" calcext:value-type="float">
            <text:p>0</text:p>
          </table:table-cell>
          <table:table-cell table:style-name="ce25" table:formula="of:=[.O66]*COS([.H66]*[.$C$18]+[.I66]*[.$C$19]+[.J66]*[.$C$20]+[.K66]*[.$C$21])" office:value-type="float" office:value="-8351.27515436412" calcext:value-type="float">
            <text:p>-8351.27515436412</text:p>
          </table:table-cell>
          <table:table-cell/>
          <table:table-cell table:style-name="ce26" office:value-type="float" office:value="60" calcext:value-type="float">
            <text:p>60</text:p>
          </table:table-cell>
          <table:table-cell table:style-name="ce25" office:value-type="float" office:value="2" calcext:value-type="float">
            <text:p>2</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5" office:value-type="float" office:value="107" calcext:value-type="float">
            <text:p>107</text:p>
          </table:table-cell>
          <table:table-cell table:style-name="ce25" table:formula="of:=IF(ABS([.U66])=1;[.X66]*[.$B$26];IF(ABS([.U66])=2;[.X66]*[.$B$27];[.X66]))" office:value-type="float" office:value="106.89962618043" calcext:value-type="float">
            <text:p>106.89962618043</text:p>
          </table:table-cell>
          <table:table-cell table:style-name="ce25" table:formula="of:=[.Y66]*SIN([.T66]*[.$C$18]+[.U66]*[.$C$19]+[.V66]*[.$C$20]+[.W66]*[.$C$21])" office:value-type="float" office:value="-100.529820013461" calcext:value-type="float">
            <text:p>-100.529820013461</text:p>
          </table:table-cell>
          <table:table-cell table:number-columns-repeated="998"/>
        </table:table-row>
        <table:table-row table:style-name="ro2" table:number-rows-repeated="34">
          <table:table-cell/>
          <table:table-cell table:style-name="ce3"/>
          <table:table-cell table:number-columns-repeated="1022"/>
        </table:table-row>
        <table:table-row table:style-name="ro2" table:number-rows-repeated="1048475">
          <table:table-cell table:number-columns-repeated="1024"/>
        </table:table-row>
        <table:table-row table:style-name="ro2">
          <table:table-cell table:number-columns-repeated="1024"/>
        </table:table-row>
      </table:table>
      <table:table table:name="nutation" table:style-name="ta3">
        <office:forms form:automatic-focus="false" form:apply-design-mode="false"/>
        <table:table-column table:style-name="co19" table:default-cell-style-name="ce3"/>
        <table:table-column table:style-name="co16" table:default-cell-style-name="ce3"/>
        <table:table-column table:style-name="co2" table:number-columns-repeated="1022" table:default-cell-style-name="Default"/>
        <table:table-row table:style-name="ro1">
          <table:table-cell table:style-name="ce21" office:value-type="string" calcext:value-type="string">
            <text:p>Low precision nutation corrections</text:p>
          </table:table-cell>
          <table:table-cell table:style-name="ce22"/>
          <table:table-cell table:number-columns-repeated="1022"/>
        </table:table-row>
        <table:table-row table:style-name="ro2">
          <table:table-cell table:style-name="ce2" office:value-type="string" calcext:value-type="string">
            <text:p>formulae from <text:span text:style-name="T1">Astronomical Algorithms</text:span><text:span text:style-name="T2"> by Jean Meeus</text:span></text:p>
          </table:table-cell>
          <table:table-cell table:style-name="ce22"/>
          <table:table-cell table:number-columns-repeated="1022"/>
        </table:table-row>
        <table:table-row table:style-name="ro2" table:number-rows-repeated="2">
          <table:table-cell table:number-columns-repeated="1024"/>
        </table:table-row>
        <table:table-row table:style-name="ro2">
          <table:table-cell table:style-name="ce8" office:value-type="string" calcext:value-type="string">
            <text:p>JD</text:p>
          </table:table-cell>
          <table:table-cell table:formula="of:=[$input.B16]" office:value-type="float" office:value="2458351.9125" calcext:value-type="float">
            <text:p>2458351.9125</text:p>
          </table:table-cell>
          <table:table-cell/>
          <table:table-cell table:style-name="ce3" office:value-type="string" calcext:value-type="string">
            <text:p>note</text:p>
          </table:table-cell>
          <table:table-cell table:style-name="ce3" office:value-type="string" calcext:value-type="string">
            <text:p>low precision formulas are good to</text:p>
          </table:table-cell>
          <table:table-cell table:number-columns-repeated="1019"/>
        </table:table-row>
        <table:table-row table:style-name="ro2">
          <table:table-cell table:style-name="ce8" office:value-type="string" calcext:value-type="string">
            <text:p>Days to J2000</text:p>
          </table:table-cell>
          <table:table-cell table:formula="of:=[$input.B17]" office:value-type="float" office:value="6806.9125" calcext:value-type="float">
            <text:p>6806.9125</text:p>
          </table:table-cell>
          <table:table-cell table:number-columns-repeated="2"/>
          <table:table-cell table:style-name="ce3" office:value-type="string" calcext:value-type="string">
            <text:p>about 0.5 arcsec in delta phi and 0.1</text:p>
          </table:table-cell>
          <table:table-cell table:number-columns-repeated="1019"/>
        </table:table-row>
        <table:table-row table:style-name="ro2">
          <table:table-cell table:style-name="ce8" office:value-type="string" calcext:value-type="string">
            <text:p>T</text:p>
          </table:table-cell>
          <table:table-cell table:formula="of:=[$input.B18]" office:value-type="float" office:value="0.186363107460643" calcext:value-type="float">
            <text:p>0.186363107460643</text:p>
          </table:table-cell>
          <table:table-cell table:number-columns-repeated="2"/>
          <table:table-cell table:style-name="ce3" office:value-type="string" calcext:value-type="string">
            <text:p>arcsec in delta e, so the error in lunar</text:p>
          </table:table-cell>
          <table:table-cell table:number-columns-repeated="1019"/>
        </table:table-row>
        <table:table-row table:style-name="ro2">
          <table:table-cell table:style-name="ce8" office:value-type="string" calcext:value-type="string">
            <text:p>mean lambda</text:p>
          </table:table-cell>
          <table:table-cell table:style-name="ce15" table:formula="of:=[$series.E6]" office:value-type="float" office:value="272.914715604221" calcext:value-type="float">
            <text:p>272.9147</text:p>
          </table:table-cell>
          <table:table-cell table:number-columns-repeated="2"/>
          <table:table-cell table:style-name="ce3" office:value-type="string" calcext:value-type="string">
            <text:p>position from the truncation of the series</text:p>
          </table:table-cell>
          <table:table-cell table:number-columns-repeated="1019"/>
        </table:table-row>
        <table:table-row table:style-name="ro2">
          <table:table-cell table:style-name="ce8" office:value-type="string" calcext:value-type="string">
            <text:p>mean beta</text:p>
          </table:table-cell>
          <table:table-cell table:style-name="ce15" table:formula="of:=[$series.E7]" office:value-type="float" office:value="2.86560995003047" calcext:value-type="float">
            <text:p>2.8656</text:p>
          </table:table-cell>
          <table:table-cell table:number-columns-repeated="2"/>
          <table:table-cell table:style-name="ce3" office:value-type="string" calcext:value-type="string">
            <text:p><text:s/>is still the most important error term</text:p>
          </table:table-cell>
          <table:table-cell table:number-columns-repeated="1019"/>
        </table:table-row>
        <table:table-row table:style-name="ro2">
          <table:table-cell table:style-name="ce8"/>
          <table:table-cell table:number-columns-repeated="1023"/>
        </table:table-row>
        <table:table-row table:style-name="ro2">
          <table:table-cell table:style-name="ce8" office:value-type="string" calcext:value-type="string">
            <text:p>quantity</text:p>
          </table:table-cell>
          <table:table-cell table:style-name="ce16" office:value-type="string" calcext:value-type="string">
            <text:p>degs</text:p>
          </table:table-cell>
          <table:table-cell table:style-name="ce16" office:value-type="string" calcext:value-type="string">
            <text:p>radians</text:p>
          </table:table-cell>
          <table:table-cell table:number-columns-repeated="1021"/>
        </table:table-row>
        <table:table-row table:style-name="ro2">
          <table:table-cell table:style-name="ce8" office:value-type="string" calcext:value-type="string">
            <text:p>ecliptic of date</text:p>
          </table:table-cell>
          <table:table-cell table:style-name="ce15" table:formula="of:=(84381.448-46.815*[.$B$7]-0.00059*[.$B$7]^2+0.001813*[.$B$7]^3)/3600" office:value-type="float" office:value="23.4368676117688" calcext:value-type="float">
            <text:p>23.4369</text:p>
          </table:table-cell>
          <table:table-cell table:style-name="ce3" table:formula="of:=RADIANS([.B12])" office:value-type="float" office:value="0.409050506179386" calcext:value-type="float">
            <text:p>0.409050506179386</text:p>
          </table:table-cell>
          <table:table-cell table:number-columns-repeated="1021"/>
        </table:table-row>
        <table:table-row table:style-name="ro2">
          <table:table-cell table:style-name="ce8" office:value-type="string" calcext:value-type="string">
            <text:p>long asc lunar node (omega)</text:p>
          </table:table-cell>
          <table:table-cell table:style-name="ce15" table:formula="of:=MOD(125.04452-1934.136261*[.$B$7];360)" office:value-type="float" office:value="124.59287614773" calcext:value-type="float">
            <text:p>124.5929</text:p>
          </table:table-cell>
          <table:table-cell table:style-name="ce3" table:formula="of:=RADIANS([.B13])" office:value-type="float" office:value="2.1745559133074" calcext:value-type="float">
            <text:p>2.1745559133074</text:p>
          </table:table-cell>
          <table:table-cell table:number-columns-repeated="1021"/>
        </table:table-row>
        <table:table-row table:style-name="ro2">
          <table:table-cell table:style-name="ce8" office:value-type="string" calcext:value-type="string">
            <text:p>mean long sun (L)</text:p>
          </table:table-cell>
          <table:table-cell table:style-name="ce15" table:formula="of:=MOD(280.4665+36000.7698*[.$B$7];360)" office:value-type="float" office:value="149.681830903286" calcext:value-type="float">
            <text:p>149.6818</text:p>
          </table:table-cell>
          <table:table-cell table:style-name="ce3" table:formula="of:=RADIANS([.B14])" office:value-type="float" office:value="2.61244077967574" calcext:value-type="float">
            <text:p>2.61244077967574</text:p>
          </table:table-cell>
          <table:table-cell table:number-columns-repeated="1021"/>
        </table:table-row>
        <table:table-row table:style-name="ro2">
          <table:table-cell table:style-name="ce8" office:value-type="string" calcext:value-type="string">
            <text:p>mean long moon (L')</text:p>
          </table:table-cell>
          <table:table-cell table:style-name="ce15" table:formula="of:=MOD(218.3165+481267.8813*[.$B$7];360)" office:value-type="float" office:value="268.894380068086" calcext:value-type="float">
            <text:p>268.8944</text:p>
          </table:table-cell>
          <table:table-cell table:style-name="ce3" table:formula="of:=RADIANS([.B15])" office:value-type="float" office:value="4.69309227229712" calcext:value-type="float">
            <text:p>4.69309227229712</text:p>
          </table:table-cell>
          <table:table-cell table:number-columns-repeated="1021"/>
        </table:table-row>
        <table:table-row table:style-name="ro2">
          <table:table-cell table:style-name="ce8"/>
          <table:table-cell table:style-name="ce28" office:value-type="string" calcext:value-type="string">
            <text:p>arcsec</text:p>
          </table:table-cell>
          <table:table-cell table:style-name="ce16" office:value-type="string" calcext:value-type="string">
            <text:p>degs</text:p>
          </table:table-cell>
          <table:table-cell table:number-columns-repeated="1021"/>
        </table:table-row>
        <table:table-row table:style-name="ro2">
          <table:table-cell table:style-name="ce8" office:value-type="string" calcext:value-type="string">
            <text:p>delta phi</text:p>
          </table:table-cell>
          <table:table-cell table:style-name="ce29" table:formula="of:=-17.2*SIN([.C13])-1.32*SIN(2*[.C14])-0.23*SIN(2*[.C15])+0.21*SIN(2*[.C13])" office:value-type="float" office:value="-13.2139159495341" calcext:value-type="float">
            <text:p>-13.21</text:p>
          </table:table-cell>
          <table:table-cell table:style-name="ce3" table:formula="of:=[.B17]/3600" office:value-type="float" office:value="-0.00367053220820393" calcext:value-type="float">
            <text:p>-0.003670532208204</text:p>
          </table:table-cell>
          <table:table-cell table:number-columns-repeated="1021"/>
        </table:table-row>
        <table:table-row table:style-name="ro2">
          <table:table-cell table:style-name="ce8" office:value-type="string" calcext:value-type="string">
            <text:p>delta e</text:p>
          </table:table-cell>
          <table:table-cell table:style-name="ce29" table:formula="of:=9.2*COS([.C13])+0.57*COS(2*[.C14])+0.1*COS(2*[.C15])-0.09*COS(2*[.C13])" office:value-type="float" office:value="-5.01166570082569" calcext:value-type="float">
            <text:p>-5.01</text:p>
          </table:table-cell>
          <table:table-cell table:style-name="ce3" table:formula="of:=[.B18]/3600" office:value-type="float" office:value="-0.00139212936134047" calcext:value-type="float">
            <text:p>-0.00139212936134</text:p>
          </table:table-cell>
          <table:table-cell table:number-columns-repeated="1021"/>
        </table:table-row>
        <table:table-row table:style-name="ro2">
          <table:table-cell table:style-name="ce8"/>
          <table:table-cell table:style-name="ce29"/>
          <table:table-cell table:number-columns-repeated="1022"/>
        </table:table-row>
        <table:table-row table:style-name="ro2">
          <table:table-cell/>
          <table:table-cell table:style-name="ce28" office:value-type="string" calcext:value-type="string">
            <text:p>degs</text:p>
          </table:table-cell>
          <table:table-cell table:style-name="ce16" office:value-type="string" calcext:value-type="string">
            <text:p>radians</text:p>
          </table:table-cell>
          <table:table-cell table:number-columns-repeated="1021"/>
        </table:table-row>
        <table:table-row table:style-name="ro2">
          <table:table-cell table:style-name="ce8" office:value-type="string" calcext:value-type="string">
            <text:p>true lambda</text:p>
          </table:table-cell>
          <table:table-cell table:style-name="ce15" table:formula="of:=[.B8]+[.C17]" office:value-type="float" office:value="272.911045072013" calcext:value-type="float">
            <text:p>272.9110</text:p>
          </table:table-cell>
          <table:table-cell table:style-name="ce3" table:formula="of:=RADIANS([.B21])" office:value-type="float" office:value="4.76319630156527" calcext:value-type="float">
            <text:p>4.76319630156527</text:p>
          </table:table-cell>
          <table:table-cell table:number-columns-repeated="1021"/>
        </table:table-row>
        <table:table-row table:style-name="ro2">
          <table:table-cell table:style-name="ce8" office:value-type="string" calcext:value-type="string">
            <text:p>true beta</text:p>
          </table:table-cell>
          <table:table-cell table:style-name="ce15" table:formula="of:=[.B9]+[.C18]" office:value-type="float" office:value="2.86421782066913" calcext:value-type="float">
            <text:p>2.8642</text:p>
          </table:table-cell>
          <table:table-cell table:style-name="ce3" table:formula="of:=RADIANS([.B22])" office:value-type="float" office:value="0.0499900314649728" calcext:value-type="float">
            <text:p>0.049990031464973</text:p>
          </table:table-cell>
          <table:table-cell table:number-columns-repeated="1021"/>
        </table:table-row>
        <table:table-row table:style-name="ro2">
          <table:table-cell table:style-name="ce8" office:value-type="string" calcext:value-type="string">
            <text:p>true ecliptic</text:p>
          </table:table-cell>
          <table:table-cell table:style-name="ce15" table:formula="of:=[.B12]+[.C18]" office:value-type="float" office:value="23.4354754824075" calcext:value-type="float">
            <text:p>23.4355</text:p>
          </table:table-cell>
          <table:table-cell table:style-name="ce3" table:formula="of:=RADIANS([.B23])" office:value-type="float" office:value="0.409026208938417" calcext:value-type="float">
            <text:p>0.409026208938417</text:p>
          </table:table-cell>
          <table:table-cell table:number-columns-repeated="1021"/>
        </table:table-row>
        <table:table-row table:style-name="ro2" table:number-rows-repeated="1048552">
          <table:table-cell table:number-columns-repeated="1024"/>
        </table:table-row>
        <table:table-row table:style-name="ro2">
          <table:table-cell table:number-columns-repeated="1024"/>
        </table:table-row>
      </table:table>
      <table:table table:name="equatorial" table:style-name="ta4">
        <office:forms form:automatic-focus="false" form:apply-design-mode="false"/>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 table:number-columns-repeated="1020" table:default-cell-style-name="Default"/>
        <table:table-row table:style-name="ro1">
          <table:table-cell table:style-name="ce21" office:value-type="string" calcext:value-type="string">
            <text:p>Conversion to geocentric equatorial coordinates</text:p>
          </table:table-cell>
          <table:table-cell table:number-columns-repeated="1023"/>
        </table:table-row>
        <table:table-row table:style-name="ro2">
          <table:table-cell table:style-name="ce2" office:value-type="string" calcext:value-type="string">
            <text:p>formulae from <text:span text:style-name="T1">Astronomical Algorithms</text:span><text:span text:style-name="T2"> by Jean Meeus</text:span></text:p>
          </table:table-cell>
          <table:table-cell table:number-columns-repeated="1023"/>
        </table:table-row>
        <table:table-row table:style-name="ro2">
          <table:table-cell table:number-columns-repeated="1024"/>
        </table:table-row>
        <table:table-row table:style-name="ro2">
          <table:table-cell table:number-columns-repeated="3"/>
          <table:table-cell office:value-type="string" calcext:value-type="string">
            <text:p>radians</text:p>
          </table:table-cell>
          <table:table-cell table:style-name="ce3" office:value-type="string" calcext:value-type="string">
            <text:p>sin</text:p>
          </table:table-cell>
          <table:table-cell table:style-name="ce3" office:value-type="string" calcext:value-type="string">
            <text:p>cos</text:p>
          </table:table-cell>
          <table:table-cell table:style-name="ce3" office:value-type="string" calcext:value-type="string">
            <text:p>tan</text:p>
          </table:table-cell>
          <table:table-cell table:number-columns-repeated="1017"/>
        </table:table-row>
        <table:table-row table:style-name="ro2">
          <table:table-cell table:style-name="ce8" office:value-type="string" calcext:value-type="string">
            <text:p>JD</text:p>
          </table:table-cell>
          <table:table-cell table:formula="of:=[$input.B16]" office:value-type="float" office:value="2458351.9125" calcext:value-type="float">
            <text:p>2458351.9125</text:p>
          </table:table-cell>
          <table:table-cell table:number-columns-repeated="1022"/>
        </table:table-row>
        <table:table-row table:style-name="ro2">
          <table:table-cell table:style-name="ce8" office:value-type="string" calcext:value-type="string">
            <text:p>Days to J2000</text:p>
          </table:table-cell>
          <table:table-cell table:formula="of:=[$input.B17]" office:value-type="float" office:value="6806.9125" calcext:value-type="float">
            <text:p>6806.9125</text:p>
          </table:table-cell>
          <table:table-cell table:number-columns-repeated="1022"/>
        </table:table-row>
        <table:table-row table:style-name="ro2">
          <table:table-cell table:style-name="ce8" office:value-type="string" calcext:value-type="string">
            <text:p>T</text:p>
          </table:table-cell>
          <table:table-cell table:formula="of:=[$input.B18]" office:value-type="float" office:value="0.186363107460643" calcext:value-type="float">
            <text:p>0.186363107460643</text:p>
          </table:table-cell>
          <table:table-cell table:number-columns-repeated="1022"/>
        </table:table-row>
        <table:table-row table:style-name="ro2">
          <table:table-cell table:style-name="ce8" office:value-type="string" calcext:value-type="string">
            <text:p>true lambda</text:p>
          </table:table-cell>
          <table:table-cell table:style-name="ce15" table:formula="of:=[$nutation.B21]" office:value-type="float" office:value="272.911045072013" calcext:value-type="float">
            <text:p>272.9110</text:p>
          </table:table-cell>
          <table:table-cell/>
          <table:table-cell table:style-name="ce23" table:formula="of:=RADIANS([.B8])" office:value-type="float" office:value="4.76319630156527" calcext:value-type="float">
            <text:p>4.763196</text:p>
          </table:table-cell>
          <table:table-cell table:style-name="ce23" table:formula="of:=SIN([.D8])" office:value-type="float" office:value="-0.998709585680953" calcext:value-type="float">
            <text:p>-0.998710</text:p>
          </table:table-cell>
          <table:table-cell table:style-name="ce23" table:formula="of:=COS([.D8])" office:value-type="float" office:value="0.0507854651350141" calcext:value-type="float">
            <text:p>0.050785</text:p>
          </table:table-cell>
          <table:table-cell table:style-name="ce23" table:formula="of:=[.E8]/[.F8]" office:value-type="float" office:value="-19.6652641267706" calcext:value-type="float">
            <text:p>-19.665264</text:p>
          </table:table-cell>
          <table:table-cell table:number-columns-repeated="1017"/>
        </table:table-row>
        <table:table-row table:style-name="ro2">
          <table:table-cell table:style-name="ce8" office:value-type="string" calcext:value-type="string">
            <text:p>true beta</text:p>
          </table:table-cell>
          <table:table-cell table:style-name="ce15" table:formula="of:=[$nutation.B22]" office:value-type="float" office:value="2.86421782066913" calcext:value-type="float">
            <text:p>2.8642</text:p>
          </table:table-cell>
          <table:table-cell/>
          <table:table-cell table:style-name="ce23" table:formula="of:=RADIANS([.B9])" office:value-type="float" office:value="0.0499900314649728" calcext:value-type="float">
            <text:p>0.049990</text:p>
          </table:table-cell>
          <table:table-cell table:style-name="ce23" table:formula="of:=SIN([.D9])" office:value-type="float" office:value="0.0499692131912411" calcext:value-type="float">
            <text:p>0.049969</text:p>
          </table:table-cell>
          <table:table-cell table:style-name="ce23" table:formula="of:=COS([.D9])" office:value-type="float" office:value="0.998750758564442" calcext:value-type="float">
            <text:p>0.998751</text:p>
          </table:table-cell>
          <table:table-cell table:style-name="ce23" table:formula="of:=[.E9]/[.F9]" office:value-type="float" office:value="0.0500317148825644" calcext:value-type="float">
            <text:p>0.050032</text:p>
          </table:table-cell>
          <table:table-cell table:number-columns-repeated="1017"/>
        </table:table-row>
        <table:table-row table:style-name="ro2">
          <table:table-cell table:style-name="ce8" office:value-type="string" calcext:value-type="string">
            <text:p>distance</text:p>
          </table:table-cell>
          <table:table-cell table:style-name="ce15" table:formula="of:=[$series.E8]" office:value-type="float" office:value="403760.80878595" calcext:value-type="float">
            <text:p>403760.8088</text:p>
          </table:table-cell>
          <table:table-cell/>
          <table:table-cell table:style-name="ce23" table:number-columns-repeated="4"/>
          <table:table-cell table:number-columns-repeated="1017"/>
        </table:table-row>
        <table:table-row table:style-name="ro2">
          <table:table-cell table:style-name="ce8"/>
          <table:table-cell table:style-name="ce15"/>
          <table:table-cell/>
          <table:table-cell table:style-name="ce23" table:number-columns-repeated="4"/>
          <table:table-cell table:number-columns-repeated="1017"/>
        </table:table-row>
        <table:table-row table:style-name="ro2">
          <table:table-cell/>
          <table:table-cell office:value-type="string" calcext:value-type="string">
            <text:p>degrees</text:p>
          </table:table-cell>
          <table:table-cell office:value-type="string" calcext:value-type="string">
            <text:p>hours</text:p>
          </table:table-cell>
          <table:table-cell table:style-name="ce23" office:value-type="string" calcext:value-type="string">
            <text:p>radians</text:p>
          </table:table-cell>
          <table:table-cell table:style-name="ce23" office:value-type="string" calcext:value-type="string">
            <text:p>sin</text:p>
          </table:table-cell>
          <table:table-cell table:style-name="ce23" office:value-type="string" calcext:value-type="string">
            <text:p>cos</text:p>
          </table:table-cell>
          <table:table-cell table:style-name="ce23" office:value-type="string" calcext:value-type="string">
            <text:p>tan</text:p>
          </table:table-cell>
          <table:table-cell table:number-columns-repeated="1017"/>
        </table:table-row>
        <table:table-row table:style-name="ro2">
          <table:table-cell table:style-name="ce8" office:value-type="string" calcext:value-type="string">
            <text:p>true ecliptic of date</text:p>
          </table:table-cell>
          <table:table-cell table:formula="of:=[$nutation.B23]" office:value-type="float" office:value="23.4354754824075" calcext:value-type="float">
            <text:p>23.4354754824075</text:p>
          </table:table-cell>
          <table:table-cell/>
          <table:table-cell table:style-name="ce23" table:formula="of:=RADIANS([.B13])" office:value-type="float" office:value="0.409026208938417" calcext:value-type="float">
            <text:p>0.409026</text:p>
          </table:table-cell>
          <table:table-cell table:style-name="ce23" table:formula="of:=SIN([.D13])" office:value-type="float" office:value="0.397716055071494" calcext:value-type="float">
            <text:p>0.397716</text:p>
          </table:table-cell>
          <table:table-cell table:style-name="ce23" table:formula="of:=COS([.D13])" office:value-type="float" office:value="0.91750855011731" calcext:value-type="float">
            <text:p>0.917509</text:p>
          </table:table-cell>
          <table:table-cell table:style-name="ce23" table:formula="of:=[.E13]/[.F13]" office:value-type="float" office:value="0.433473949665802" calcext:value-type="float">
            <text:p>0.433474</text:p>
          </table:table-cell>
          <table:table-cell table:number-columns-repeated="1017"/>
        </table:table-row>
        <table:table-row table:style-name="ro2">
          <table:table-cell table:style-name="ce8" office:value-type="string" calcext:value-type="string">
            <text:p>nutation in longitude</text:p>
          </table:table-cell>
          <table:table-cell table:formula="of:=[$nutation.C17]" office:value-type="float" office:value="-0.00367053220820393" calcext:value-type="float">
            <text:p>-0.003670532208204</text:p>
          </table:table-cell>
          <table:table-cell/>
          <table:table-cell table:style-name="ce23" table:number-columns-repeated="4"/>
          <table:table-cell table:number-columns-repeated="1017"/>
        </table:table-row>
        <table:table-row table:style-name="ro2">
          <table:table-cell table:style-name="ce8"/>
          <table:table-cell table:number-columns-repeated="2"/>
          <table:table-cell table:style-name="ce23" table:number-columns-repeated="4"/>
          <table:table-cell table:number-columns-repeated="1017"/>
        </table:table-row>
        <table:table-row table:style-name="ro2">
          <table:table-cell table:style-name="ce12" office:value-type="string" calcext:value-type="string">
            <office:annotation draw:style-name="gr4" draw:text-style-name="P2" svg:width="28.99mm" svg:height="15.25mm" svg:x="61.36mm" svg:y="64.18mm" draw:caption-point-x="-6.1mm" draw:caption-point-y="15.1mm">
              <dc:date>2018-08-21T00:00:00</dc:date>
              <text:p text:style-name="P1">See Meeus' formula 12.3 and look at the note in cell D22!</text:p>
            </office:annotation>
            <text:p>geocentric equatorial</text:p>
          </table:table-cell>
          <table:table-cell table:number-columns-repeated="1023"/>
        </table:table-row>
        <table:table-row table:style-name="ro2">
          <table:table-cell/>
          <table:table-cell office:value-type="string" calcext:value-type="string">
            <text:p>degrees</text:p>
          </table:table-cell>
          <table:table-cell office:value-type="string" calcext:value-type="string">
            <text:p>hours</text:p>
          </table:table-cell>
          <table:table-cell office:value-type="string" calcext:value-type="string">
            <text:p>radians</text:p>
          </table:table-cell>
          <table:table-cell table:style-name="ce3" office:value-type="string" calcext:value-type="string">
            <text:p>a</text:p>
          </table:table-cell>
          <table:table-cell table:style-name="ce3" office:value-type="string" calcext:value-type="string">
            <text:p>b</text:p>
          </table:table-cell>
          <table:table-cell table:style-name="ce3" office:value-type="string" calcext:value-type="string">
            <text:p>tan</text:p>
          </table:table-cell>
          <table:table-cell table:number-columns-repeated="1017"/>
        </table:table-row>
        <table:table-row table:style-name="ro2">
          <table:table-cell table:style-name="ce8" office:value-type="string" calcext:value-type="string">
            <text:p>alpha</text:p>
          </table:table-cell>
          <table:table-cell table:formula="of:=DEGREES([.D18])" office:value-type="float" office:value="273.104969429087" calcext:value-type="float">
            <text:p>273.104969429087</text:p>
          </table:table-cell>
          <table:table-cell table:formula="of:=[.B18]/15" office:value-type="float" office:value="18.2069979619392" calcext:value-type="float">
            <text:p>18.2069979619392</text:p>
          </table:table-cell>
          <table:table-cell table:formula="of:=IF([.F18]&lt;0;PI()+ATAN([.G18]);IF([.E18]&lt;0;2*PI()+ATAN([.G18]);ATAN([.G18])))" office:value-type="float" office:value="4.76658092009603" calcext:value-type="float">
            <office:annotation draw:style-name="gr9" draw:text-style-name="P2" svg:width="28.99mm" svg:height="38.42mm" svg:x="135.69mm" svg:y="74.51mm" draw:caption-point-x="-6.1mm" draw:caption-point-y="15.1mm">
              <dc:date>2018-08-21T00:00:00</dc:date>
              <text:p text:style-name="P1">this nested if statement gets the inverse tan in the right quadrant. The function ATAN2 is in Excel, but returns answers in an inconvenient range.</text:p>
            </office:annotation>
            <text:p>4.76658092009603</text:p>
          </table:table-cell>
          <table:table-cell table:style-name="ce3" table:formula="of:=[.E8]*[.F13]-[.G9]*[.E13]" office:value-type="float" office:value="-0.936223000217946" calcext:value-type="float">
            <office:annotation draw:style-name="gr8" draw:text-style-name="P2" svg:width="28.99mm" svg:height="11.94mm" svg:x="153.42mm" svg:y="74.51mm" draw:caption-point-x="-6.1mm" draw:caption-point-y="15.1mm">
              <dc:date>2018-08-21T00:00:00</dc:date>
              <text:p text:style-name="P1">this is the top line of Meeus' formula 12.3</text:p>
            </office:annotation>
            <text:p>-0.936223000217946</text:p>
          </table:table-cell>
          <table:table-cell table:style-name="ce23" table:formula="of:=[.F8]" office:value-type="float" office:value="0.0507854651350141" calcext:value-type="float">
            <office:annotation draw:style-name="gr8" draw:text-style-name="P2" svg:width="28.99mm" svg:height="11.94mm" svg:x="171.15mm" svg:y="74.51mm" draw:caption-point-x="-6.1mm" draw:caption-point-y="15.1mm">
              <dc:date>2018-08-21T00:00:00</dc:date>
              <text:p text:style-name="P1">this is the divisor of Meeus' formula 12.3</text:p>
            </office:annotation>
            <text:p>0.050785</text:p>
          </table:table-cell>
          <table:table-cell table:style-name="ce3" table:formula="of:=[.E18]/[.F18]" office:value-type="float" office:value="-18.4348611896923" calcext:value-type="float">
            <text:p>-18.4348611896923</text:p>
          </table:table-cell>
          <table:table-cell table:number-columns-repeated="1017"/>
        </table:table-row>
        <table:table-row table:style-name="ro2">
          <table:table-cell table:style-name="ce8" office:value-type="string" calcext:value-type="string">
            <text:p>delta</text:p>
          </table:table-cell>
          <table:table-cell table:formula="of:=DEGREES([.D19])" office:value-type="float" office:value="-20.5398921655099" calcext:value-type="float">
            <text:p>-20.5398921655099</text:p>
          </table:table-cell>
          <table:table-cell/>
          <table:table-cell table:formula="of:=ASIN([.E19])" office:value-type="float" office:value="-0.358488746292736" calcext:value-type="float">
            <text:p>-0.358488746292736</text:p>
          </table:table-cell>
          <table:table-cell table:style-name="ce3" table:formula="of:=[.E9]*[.F13]+[.F9]*[.E13]*[.E8]" office:value-type="float" office:value="-0.35085945399174" calcext:value-type="float">
            <text:p>-0.35085945399174</text:p>
          </table:table-cell>
          <table:table-cell table:style-name="ce3" table:formula="of:=COS([.D19])" office:value-type="float" office:value="0.936428130474848" calcext:value-type="float">
            <text:p>0.936428130474848</text:p>
          </table:table-cell>
          <table:table-cell table:style-name="ce3" table:formula="of:=[.E19]/[.F19]" office:value-type="float" office:value="-0.37467846444748" calcext:value-type="float">
            <text:p>-0.37467846444748</text:p>
          </table:table-cell>
          <table:table-cell table:number-columns-repeated="1017"/>
        </table:table-row>
        <table:table-row table:style-name="ro2">
          <table:table-cell table:style-name="ce8"/>
          <table:table-cell table:number-columns-repeated="1023"/>
        </table:table-row>
        <table:table-row table:style-name="ro2">
          <table:table-cell table:style-name="ce30"/>
          <table:table-cell table:number-columns-repeated="1023"/>
        </table:table-row>
        <table:table-row table:style-name="ro2">
          <table:table-cell table:style-name="ce31"/>
          <table:table-cell table:number-columns-repeated="1023"/>
        </table:table-row>
        <table:table-row table:style-name="ro2" table:number-rows-repeated="7">
          <table:table-cell table:style-name="ce8"/>
          <table:table-cell table:number-columns-repeated="1023"/>
        </table:table-row>
        <table:table-row table:style-name="ro2">
          <table:table-cell table:style-name="ce8"/>
          <table:table-cell table:style-name="ce15" table:number-columns-repeated="3"/>
          <table:table-cell table:number-columns-repeated="1020"/>
        </table:table-row>
        <table:table-row table:style-name="ro2" table:number-rows-repeated="11">
          <table:table-cell table:style-name="ce8"/>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table>
      <table:table table:name="notes" table:style-name="ta5">
        <office:forms form:automatic-focus="false" form:apply-design-mode="false"/>
        <table:shapes>
          <draw:custom-shape draw:z-index="0" draw:name="Text 1" draw:style-name="gr10" draw:text-style-name="P4" svg:width="154.3mm" svg:height="222.86mm" svg:x="1.94mm" svg:y="14.11mm">
            <text:p text:style-name="P3">Lunar position spreadsheet</text:p>
            <text:p text:style-name="P3">Keith Burnett, </text:p>
            <text:p text:style-name="P3">keith@xylem.demon.co.uk,</text:p>
            <text:p text:style-name="P3">http://www.xylem.demon.co.uk/kepler/</text:p>
            <text:p text:style-name="P3"/>
            <text:p text:style-name="P3">This spreadsheet produces the apparent geocentric coordinates of the moon for a given date and dynamic time, and was produced to demonstrate the modern series methods used to find planet positions. The lunar series used is taken from;</text:p>
            <text:p text:style-name="P3"/>
            <text:p text:style-name="P3">Astronomical Algorithms</text:p>
            <text:p text:style-name="P3">Jean Meeus</text:p>
            <text:p text:style-name="P3">Willmann-Bell</text:p>
            <text:p text:style-name="P3">1991, corrected re-printing</text:p>
            <text:p text:style-name="P3">ISBN 0-943396-35-2</text:p>
            <text:p text:style-name="P3"/>
            <text:p text:style-name="P3">Meeus claims 10" in the geocentric ecliptic longitude of the moon, and 4" in the latitude. The simple one line formula used to find the number of days from J2000 is only good for years from 1901 to 2099.</text:p>
            <text:p text:style-name="P3"/>
            <text:p text:style-name="P3">This spreadsheet gives results consistent with Meeus' worked example in Chapter 45, bearing in mind that an approximate nutation theory (see Meeus Chapter 21, formulae on page 132) has been used.</text:p>
            <text:p text:style-name="P3"/>
            <text:p text:style-name="P3">Results for the RA and DEC have been checked with the Interactive Computer Ephemeris and with Dr Ahmed Monsur's Mooncalc 4.0, and are within the expected limits. Below are some values from the ICE to check the spreadsheet with;</text:p>
            <text:p text:style-name="P3"/>
            <text:p text:style-name="P3"><text:s text:c="26"/>Apparent Places of MOON</text:p>
            <text:p text:style-name="P3"><text:s text:c="11"/>Date <text:s text:c="13"/>Time <text:s text:c="8"/>RA <text:s text:c="12"/>Dec <text:s text:c="8"/>Dist</text:p>
            <text:p text:style-name="P3"><text:s/>Julian Date <text:s text:c="2"/>Year Mon Da <text:s/>h <text:s/>m <text:s/>s <text:s text:c="3"/>h <text:s/>m <text:s text:c="2"/>s <text:s text:c="7"/>° <text:s/>' <text:s text:c="2"/>" <text:s text:c="6"/>AU</text:p>
            <text:p text:style-name="P3">2416480.50000 <text:s/>1904 Jan <text:s/>1 <text:s/>0 00 00 <text:s text:c="3"/>4 30 05.063 <text:s/>+ 17 10 03.67 <text:s text:c="3"/>.0024723</text:p>
            <text:p text:style-name="P3">2425977.50000 <text:s/>1930 Jan <text:s/>1 <text:s/>0 00 00 <text:s text:c="2"/>19 33 28.093 <text:s/>- 26 32 07.84 <text:s text:c="3"/>.0027169</text:p>
            <text:p text:style-name="P3">2436247.50000 <text:s/>1958 Feb 13 <text:s/>0 00 00 <text:s text:c="2"/>17 12 03.334 <text:s/>- 19 25 55.90 <text:s text:c="3"/>.0025736</text:p>
            <text:p text:style-name="P3">2436247.50000 <text:s/>1958 Feb 13 <text:s/>0 00 00 <text:s text:c="2"/>17 12 03.334 <text:s/>- 19 25 55.90 <text:s text:c="3"/>.0025736</text:p>
            <text:p text:style-name="P3">2451034.31528 <text:s/>1998 Aug <text:s/>8 19 34 00 <text:s text:c="2"/>21 50 31.006 <text:s/>- 12 29 25.14 <text:s text:c="3"/>.0024763</text:p>
            <text:p text:style-name="P3">2460769.08333 <text:s/>2025 Apr <text:s/>3 14 00 00 <text:s text:c="3"/>5 36 40.644 <text:s/>+ 28 35 59.09 <text:s text:c="3"/>.0024906</text:p>
            <text:p text:style-name="P3"/>
            <text:p text:style-name="P3"/>
            <text:p text:style-name="P3">Times must be in UT (strictly TDT), and I am seeing up to 10" error on the declination. There are 'notes' embedded in various cells of the spreadsheet to explain aspects</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1">
          <table:table-cell table:style-name="ce21" office:value-type="string" calcext:value-type="string">
            <text:p>Note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Z"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9P0" style:volatile="true">
      <number:text>£</number:text>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text>£</number:text>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text>£</number:text>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loext:text> </loext:text>
      <loext:fill-character> </loext:fill-character>
      <number:number number:decimal-places="2" loext:min-decimal-places="2" number:min-integer-digits="1" number:grouping="true"/>
      <number:text> </number:text>
    </number:number-style>
    <number:number-style style:name="N119P1" style:volatile="true">
      <loext:text>-</loext:text>
      <loext:fill-character> </loext:fill-character>
      <number:number number:decimal-places="2" loext:min-decimal-places="2" number:min-integer-digits="1" number:grouping="true"/>
      <number:text> </number:text>
    </number:number-style>
    <number:number-style style:name="N119P2" style:volatile="true">
      <loext:text> </loext:text>
      <loext:fill-character> </loext:fill-character>
      <number:text>-</number:text>
      <number:number number:decimal-places="0" loext: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loext:text>
      <loext:fill-character> </loext:fill-character>
      <number:number number:decimal-places="2" loext:min-decimal-places="2" number:min-integer-digits="1" number:grouping="true"/>
      <number:text> </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number:text>
      <style:map style:condition="value()&gt;=0" style:apply-style-name="N127P0"/>
    </number:number-style>
    <number:number-style style:name="N128P0" style:volatile="true">
      <number:text>$</number:text>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number:text>
      <style:map style:condition="value()&gt;=0" style:apply-style-name="N128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loext:text> $</loext:text>
      <loext:fill-character> </loext:fill-character>
      <number:number number:decimal-places="2" loext:min-decimal-places="2" number:min-integer-digits="1" number:grouping="true"/>
      <number:text> </number:text>
    </number:number-style>
    <number:number-style style:name="N131P1" style:volatile="true">
      <loext:text> $</loext:text>
      <loext:fill-character> </loext:fill-character>
      <number:text>(</number:text>
      <number:number number:decimal-places="2" loext:min-decimal-places="2" number:min-integer-digits="1" number:grouping="true"/>
      <number:text>)</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
      <number:number number:decimal-places="9" loext:min-decimal-places="9" number:min-integer-digits="1"/>
    </number:number-style>
    <number:number-style style:name="N134">
      <number:number number:decimal-places="13" loext:min-decimal-places="13" number:min-integer-digits="1"/>
    </number:number-style>
    <number:number-style style:name="N135">
      <number:number number:decimal-places="0" loext:min-decimal-places="0" number:min-integer-digits="5"/>
    </number:number-style>
    <number:number-style style:name="N136">
      <number:number number:decimal-places="6" loext:min-decimal-places="6" number:min-integer-digits="1"/>
    </number:number-style>
    <number:number-style style:name="N137">
      <number:number number:decimal-places="1" loext:min-decimal-places="1" number:min-integer-digits="1"/>
    </number:number-style>
    <number:number-style style:name="N138">
      <number:number number:decimal-places="12" loext:min-decimal-places="12" number:min-integer-digits="1"/>
    </number:number-style>
    <number:number-style style:name="N139">
      <number:number number:decimal-places="3" loext:min-decimal-places="3" number:min-integer-digits="1"/>
    </number:number-style>
    <number:number-style style:name="N140">
      <number:number number:decimal-places="4" loext:min-decimal-places="4" number:min-integer-digits="1"/>
    </number:number-style>
    <number:number-style style:name="N141">
      <number:scientific-number number:decimal-places="4" loext:min-decimal-places="4" number:min-integer-digits="1" number:min-exponent-digits="2" loext:exponent-interval="1" loext:forced-exponent-sign="true"/>
    </number:number-style>
    <number:number-style style:name="N142">
      <number:number number:decimal-places="7" loext:min-decimal-places="7" number:min-integer-digits="1"/>
    </number:number-style>
    <number:date-style style:name="N10109" number:language="en" number:country="NZ">
      <number:day/>
      <number:text>/</number:text>
      <number:month number:style="long"/>
      <number:text>/</number:text>
      <number:year number:style="long"/>
    </number:date-style>
    <number:date-style style:name="N10110" number:language="en" number:country="NZ">
      <number:day/>
      <number:text>-</number:text>
      <number:month number:textual="true"/>
      <number:text>-</number:text>
      <number:year/>
    </number:date-style>
    <number:date-style style:name="N10111" number:language="en" number:country="NZ">
      <number:day/>
      <number:text>-</number:text>
      <number:month number:textual="true"/>
    </number:date-style>
    <number:date-style style:name="N10112" number:language="en" number:country="NZ">
      <number:month number:textual="true"/>
      <number:text>-</number:text>
      <number:year/>
    </number:date-style>
    <number:time-style style:name="N10113" number:language="en" number:country="NZ">
      <number:hours/>
      <number:text>:</number:text>
      <number:minutes number:style="long"/>
      <number:text> </number:text>
      <number:am-pm/>
    </number:time-style>
    <number:time-style style:name="N10114" number:language="en" number:country="NZ">
      <number:hours/>
      <number:text>:</number:text>
      <number:minutes number:style="long"/>
      <number:text>:</number:text>
      <number:seconds number:style="long"/>
      <number:text> </number:text>
      <number:am-pm/>
    </number:time-style>
    <number:time-style style:name="N10115" number:language="en" number:country="NZ">
      <number:hours/>
      <number:text>:</number:text>
      <number:minutes number:style="long"/>
    </number:time-style>
    <number:time-style style:name="N10116" number:language="en" number:country="NZ">
      <number:hours/>
      <number:text>:</number:text>
      <number:minutes number:style="long"/>
      <number:text>:</number:text>
      <number:seconds number:style="long"/>
    </number:time-style>
    <number:date-style style:name="N10117" number:language="en" number:country="NZ">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2.7mm" fo:margin-bottom="12.7mm" fo:margin-left="19mm" fo:margin-right="19mm" style:first-page-number="continue" style:scale-to="100%" style:writing-mode="lr-tb"/>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page-layout style:name="Mpm4">
      <style:page-layout-properties fo:page-width="297mm" fo:page-height="210.01mm" style:num-format="1" style:print-orientation="landscape" fo:margin-top="12.7mm" fo:margin-bottom="12.7mm" fo:margin-left="19mm" fo:margin-right="19mm" style:first-page-number="continue" loext:scale-to-X="1" loext:scale-to-Y="1" style:writing-mode="lr-tb"/>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page-layout style:name="Mpm5">
      <style:page-layout-properties fo:margin-top="12.7mm" fo:margin-bottom="12.7mm" fo:margin-left="19mm" fo:margin-right="19mm" style:first-page-number="continue" style:writing-mode="lr-tb"/>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mm" fo:margin-left="0mm" fo:margin-right="0mm" fo:margin-bottom="8.77mm"/>
      </style:header-style>
      <style:footer-style>
        <style:header-footer-properties fo:min-height="7.5mm" fo:margin-left="0mm" fo:margin-right="0mm" fo:margin-top="8.77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put" style:display-name="PageStyle_inpu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ries" style:display-name="PageStyle_seri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utation" style:display-name="PageStyle_nutation"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quatorial" style:display-name="PageStyle_equatorial"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otes" style:display-name="PageStyle_notes"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22:30:29.261487639</dc:date>
    <meta:editing-duration>P1DT26M57S</meta:editing-duration>
    <meta:editing-cycles>1</meta:editing-cycles>
    <meta:document-statistic meta:table-count="5" meta:cell-count="1433" meta:object-count="1"/>
    <meta:generator>LibreOffice/6.0.3.2$Linux_X86_64 LibreOffice_project/00m0$Build-2</meta:generator>
  </office:meta>
</office:document-meta>
</file>